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10114_1510" table:style-name="ta1">
        <table:shapes>
          <draw:frame draw:z-index="0" draw:style-name="gr1" draw:text-style-name="P1" svg:width="44.021cm" svg:height="16.15cm" svg:x="9.431cm" svg:y="0.752cm">
            <draw:object draw:notify-on-update-of-ranges="20210114_1510.D2:20210114_1510.D2 20210114_1510.D3:20210114_1510.D8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6.702cm" svg:height="14.036cm" svg:x="14.139cm" svg:y="16.557cm">
            <draw:object draw:notify-on-update-of-ranges="20210114_1510.C1:20210114_1510.C1 20210114_1510.D2:20210114_1510.D8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Record number</text:p>
          </table:table-cell>
          <table:table-cell office:value-type="string" calcext:value-type="string">
            <text:p>Time on (*0.5s)</text:p>
          </table:table-cell>
          <table:table-cell table:style-name="Default" office:value-type="string" calcext:value-type="string">
            <text:p>Period ending time</text:p>
          </table:table-cell>
          <table:table-cell office:value-type="string" calcext:value-type="string">
            <text:p>Time on (s)</text:p>
          </table:table-cell>
          <table:table-cell table:number-columns-repeated="2"/>
          <table:table-cell table:formula="of:=AVERAGE([.B$1:.B$1048576])" office:value-type="float" office:value="432.860174781523" calcext:value-type="float">
            <text:p>432.8601747815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time" office:time-value="PT1061033H49M59.999999721S" calcext:value-type="time">
            <text:p>17:50:00</text:p>
          </table:table-cell>
          <table:table-cell table:formula="of:=[.B2]/2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time" office:time-value="PT1061034H20M00.000000559S" calcext:value-type="time">
            <text:p>18:20:00</text:p>
          </table:table-cell>
          <table:table-cell table:formula="of:=[.B3]/2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time" office:time-value="PT1061034H50M00.000000559S" calcext:value-type="time">
            <text:p>18:50:00</text:p>
          </table:table-cell>
          <table:table-cell table:formula="of:=[.B4]/2" office:value-type="float" office:value="25.5" calcext:value-type="float">
            <text:p>25.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time" office:time-value="PT1061035H20M00.000002235S" calcext:value-type="time">
            <text:p>19:20:00</text:p>
          </table:table-cell>
          <table:table-cell table:formula="of:=[.B5]/2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5" calcext:value-type="float">
            <text:p>335</text:p>
          </table:table-cell>
          <table:table-cell office:value-type="time" office:time-value="PT1061035H50M00.000002235S" calcext:value-type="time">
            <text:p>19:50:00</text:p>
          </table:table-cell>
          <table:table-cell table:formula="of:=[.B6]/2" office:value-type="float" office:value="167.5" calcext:value-type="float">
            <text:p>167.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8" calcext:value-type="float">
            <text:p>648</text:p>
          </table:table-cell>
          <table:table-cell office:value-type="time" office:time-value="PT1061036H20M00.000003912S" calcext:value-type="time">
            <text:p>20:20:00</text:p>
          </table:table-cell>
          <table:table-cell table:formula="of:=[.B7]/2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time" office:time-value="PT1061036H50M00.000003073S" calcext:value-type="time">
            <text:p>20:50:00</text:p>
          </table:table-cell>
          <table:table-cell table:formula="of:=[.B8]/2" office:value-type="float" office:value="53.5" calcext:value-type="float">
            <text:p>53.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office:value-type="time" office:time-value="PT1061037H20M00.000003912S" calcext:value-type="time">
            <text:p>21:20:00</text:p>
          </table:table-cell>
          <table:table-cell table:formula="of:=[.B9]/2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time" office:time-value="PT1061037H50M00.00000475S" calcext:value-type="time">
            <text:p>21:50:00</text:p>
          </table:table-cell>
          <table:table-cell table:formula="of:=[.B10]/2" office:value-type="float" office:value="48.5" calcext:value-type="float">
            <text:p>48.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time" office:time-value="PT1061038H20M00.00000475S" calcext:value-type="time">
            <text:p>22:20:00</text:p>
          </table:table-cell>
          <table:table-cell table:formula="of:=[.B11]/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time" office:time-value="PT1061038H50M00.000005588S" calcext:value-type="time">
            <text:p>22:50:00</text:p>
          </table:table-cell>
          <table:table-cell table:formula="of:=[.B12]/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time" office:time-value="PT1061039H20M00.000005588S" calcext:value-type="time">
            <text:p>23:20:00</text:p>
          </table:table-cell>
          <table:table-cell table:formula="of:=[.B13]/2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time" office:time-value="PT1061039H50M00.000007264S" calcext:value-type="time">
            <text:p>23:50:00</text:p>
          </table:table-cell>
          <table:table-cell table:formula="of:=[.B14]/2" office:value-type="float" office:value="51.5" calcext:value-type="float">
            <text:p>51.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time" office:time-value="PT1061040H20M00.000007264S" calcext:value-type="time">
            <text:p>00:20:00</text:p>
          </table:table-cell>
          <table:table-cell table:formula="of:=[.B15]/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time" office:time-value="PT1061040H50M00.000008103S" calcext:value-type="time">
            <text:p>00:50:00</text:p>
          </table:table-cell>
          <table:table-cell table:formula="of:=[.B16]/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8" calcext:value-type="float">
            <text:p>138</text:p>
          </table:table-cell>
          <table:table-cell office:value-type="time" office:time-value="PT1061042H39M59.999999441S" calcext:value-type="time">
            <text:p>02:40:00</text:p>
          </table:table-cell>
          <table:table-cell table:formula="of:=[.B17]/2" office:value-type="float" office:value="69" calcext:value-type="float">
            <text:p>69</text:p>
          </table:table-cell>
          <table:table-cell office:value-type="string" calcext:value-type="string">
            <text:p>Power outag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time" office:time-value="PT1061043H10M00.000001118S" calcext:value-type="time">
            <text:p>03:10:00</text:p>
          </table:table-cell>
          <table:table-cell table:formula="of:=[.B18]/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time" office:time-value="PT1061043H40M00.000001118S" calcext:value-type="time">
            <text:p>03:40:00</text:p>
          </table:table-cell>
          <table:table-cell table:formula="of:=[.B19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time" office:time-value="PT1061044H10M00.000001956S" calcext:value-type="time">
            <text:p>04:10:00</text:p>
          </table:table-cell>
          <table:table-cell table:formula="of:=[.B20]/2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time" office:time-value="PT1061044H40M00.000001956S" calcext:value-type="time">
            <text:p>04:40:00</text:p>
          </table:table-cell>
          <table:table-cell table:formula="of:=[.B21]/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time" office:time-value="PT1061045H10M00.000002794S" calcext:value-type="time">
            <text:p>05:10:00</text:p>
          </table:table-cell>
          <table:table-cell table:formula="of:=[.B22]/2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time" office:time-value="PT1061045H40M00.000002794S" calcext:value-type="time">
            <text:p>05:40:00</text:p>
          </table:table-cell>
          <table:table-cell table:formula="of:=[.B23]/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time" office:time-value="PT1061046H10M00.000003632S" calcext:value-type="time">
            <text:p>06:10:00</text:p>
          </table:table-cell>
          <table:table-cell table:formula="of:=[.B24]/2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time" office:time-value="PT1061046H40M00.00000447S" calcext:value-type="time">
            <text:p>06:40:00</text:p>
          </table:table-cell>
          <table:table-cell table:formula="of:=[.B25]/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84" calcext:value-type="float">
            <text:p>984</text:p>
          </table:table-cell>
          <table:table-cell office:value-type="time" office:time-value="PT1061047H10M00.00000447S" calcext:value-type="time">
            <text:p>07:10:00</text:p>
          </table:table-cell>
          <table:table-cell table:formula="of:=[.B26]/2"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09" calcext:value-type="float">
            <text:p>3509</text:p>
          </table:table-cell>
          <table:table-cell office:value-type="time" office:time-value="PT1061047H40M00.000006147S" calcext:value-type="time">
            <text:p>07:40:00</text:p>
          </table:table-cell>
          <table:table-cell table:formula="of:=[.B27]/2" office:value-type="float" office:value="1754.5" calcext:value-type="float">
            <text:p>1754.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57" calcext:value-type="float">
            <text:p>3457</text:p>
          </table:table-cell>
          <table:table-cell office:value-type="time" office:time-value="PT1061048H10M00.000006147S" calcext:value-type="time">
            <text:p>08:10:00</text:p>
          </table:table-cell>
          <table:table-cell table:formula="of:=[.B28]/2" office:value-type="float" office:value="1728.5" calcext:value-type="float">
            <text:p>1728.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64" calcext:value-type="float">
            <text:p>564</text:p>
          </table:table-cell>
          <table:table-cell office:value-type="time" office:time-value="PT1061048H40M00.000007823S" calcext:value-type="time">
            <text:p>08:40:00</text:p>
          </table:table-cell>
          <table:table-cell table:formula="of:=[.B29]/2"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time" office:time-value="PT1061049H10M00.000007823S" calcext:value-type="time">
            <text:p>09:10:00</text:p>
          </table:table-cell>
          <table:table-cell table:formula="of:=[.B30]/2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time" office:time-value="PT1061049H40M00.000007823S" calcext:value-type="time">
            <text:p>09:40:00</text:p>
          </table:table-cell>
          <table:table-cell table:formula="of:=[.B31]/2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  <table:table-cell office:value-type="time" office:time-value="PT1061050H10M00.000008661S" calcext:value-type="time">
            <text:p>10:10:00</text:p>
          </table:table-cell>
          <table:table-cell table:formula="of:=[.B32]/2" office:value-type="float" office:value="103.5" calcext:value-type="float">
            <text:p>103.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time" office:time-value="PT1061050H40M00.000008661S" calcext:value-type="time">
            <text:p>10:40:00</text:p>
          </table:table-cell>
          <table:table-cell table:formula="of:=[.B33]/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1" calcext:value-type="float">
            <text:p>101</text:p>
          </table:table-cell>
          <table:table-cell office:value-type="time" office:time-value="PT1061051H10M00.000009499S" calcext:value-type="time">
            <text:p>11:10:00</text:p>
          </table:table-cell>
          <table:table-cell table:formula="of:=[.B34]/2" office:value-type="float" office:value="50.5" calcext:value-type="float">
            <text:p>50.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58" calcext:value-type="float">
            <text:p>558</text:p>
          </table:table-cell>
          <table:table-cell office:value-type="time" office:time-value="PT1061051H40M00.000009499S" calcext:value-type="time">
            <text:p>11:40:00</text:p>
          </table:table-cell>
          <table:table-cell table:formula="of:=[.B35]/2"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82" calcext:value-type="float">
            <text:p>1282</text:p>
          </table:table-cell>
          <table:table-cell office:value-type="time" office:time-value="PT1061052H10M00.000011176S" calcext:value-type="time">
            <text:p>12:10:00</text:p>
          </table:table-cell>
          <table:table-cell table:formula="of:=[.B36]/2" office:value-type="float" office:value="641" calcext:value-type="float">
            <text:p>64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86" calcext:value-type="float">
            <text:p>1286</text:p>
          </table:table-cell>
          <table:table-cell office:value-type="time" office:time-value="PT1061052H40M00.000011176S" calcext:value-type="time">
            <text:p>12:40:00</text:p>
          </table:table-cell>
          <table:table-cell table:formula="of:=[.B37]/2" office:value-type="float" office:value="643" calcext:value-type="float">
            <text:p>64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72" calcext:value-type="float">
            <text:p>1372</text:p>
          </table:table-cell>
          <table:table-cell office:value-type="time" office:time-value="PT1061053H10M00.000012014S" calcext:value-type="time">
            <text:p>13:10:00</text:p>
          </table:table-cell>
          <table:table-cell table:formula="of:=[.B38]/2" office:value-type="float" office:value="686" calcext:value-type="float">
            <text:p>68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time" office:time-value="PT1061053H40M00.000012852S" calcext:value-type="time">
            <text:p>13:40:00</text:p>
          </table:table-cell>
          <table:table-cell table:formula="of:=[.B39]/2" office:value-type="float" office:value="543.5" calcext:value-type="float">
            <text:p>543.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1" calcext:value-type="float">
            <text:p>311</text:p>
          </table:table-cell>
          <table:table-cell office:value-type="time" office:time-value="PT1061054H10M00.000012852S" calcext:value-type="time">
            <text:p>14:10:00</text:p>
          </table:table-cell>
          <table:table-cell table:formula="of:=[.B40]/2" office:value-type="float" office:value="155.5" calcext:value-type="float">
            <text:p>155.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  <table:table-cell office:value-type="time" office:time-value="PT1061054H40M00.000014529S" calcext:value-type="time">
            <text:p>14:40:00</text:p>
          </table:table-cell>
          <table:table-cell table:formula="of:=[.B41]/2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3" calcext:value-type="float">
            <text:p>103</text:p>
          </table:table-cell>
          <table:table-cell office:value-type="time" office:time-value="PT1061055H10M00.000014529S" calcext:value-type="time">
            <text:p>15:10:00</text:p>
          </table:table-cell>
          <table:table-cell table:formula="of:=[.B42]/2" office:value-type="float" office:value="51.5" calcext:value-type="float">
            <text:p>51.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time" office:time-value="PT1061055H40M00.000014529S" calcext:value-type="time">
            <text:p>15:40:00</text:p>
          </table:table-cell>
          <table:table-cell table:formula="of:=[.B43]/2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time" office:time-value="PT1061056H10M00.000014529S" calcext:value-type="time">
            <text:p>16:10:00</text:p>
          </table:table-cell>
          <table:table-cell table:formula="of:=[.B44]/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time" office:time-value="PT1061056H40M00.000016205S" calcext:value-type="time">
            <text:p>16:40:00</text:p>
          </table:table-cell>
          <table:table-cell table:formula="of:=[.B45]/2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2" calcext:value-type="float">
            <text:p>672</text:p>
          </table:table-cell>
          <table:table-cell office:value-type="time" office:time-value="PT1061057H10M00.000016205S" calcext:value-type="time">
            <text:p>17:10:00</text:p>
          </table:table-cell>
          <table:table-cell table:formula="of:=[.B46]/2"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office:value-type="time" office:time-value="PT1061057H40M00.000017881S" calcext:value-type="time">
            <text:p>17:40:00</text:p>
          </table:table-cell>
          <table:table-cell table:formula="of:=[.B47]/2" office:value-type="float" office:value="48.5" calcext:value-type="float">
            <text:p>48.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time" office:time-value="PT1061058H10M00.000017881S" calcext:value-type="time">
            <text:p>18:10:00</text:p>
          </table:table-cell>
          <table:table-cell table:formula="of:=[.B48]/2" office:value-type="float" office:value="45.5" calcext:value-type="float">
            <text:p>45.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82" calcext:value-type="float">
            <text:p>782</text:p>
          </table:table-cell>
          <table:table-cell office:value-type="time" office:time-value="PT1061058H40M00.000019558S" calcext:value-type="time">
            <text:p>18:40:00</text:p>
          </table:table-cell>
          <table:table-cell table:formula="of:=[.B49]/2"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1" calcext:value-type="float">
            <text:p>361</text:p>
          </table:table-cell>
          <table:table-cell office:value-type="time" office:time-value="PT1061059H10M00.00001872S" calcext:value-type="time">
            <text:p>19:10:00</text:p>
          </table:table-cell>
          <table:table-cell table:formula="of:=[.B50]/2" office:value-type="float" office:value="180.5" calcext:value-type="float">
            <text:p>180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1" calcext:value-type="float">
            <text:p>191</text:p>
          </table:table-cell>
          <table:table-cell office:value-type="time" office:time-value="PT1061059H40M00.000019558S" calcext:value-type="time">
            <text:p>19:40:00</text:p>
          </table:table-cell>
          <table:table-cell table:formula="of:=[.B51]/2" office:value-type="float" office:value="95.5" calcext:value-type="float">
            <text:p>95.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7" calcext:value-type="float">
            <text:p>327</text:p>
          </table:table-cell>
          <table:table-cell office:value-type="time" office:time-value="PT1061060H10M00.000019558S" calcext:value-type="time">
            <text:p>20:10:00</text:p>
          </table:table-cell>
          <table:table-cell table:formula="of:=[.B52]/2" office:value-type="float" office:value="163.5" calcext:value-type="float">
            <text:p>163.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6" calcext:value-type="float">
            <text:p>196</text:p>
          </table:table-cell>
          <table:table-cell office:value-type="time" office:time-value="PT1061060H40M00.000020396S" calcext:value-type="time">
            <text:p>20:40:00</text:p>
          </table:table-cell>
          <table:table-cell table:formula="of:=[.B53]/2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time" office:time-value="PT1061061H10M00.000021234S" calcext:value-type="time">
            <text:p>21:10:00</text:p>
          </table:table-cell>
          <table:table-cell table:formula="of:=[.B54]/2" office:value-type="float" office:value="23.5" calcext:value-type="float">
            <text:p>23.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time" office:time-value="PT1061061H40M00.000022072S" calcext:value-type="time">
            <text:p>21:40:00</text:p>
          </table:table-cell>
          <table:table-cell table:formula="of:=[.B55]/2" office:value-type="float" office:value="23.5" calcext:value-type="float">
            <text:p>23.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time" office:time-value="PT1061062H10M00.000022911S" calcext:value-type="time">
            <text:p>22:10:00</text:p>
          </table:table-cell>
          <table:table-cell table:formula="of:=[.B56]/2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time" office:time-value="PT1061062H40M00.000022911S" calcext:value-type="time">
            <text:p>22:40:00</text:p>
          </table:table-cell>
          <table:table-cell table:formula="of:=[.B57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time" office:time-value="PT1061063H10M00.000024587S" calcext:value-type="time">
            <text:p>23:10:00</text:p>
          </table:table-cell>
          <table:table-cell table:formula="of:=[.B5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time" office:time-value="PT1061063H40M00.000024587S" calcext:value-type="time">
            <text:p>23:40:00</text:p>
          </table:table-cell>
          <table:table-cell table:formula="of:=[.B59]/2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time" office:time-value="PT1061064H10M00.000024587S" calcext:value-type="time">
            <text:p>00:10:00</text:p>
          </table:table-cell>
          <table:table-cell table:formula="of:=[.B60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time" office:time-value="PT1061064H40M00.000025425S" calcext:value-type="time">
            <text:p>00:40:00</text:p>
          </table:table-cell>
          <table:table-cell table:formula="of:=[.B61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time" office:time-value="PT1061065H10M00.000026263S" calcext:value-type="time">
            <text:p>01:10:00</text:p>
          </table:table-cell>
          <table:table-cell table:formula="of:=[.B62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time" office:time-value="PT1061065H40M00.000026263S" calcext:value-type="time">
            <text:p>01:40:00</text:p>
          </table:table-cell>
          <table:table-cell table:formula="of:=[.B63]/2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time" office:time-value="PT1061066H10M00.000027101S" calcext:value-type="time">
            <text:p>02:10:00</text:p>
          </table:table-cell>
          <table:table-cell table:formula="of:=[.B64]/2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time" office:time-value="PT1061066H40M00.00002794S" calcext:value-type="time">
            <text:p>02:40:00</text:p>
          </table:table-cell>
          <table:table-cell table:formula="of:=[.B65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time" office:time-value="PT1061067H10M00.00002794S" calcext:value-type="time">
            <text:p>03:10:00</text:p>
          </table:table-cell>
          <table:table-cell table:formula="of:=[.B66]/2" office:value-type="float" office:value="23.5" calcext:value-type="float">
            <text:p>23.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time" office:time-value="PT1061067H40M00.000029616S" calcext:value-type="time">
            <text:p>03:40:00</text:p>
          </table:table-cell>
          <table:table-cell table:formula="of:=[.B67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time" office:time-value="PT1061068H10M00.000029616S" calcext:value-type="time">
            <text:p>04:10:00</text:p>
          </table:table-cell>
          <table:table-cell table:formula="of:=[.B6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time" office:time-value="PT1061068H40M00.000030454S" calcext:value-type="time">
            <text:p>04:40:00</text:p>
          </table:table-cell>
          <table:table-cell table:formula="of:=[.B69]/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time" office:time-value="PT1061069H10M00.000030454S" calcext:value-type="time">
            <text:p>05:10:00</text:p>
          </table:table-cell>
          <table:table-cell table:formula="of:=[.B70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time" office:time-value="PT1061069H40M00.000032969S" calcext:value-type="time">
            <text:p>05:40:00</text:p>
          </table:table-cell>
          <table:table-cell table:formula="of:=[.B71]/2" office:value-type="float" office:value="11.5" calcext:value-type="float">
            <text:p>11.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time" office:time-value="PT1061070H10M00.000031292S" calcext:value-type="time">
            <text:p>06:10:00</text:p>
          </table:table-cell>
          <table:table-cell table:formula="of:=[.B72]/2" office:value-type="float" office:value="34.5" calcext:value-type="float">
            <text:p>34.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time" office:time-value="PT1061070H40M00.000032131S" calcext:value-type="time">
            <text:p>06:40:00</text:p>
          </table:table-cell>
          <table:table-cell table:formula="of:=[.B73]/2" office:value-type="float" office:value="23.5" calcext:value-type="float">
            <text:p>23.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time" office:time-value="PT1061071H10M00.000032969S" calcext:value-type="time">
            <text:p>07:10:00</text:p>
          </table:table-cell>
          <table:table-cell table:formula="of:=[.B74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time" office:time-value="PT1061071H40M00.000032969S" calcext:value-type="time">
            <text:p>07:40:00</text:p>
          </table:table-cell>
          <table:table-cell table:formula="of:=[.B75]/2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time" office:time-value="PT1061072H10M00.000034645S" calcext:value-type="time">
            <text:p>08:10:00</text:p>
          </table:table-cell>
          <table:table-cell table:formula="of:=[.B76]/2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35" calcext:value-type="float">
            <text:p>1535</text:p>
          </table:table-cell>
          <table:table-cell office:value-type="time" office:time-value="PT1061072H40M00.000034645S" calcext:value-type="time">
            <text:p>08:40:00</text:p>
          </table:table-cell>
          <table:table-cell table:formula="of:=[.B77]/2" office:value-type="float" office:value="767.5" calcext:value-type="float">
            <text:p>767.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15" calcext:value-type="float">
            <text:p>3515</text:p>
          </table:table-cell>
          <table:table-cell office:value-type="time" office:time-value="PT1061073H10M00.000035483S" calcext:value-type="time">
            <text:p>09:10:00</text:p>
          </table:table-cell>
          <table:table-cell table:formula="of:=[.B78]/2" office:value-type="float" office:value="1757.5" calcext:value-type="float">
            <text:p>1757.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19" calcext:value-type="float">
            <text:p>2619</text:p>
          </table:table-cell>
          <table:table-cell office:value-type="time" office:time-value="PT1061073H40M00.000036322S" calcext:value-type="time">
            <text:p>09:40:00</text:p>
          </table:table-cell>
          <table:table-cell table:formula="of:=[.B79]/2" office:value-type="float" office:value="1309.5" calcext:value-type="float">
            <text:p>1309.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time" office:time-value="PT1061074H10M00.000036322S" calcext:value-type="time">
            <text:p>10:10:00</text:p>
          </table:table-cell>
          <table:table-cell table:formula="of:=[.B80]/2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time" office:time-value="PT1061074H40M00.00003716S" calcext:value-type="time">
            <text:p>10:40:00</text:p>
          </table:table-cell>
          <table:table-cell table:formula="of:=[.B81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time" office:time-value="PT1061075H10M00.00003716S" calcext:value-type="time">
            <text:p>11:10:00</text:p>
          </table:table-cell>
          <table:table-cell table:formula="of:=[.B82]/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1" calcext:value-type="float">
            <text:p>261</text:p>
          </table:table-cell>
          <table:table-cell office:value-type="time" office:time-value="PT1061075H40M00.000037998S" calcext:value-type="time">
            <text:p>11:40:00</text:p>
          </table:table-cell>
          <table:table-cell table:formula="of:=[.B83]/2" office:value-type="float" office:value="130.5" calcext:value-type="float">
            <text:p>130.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83" calcext:value-type="float">
            <text:p>1183</text:p>
          </table:table-cell>
          <table:table-cell office:value-type="time" office:time-value="PT1061076H10M00.000037998S" calcext:value-type="time">
            <text:p>12:10:00</text:p>
          </table:table-cell>
          <table:table-cell table:formula="of:=[.B84]/2" office:value-type="float" office:value="591.5" calcext:value-type="float">
            <text:p>591.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68" calcext:value-type="float">
            <text:p>1268</text:p>
          </table:table-cell>
          <table:table-cell office:value-type="time" office:time-value="PT1061076H40M00.000039674S" calcext:value-type="time">
            <text:p>12:40:00</text:p>
          </table:table-cell>
          <table:table-cell table:formula="of:=[.B85]/2" office:value-type="float" office:value="634" calcext:value-type="float">
            <text:p>63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04" calcext:value-type="float">
            <text:p>1304</text:p>
          </table:table-cell>
          <table:table-cell office:value-type="time" office:time-value="PT1061077H10M00.000039674S" calcext:value-type="time">
            <text:p>13:10:00</text:p>
          </table:table-cell>
          <table:table-cell table:formula="of:=[.B86]/2" office:value-type="float" office:value="652" calcext:value-type="float">
            <text:p>65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13" calcext:value-type="float">
            <text:p>1213</text:p>
          </table:table-cell>
          <table:table-cell office:value-type="time" office:time-value="PT1061077H40M00.000040513S" calcext:value-type="time">
            <text:p>13:40:00</text:p>
          </table:table-cell>
          <table:table-cell table:formula="of:=[.B87]/2" office:value-type="float" office:value="606.5" calcext:value-type="float">
            <text:p>606.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52" calcext:value-type="float">
            <text:p>1252</text:p>
          </table:table-cell>
          <table:table-cell office:value-type="time" office:time-value="PT1061078H10M00.000041351S" calcext:value-type="time">
            <text:p>14:10:00</text:p>
          </table:table-cell>
          <table:table-cell table:formula="of:=[.B88]/2"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84" calcext:value-type="float">
            <text:p>1284</text:p>
          </table:table-cell>
          <table:table-cell office:value-type="time" office:time-value="PT1061078H40M00.000043027S" calcext:value-type="time">
            <text:p>14:40:00</text:p>
          </table:table-cell>
          <table:table-cell table:formula="of:=[.B89]/2" office:value-type="float" office:value="642" calcext:value-type="float">
            <text:p>64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41" calcext:value-type="float">
            <text:p>1241</text:p>
          </table:table-cell>
          <table:table-cell office:value-type="time" office:time-value="PT1061079H10M00.000042189S" calcext:value-type="time">
            <text:p>15:10:00</text:p>
          </table:table-cell>
          <table:table-cell table:formula="of:=[.B90]/2" office:value-type="float" office:value="620.5" calcext:value-type="float">
            <text:p>620.5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 office:value-type="time" office:time-value="PT1061079H40M00.000043027S" calcext:value-type="time">
            <text:p>15:40:00</text:p>
          </table:table-cell>
          <table:table-cell table:formula="of:=[.B91]/2"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186" calcext:value-type="float">
            <text:p>2186</text:p>
          </table:table-cell>
          <table:table-cell office:value-type="time" office:time-value="PT1061080H10M00.000043027S" calcext:value-type="time">
            <text:p>16:10:00</text:p>
          </table:table-cell>
          <table:table-cell table:formula="of:=[.B92]/2" office:value-type="float" office:value="1093" calcext:value-type="float">
            <text:p>109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  <table:table-cell office:value-type="time" office:time-value="PT1061080H40M00.000043865S" calcext:value-type="time">
            <text:p>16:40:00</text:p>
          </table:table-cell>
          <table:table-cell table:formula="of:=[.B93]/2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time" office:time-value="PT1061081H10M00.000044703S" calcext:value-type="time">
            <text:p>17:10:00</text:p>
          </table:table-cell>
          <table:table-cell table:formula="of:=[.B94]/2" office:value-type="float" office:value="50.5" calcext:value-type="float">
            <text:p>50.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5" calcext:value-type="float">
            <text:p>435</text:p>
          </table:table-cell>
          <table:table-cell office:value-type="time" office:time-value="PT1061081H40M00.000044703S" calcext:value-type="time">
            <text:p>17:40:00</text:p>
          </table:table-cell>
          <table:table-cell table:formula="of:=[.B95]/2" office:value-type="float" office:value="217.5" calcext:value-type="float">
            <text:p>217.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time" office:time-value="PT1061082H10M00.000045542S" calcext:value-type="time">
            <text:p>18:10:00</text:p>
          </table:table-cell>
          <table:table-cell table:formula="of:=[.B96]/2" office:value-type="float" office:value="48.5" calcext:value-type="float">
            <text:p>48.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time" office:time-value="PT1061082H40M00.00004638S" calcext:value-type="time">
            <text:p>18:40:00</text:p>
          </table:table-cell>
          <table:table-cell table:formula="of:=[.B97]/2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time" office:time-value="PT1061083H10M00.000047218S" calcext:value-type="time">
            <text:p>19:10:00</text:p>
          </table:table-cell>
          <table:table-cell table:formula="of:=[.B98]/2" office:value-type="float" office:value="49.5" calcext:value-type="float">
            <text:p>49.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time" office:time-value="PT1061083H40M00.000047218S" calcext:value-type="time">
            <text:p>19:40:00</text:p>
          </table:table-cell>
          <table:table-cell table:formula="of:=[.B99]/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time" office:time-value="PT1061084H10M00.000048056S" calcext:value-type="time">
            <text:p>20:10:00</text:p>
          </table:table-cell>
          <table:table-cell table:formula="of:=[.B100]/2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time" office:time-value="PT1061084H40M00.000048056S" calcext:value-type="time">
            <text:p>20:40:00</text:p>
          </table:table-cell>
          <table:table-cell table:formula="of:=[.B101]/2" office:value-type="float" office:value="51.5" calcext:value-type="float">
            <text:p>51.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time" office:time-value="PT1061085H10M00.000048894S" calcext:value-type="time">
            <text:p>21:10:00</text:p>
          </table:table-cell>
          <table:table-cell table:formula="of:=[.B102]/2" office:value-type="float" office:value="50.5" calcext:value-type="float">
            <text:p>50.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9" calcext:value-type="float">
            <text:p>49</text:p>
          </table:table-cell>
          <table:table-cell office:value-type="time" office:time-value="PT1061085H40M00.000049733S" calcext:value-type="time">
            <text:p>21:40:00</text:p>
          </table:table-cell>
          <table:table-cell table:formula="of:=[.B103]/2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7" calcext:value-type="float">
            <text:p>137</text:p>
          </table:table-cell>
          <table:table-cell office:value-type="time" office:time-value="PT1061086H10M00.000049733S" calcext:value-type="time">
            <text:p>22:10:00</text:p>
          </table:table-cell>
          <table:table-cell table:formula="of:=[.B104]/2" office:value-type="float" office:value="68.5" calcext:value-type="float">
            <text:p>68.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9" calcext:value-type="float">
            <text:p>49</text:p>
          </table:table-cell>
          <table:table-cell office:value-type="time" office:time-value="PT1061086H40M00.000048894S" calcext:value-type="time">
            <text:p>22:40:00</text:p>
          </table:table-cell>
          <table:table-cell table:formula="of:=[.B105]/2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time" office:time-value="PT1061087H10M00.000049733S" calcext:value-type="time">
            <text:p>23:10:00</text:p>
          </table:table-cell>
          <table:table-cell table:formula="of:=[.B106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office:value-type="time" office:time-value="PT1061087H40M00.000049733S" calcext:value-type="time">
            <text:p>23:40:00</text:p>
          </table:table-cell>
          <table:table-cell table:formula="of:=[.B107]/2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time" office:time-value="PT1061088H10M00.000048056S" calcext:value-type="time">
            <text:p>00:10:00</text:p>
          </table:table-cell>
          <table:table-cell table:formula="of:=[.B10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time" office:time-value="PT1061088H40M00.000048056S" calcext:value-type="time">
            <text:p>00:40:00</text:p>
          </table:table-cell>
          <table:table-cell table:formula="of:=[.B109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8" calcext:value-type="float">
            <text:p>48</text:p>
          </table:table-cell>
          <table:table-cell office:value-type="time" office:time-value="PT1061089H10M00.000048056S" calcext:value-type="time">
            <text:p>01:10:00</text:p>
          </table:table-cell>
          <table:table-cell table:formula="of:=[.B110]/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time" office:time-value="PT1061089H40M00.000048056S" calcext:value-type="time">
            <text:p>01:40:00</text:p>
          </table:table-cell>
          <table:table-cell table:formula="of:=[.B111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time" office:time-value="PT1061090H10M00.000047218S" calcext:value-type="time">
            <text:p>02:10:00</text:p>
          </table:table-cell>
          <table:table-cell table:formula="of:=[.B112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time" office:time-value="PT1061090H40M00.000048056S" calcext:value-type="time">
            <text:p>02:40:00</text:p>
          </table:table-cell>
          <table:table-cell table:formula="of:=[.B113]/2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time" office:time-value="PT1061091H10M00.00004638S" calcext:value-type="time">
            <text:p>03:10:00</text:p>
          </table:table-cell>
          <table:table-cell table:formula="of:=[.B114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time" office:time-value="PT1061091H40M00.00004638S" calcext:value-type="time">
            <text:p>03:40:00</text:p>
          </table:table-cell>
          <table:table-cell table:formula="of:=[.B115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time" office:time-value="PT1061092H10M00.00004638S" calcext:value-type="time">
            <text:p>04:10:00</text:p>
          </table:table-cell>
          <table:table-cell table:formula="of:=[.B116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5" calcext:value-type="float">
            <text:p>45</text:p>
          </table:table-cell>
          <table:table-cell office:value-type="time" office:time-value="PT1061092H40M00.00004638S" calcext:value-type="time">
            <text:p>04:40:00</text:p>
          </table:table-cell>
          <table:table-cell table:formula="of:=[.B117]/2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time" office:time-value="PT1061093H10M00.000045542S" calcext:value-type="time">
            <text:p>05:10:00</text:p>
          </table:table-cell>
          <table:table-cell table:formula="of:=[.B11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time" office:time-value="PT1061093H40M00.000044703S" calcext:value-type="time">
            <text:p>05:40:00</text:p>
          </table:table-cell>
          <table:table-cell table:formula="of:=[.B119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time" office:time-value="PT1061094H10M00.000045542S" calcext:value-type="time">
            <text:p>06:10:00</text:p>
          </table:table-cell>
          <table:table-cell table:formula="of:=[.B120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time" office:time-value="PT1061094H40M00.000044703S" calcext:value-type="time">
            <text:p>06:40:00</text:p>
          </table:table-cell>
          <table:table-cell table:formula="of:=[.B121]/2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time" office:time-value="PT1061095H10M00.000044703S" calcext:value-type="time">
            <text:p>07:10:00</text:p>
          </table:table-cell>
          <table:table-cell table:formula="of:=[.B122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office:value-type="time" office:time-value="PT1061095H40M00.000043865S" calcext:value-type="time">
            <text:p>07:40:00</text:p>
          </table:table-cell>
          <table:table-cell table:formula="of:=[.B123]/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2" calcext:value-type="float">
            <text:p>92</text:p>
          </table:table-cell>
          <table:table-cell office:value-type="time" office:time-value="PT1061096H10M00.000044703S" calcext:value-type="time">
            <text:p>08:10:00</text:p>
          </table:table-cell>
          <table:table-cell table:formula="of:=[.B124]/2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311" calcext:value-type="float">
            <text:p>2311</text:p>
          </table:table-cell>
          <table:table-cell office:value-type="time" office:time-value="PT1061096H40M00.000044703S" calcext:value-type="time">
            <text:p>08:40:00</text:p>
          </table:table-cell>
          <table:table-cell table:formula="of:=[.B125]/2" office:value-type="float" office:value="1155.5" calcext:value-type="float">
            <text:p>1155.5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520" calcext:value-type="float">
            <text:p>3520</text:p>
          </table:table-cell>
          <table:table-cell office:value-type="time" office:time-value="PT1061097H10M00.000043027S" calcext:value-type="time">
            <text:p>09:10:00</text:p>
          </table:table-cell>
          <table:table-cell table:formula="of:=[.B126]/2" office:value-type="float" office:value="1760" calcext:value-type="float">
            <text:p>176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109" calcext:value-type="float">
            <text:p>2109</text:p>
          </table:table-cell>
          <table:table-cell office:value-type="time" office:time-value="PT1061097H40M00.000043027S" calcext:value-type="time">
            <text:p>09:40:00</text:p>
          </table:table-cell>
          <table:table-cell table:formula="of:=[.B127]/2" office:value-type="float" office:value="1054.5" calcext:value-type="float">
            <text:p>1054.5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26" calcext:value-type="float">
            <text:p>326</text:p>
          </table:table-cell>
          <table:table-cell office:value-type="time" office:time-value="PT1061098H10M00.000043027S" calcext:value-type="time">
            <text:p>10:10:00</text:p>
          </table:table-cell>
          <table:table-cell table:formula="of:=[.B128]/2"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time" office:time-value="PT1061098H40M00.000042189S" calcext:value-type="time">
            <text:p>10:40:00</text:p>
          </table:table-cell>
          <table:table-cell table:formula="of:=[.B129]/2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0" calcext:value-type="float">
            <text:p>50</text:p>
          </table:table-cell>
          <table:table-cell office:value-type="time" office:time-value="PT1061099H10M00.000042189S" calcext:value-type="time">
            <text:p>11:10:00</text:p>
          </table:table-cell>
          <table:table-cell table:formula="of:=[.B130]/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8" calcext:value-type="float">
            <text:p>48</text:p>
          </table:table-cell>
          <table:table-cell office:value-type="time" office:time-value="PT1061099H40M00.000043027S" calcext:value-type="time">
            <text:p>11:40:00</text:p>
          </table:table-cell>
          <table:table-cell table:formula="of:=[.B131]/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time" office:time-value="PT1061100H10M00.000041351S" calcext:value-type="time">
            <text:p>12:10:00</text:p>
          </table:table-cell>
          <table:table-cell table:formula="of:=[.B132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9" calcext:value-type="float">
            <text:p>49</text:p>
          </table:table-cell>
          <table:table-cell office:value-type="time" office:time-value="PT1061100H40M00.000041351S" calcext:value-type="time">
            <text:p>12:40:00</text:p>
          </table:table-cell>
          <table:table-cell table:formula="of:=[.B133]/2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9" calcext:value-type="float">
            <text:p>49</text:p>
          </table:table-cell>
          <table:table-cell office:value-type="time" office:time-value="PT1061101H10M00.000039674S" calcext:value-type="time">
            <text:p>13:10:00</text:p>
          </table:table-cell>
          <table:table-cell table:formula="of:=[.B134]/2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7" calcext:value-type="float">
            <text:p>207</text:p>
          </table:table-cell>
          <table:table-cell office:value-type="time" office:time-value="PT1061101H40M00.000041351S" calcext:value-type="time">
            <text:p>13:40:00</text:p>
          </table:table-cell>
          <table:table-cell table:formula="of:=[.B135]/2" office:value-type="float" office:value="103.5" calcext:value-type="float">
            <text:p>103.5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3" calcext:value-type="float">
            <text:p>103</text:p>
          </table:table-cell>
          <table:table-cell office:value-type="time" office:time-value="PT1061102H10M00.000040513S" calcext:value-type="time">
            <text:p>14:10:00</text:p>
          </table:table-cell>
          <table:table-cell table:formula="of:=[.B136]/2" office:value-type="float" office:value="51.5" calcext:value-type="float">
            <text:p>51.5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6" calcext:value-type="float">
            <text:p>176</text:p>
          </table:table-cell>
          <table:table-cell office:value-type="time" office:time-value="PT1061102H40M00.000039674S" calcext:value-type="time">
            <text:p>14:40:00</text:p>
          </table:table-cell>
          <table:table-cell table:formula="of:=[.B137]/2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2" calcext:value-type="float">
            <text:p>162</text:p>
          </table:table-cell>
          <table:table-cell office:value-type="time" office:time-value="PT1061103H10M00.000039674S" calcext:value-type="time">
            <text:p>15:10:00</text:p>
          </table:table-cell>
          <table:table-cell table:formula="of:=[.B138]/2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1" calcext:value-type="float">
            <text:p>51</text:p>
          </table:table-cell>
          <table:table-cell office:value-type="time" office:time-value="PT1061103H40M00.000039674S" calcext:value-type="time">
            <text:p>15:40:00</text:p>
          </table:table-cell>
          <table:table-cell table:formula="of:=[.B139]/2" office:value-type="float" office:value="25.5" calcext:value-type="float">
            <text:p>25.5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1" calcext:value-type="float">
            <text:p>51</text:p>
          </table:table-cell>
          <table:table-cell office:value-type="time" office:time-value="PT1061104H10M00.000039674S" calcext:value-type="time">
            <text:p>16:10:00</text:p>
          </table:table-cell>
          <table:table-cell table:formula="of:=[.B140]/2" office:value-type="float" office:value="25.5" calcext:value-type="float">
            <text:p>25.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9" calcext:value-type="float">
            <text:p>49</text:p>
          </table:table-cell>
          <table:table-cell office:value-type="time" office:time-value="PT1061104H40M00.000038836S" calcext:value-type="time">
            <text:p>16:40:00</text:p>
          </table:table-cell>
          <table:table-cell table:formula="of:=[.B141]/2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79" calcext:value-type="float">
            <text:p>1379</text:p>
          </table:table-cell>
          <table:table-cell office:value-type="time" office:time-value="PT1061105H10M00.000039674S" calcext:value-type="time">
            <text:p>17:10:00</text:p>
          </table:table-cell>
          <table:table-cell table:formula="of:=[.B142]/2" office:value-type="float" office:value="689.5" calcext:value-type="float">
            <text:p>689.5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600" calcext:value-type="float">
            <text:p>3600</text:p>
          </table:table-cell>
          <table:table-cell office:value-type="time" office:time-value="PT1061105H40M00.000037998S" calcext:value-type="time">
            <text:p>17:40:00</text:p>
          </table:table-cell>
          <table:table-cell table:formula="of:=[.B143]/2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919" calcext:value-type="float">
            <text:p>2919</text:p>
          </table:table-cell>
          <table:table-cell office:value-type="time" office:time-value="PT1061106H10M00.000037998S" calcext:value-type="time">
            <text:p>18:10:00</text:p>
          </table:table-cell>
          <table:table-cell table:formula="of:=[.B144]/2" office:value-type="float" office:value="1459.5" calcext:value-type="float">
            <text:p>1459.5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4" calcext:value-type="float">
            <text:p>1454</text:p>
          </table:table-cell>
          <table:table-cell office:value-type="time" office:time-value="PT1061106H40M00.000037998S" calcext:value-type="time">
            <text:p>18:40:00</text:p>
          </table:table-cell>
          <table:table-cell table:formula="of:=[.B145]/2"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600" calcext:value-type="float">
            <text:p>3600</text:p>
          </table:table-cell>
          <table:table-cell office:value-type="time" office:time-value="PT1061107H10M00.000037998S" calcext:value-type="time">
            <text:p>19:10:00</text:p>
          </table:table-cell>
          <table:table-cell table:formula="of:=[.B146]/2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599" calcext:value-type="float">
            <text:p>3599</text:p>
          </table:table-cell>
          <table:table-cell office:value-type="time" office:time-value="PT1061107H40M00.00003716S" calcext:value-type="time">
            <text:p>19:40:00</text:p>
          </table:table-cell>
          <table:table-cell table:formula="of:=[.B147]/2" office:value-type="float" office:value="1799.5" calcext:value-type="float">
            <text:p>1799.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601" calcext:value-type="float">
            <text:p>3601</text:p>
          </table:table-cell>
          <table:table-cell office:value-type="time" office:time-value="PT1061108H10M00.000036322S" calcext:value-type="time">
            <text:p>20:10:00</text:p>
          </table:table-cell>
          <table:table-cell table:formula="of:=[.B148]/2" office:value-type="float" office:value="1800.5" calcext:value-type="float">
            <text:p>1800.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600" calcext:value-type="float">
            <text:p>3600</text:p>
          </table:table-cell>
          <table:table-cell office:value-type="time" office:time-value="PT1061108H40M00.000037998S" calcext:value-type="time">
            <text:p>20:40:00</text:p>
          </table:table-cell>
          <table:table-cell table:formula="of:=[.B149]/2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599" calcext:value-type="float">
            <text:p>3599</text:p>
          </table:table-cell>
          <table:table-cell office:value-type="time" office:time-value="PT1061109H10M00.000036322S" calcext:value-type="time">
            <text:p>21:10:00</text:p>
          </table:table-cell>
          <table:table-cell table:formula="of:=[.B150]/2" office:value-type="float" office:value="1799.5" calcext:value-type="float">
            <text:p>1799.5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601" calcext:value-type="float">
            <text:p>3601</text:p>
          </table:table-cell>
          <table:table-cell office:value-type="time" office:time-value="PT1061109H40M00.000036322S" calcext:value-type="time">
            <text:p>21:40:00</text:p>
          </table:table-cell>
          <table:table-cell table:formula="of:=[.B151]/2" office:value-type="float" office:value="1800.5" calcext:value-type="float">
            <text:p>1800.5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600" calcext:value-type="float">
            <text:p>3600</text:p>
          </table:table-cell>
          <table:table-cell office:value-type="time" office:time-value="PT1061110H10M00.000034645S" calcext:value-type="time">
            <text:p>22:10:00</text:p>
          </table:table-cell>
          <table:table-cell table:formula="of:=[.B152]/2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600" calcext:value-type="float">
            <text:p>3600</text:p>
          </table:table-cell>
          <table:table-cell office:value-type="time" office:time-value="PT1061110H40M00.000035483S" calcext:value-type="time">
            <text:p>22:40:00</text:p>
          </table:table-cell>
          <table:table-cell table:formula="of:=[.B153]/2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73" calcext:value-type="float">
            <text:p>1673</text:p>
          </table:table-cell>
          <table:table-cell office:value-type="time" office:time-value="PT1061111H10M00.000035483S" calcext:value-type="time">
            <text:p>23:10:00</text:p>
          </table:table-cell>
          <table:table-cell table:formula="of:=[.B154]/2" office:value-type="float" office:value="836.5" calcext:value-type="float">
            <text:p>836.5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time" office:time-value="PT1061111H40M00.000034645S" calcext:value-type="time">
            <text:p>23:40:00</text:p>
          </table:table-cell>
          <table:table-cell table:formula="of:=[.B155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time" office:time-value="PT1061112H10M00.000034645S" calcext:value-type="time">
            <text:p>00:10:00</text:p>
          </table:table-cell>
          <table:table-cell table:formula="of:=[.B156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1" calcext:value-type="float">
            <text:p>51</text:p>
          </table:table-cell>
          <table:table-cell office:value-type="time" office:time-value="PT1061112H40M00.000034645S" calcext:value-type="time">
            <text:p>00:40:00</text:p>
          </table:table-cell>
          <table:table-cell table:formula="of:=[.B157]/2" office:value-type="float" office:value="25.5" calcext:value-type="float">
            <text:p>25.5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time" office:time-value="PT1061113H10M00.000033807S" calcext:value-type="time">
            <text:p>01:10:00</text:p>
          </table:table-cell>
          <table:table-cell table:formula="of:=[.B15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6" calcext:value-type="float">
            <text:p>106</text:p>
          </table:table-cell>
          <table:table-cell office:value-type="time" office:time-value="PT1061113H40M00.000033807S" calcext:value-type="time">
            <text:p>01:40:00</text:p>
          </table:table-cell>
          <table:table-cell table:formula="of:=[.B159]/2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office:value-type="time" office:time-value="PT1061114H10M00.000034645S" calcext:value-type="time">
            <text:p>02:10:00</text:p>
          </table:table-cell>
          <table:table-cell table:formula="of:=[.B160]/2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time" office:time-value="PT1061114H40M00.000032969S" calcext:value-type="time">
            <text:p>02:40:00</text:p>
          </table:table-cell>
          <table:table-cell table:formula="of:=[.B161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time" office:time-value="PT1061115H10M00.000032969S" calcext:value-type="time">
            <text:p>03:10:00</text:p>
          </table:table-cell>
          <table:table-cell table:formula="of:=[.B162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time" office:time-value="PT1061115H40M00.000032969S" calcext:value-type="time">
            <text:p>03:40:00</text:p>
          </table:table-cell>
          <table:table-cell table:formula="of:=[.B163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time" office:time-value="PT1061116H10M00.000032969S" calcext:value-type="time">
            <text:p>04:10:00</text:p>
          </table:table-cell>
          <table:table-cell table:formula="of:=[.B164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6" calcext:value-type="float">
            <text:p>46</text:p>
          </table:table-cell>
          <table:table-cell office:value-type="time" office:time-value="PT1061116H40M00.000032131S" calcext:value-type="time">
            <text:p>04:40:00</text:p>
          </table:table-cell>
          <table:table-cell table:formula="of:=[.B165]/2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time" office:time-value="PT1061117H10M00.000031292S" calcext:value-type="time">
            <text:p>05:10:00</text:p>
          </table:table-cell>
          <table:table-cell table:formula="of:=[.B166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time" office:time-value="PT1061117H40M00.000032131S" calcext:value-type="time">
            <text:p>05:40:00</text:p>
          </table:table-cell>
          <table:table-cell table:formula="of:=[.B167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time" office:time-value="PT1061118H10M00.000031292S" calcext:value-type="time">
            <text:p>06:10:00</text:p>
          </table:table-cell>
          <table:table-cell table:formula="of:=[.B16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time" office:time-value="PT1061118H40M00.000031292S" calcext:value-type="time">
            <text:p>06:40:00</text:p>
          </table:table-cell>
          <table:table-cell table:formula="of:=[.B169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  <table:table-cell office:value-type="time" office:time-value="PT1061119H10M00.000029616S" calcext:value-type="time">
            <text:p>07:10:00</text:p>
          </table:table-cell>
          <table:table-cell table:formula="of:=[.B170]/2" office:value-type="float" office:value="80.5" calcext:value-type="float">
            <text:p>80.5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4" calcext:value-type="float">
            <text:p>154</text:p>
          </table:table-cell>
          <table:table-cell office:value-type="time" office:time-value="PT1061119H40M00.000030454S" calcext:value-type="time">
            <text:p>07:40:00</text:p>
          </table:table-cell>
          <table:table-cell table:formula="of:=[.B171]/2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0" calcext:value-type="float">
            <text:p>50</text:p>
          </table:table-cell>
          <table:table-cell office:value-type="time" office:time-value="PT1061120H10M00.000029616S" calcext:value-type="time">
            <text:p>08:10:00</text:p>
          </table:table-cell>
          <table:table-cell table:formula="of:=[.B172]/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" calcext:value-type="float">
            <text:p>1442</text:p>
          </table:table-cell>
          <table:table-cell office:value-type="time" office:time-value="PT1061120H40M00.000029616S" calcext:value-type="time">
            <text:p>08:40:00</text:p>
          </table:table-cell>
          <table:table-cell table:formula="of:=[.B173]/2" office:value-type="float" office:value="721" calcext:value-type="float">
            <text:p>72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941" calcext:value-type="float">
            <text:p>2941</text:p>
          </table:table-cell>
          <table:table-cell office:value-type="time" office:time-value="PT1061121H10M00.000029616S" calcext:value-type="time">
            <text:p>09:10:00</text:p>
          </table:table-cell>
          <table:table-cell table:formula="of:=[.B174]/2" office:value-type="float" office:value="1470.5" calcext:value-type="float">
            <text:p>1470.5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817" calcext:value-type="float">
            <text:p>2817</text:p>
          </table:table-cell>
          <table:table-cell office:value-type="time" office:time-value="PT1061121H40M00.000029616S" calcext:value-type="time">
            <text:p>09:40:00</text:p>
          </table:table-cell>
          <table:table-cell table:formula="of:=[.B175]/2" office:value-type="float" office:value="1408.5" calcext:value-type="float">
            <text:p>1408.5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time" office:time-value="PT1061122H10M00.000028778S" calcext:value-type="time">
            <text:p>10:10:00</text:p>
          </table:table-cell>
          <table:table-cell table:formula="of:=[.B176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time" office:time-value="PT1061122H40M00.00002794S" calcext:value-type="time">
            <text:p>10:40:00</text:p>
          </table:table-cell>
          <table:table-cell table:formula="of:=[.B177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7" calcext:value-type="float">
            <text:p>47</text:p>
          </table:table-cell>
          <table:table-cell office:value-type="time" office:time-value="PT1061123H10M00.000029616S" calcext:value-type="time">
            <text:p>11:10:00</text:p>
          </table:table-cell>
          <table:table-cell table:formula="of:=[.B178]/2" office:value-type="float" office:value="23.5" calcext:value-type="float">
            <text:p>23.5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8" calcext:value-type="float">
            <text:p>48</text:p>
          </table:table-cell>
          <table:table-cell office:value-type="time" office:time-value="PT1061123H40M00.00002794S" calcext:value-type="time">
            <text:p>11:40:00</text:p>
          </table:table-cell>
          <table:table-cell table:formula="of:=[.B179]/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6" calcext:value-type="float">
            <text:p>46</text:p>
          </table:table-cell>
          <table:table-cell office:value-type="time" office:time-value="PT1061124H10M00.00002794S" calcext:value-type="time">
            <text:p>12:10:00</text:p>
          </table:table-cell>
          <table:table-cell table:formula="of:=[.B180]/2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office:value-type="time" office:time-value="PT1061124H40M00.000027101S" calcext:value-type="time">
            <text:p>12:40:00</text:p>
          </table:table-cell>
          <table:table-cell table:formula="of:=[.B181]/2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39" calcext:value-type="float">
            <text:p>239</text:p>
          </table:table-cell>
          <table:table-cell office:value-type="time" office:time-value="PT1061125H10M00.000027101S" calcext:value-type="time">
            <text:p>13:10:00</text:p>
          </table:table-cell>
          <table:table-cell table:formula="of:=[.B182]/2" office:value-type="float" office:value="119.5" calcext:value-type="float">
            <text:p>119.5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11" calcext:value-type="float">
            <text:p>611</text:p>
          </table:table-cell>
          <table:table-cell office:value-type="time" office:time-value="PT1061125H40M00.00002794S" calcext:value-type="time">
            <text:p>13:40:00</text:p>
          </table:table-cell>
          <table:table-cell table:formula="of:=[.B183]/2" office:value-type="float" office:value="305.5" calcext:value-type="float">
            <text:p>305.5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83" calcext:value-type="float">
            <text:p>283</text:p>
          </table:table-cell>
          <table:table-cell office:value-type="time" office:time-value="PT1061126H10M00.00002794S" calcext:value-type="time">
            <text:p>14:10:00</text:p>
          </table:table-cell>
          <table:table-cell table:formula="of:=[.B184]/2" office:value-type="float" office:value="141.5" calcext:value-type="float">
            <text:p>141.5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time" office:time-value="PT1061126H40M00.000028778S" calcext:value-type="time">
            <text:p>14:40:00</text:p>
          </table:table-cell>
          <table:table-cell table:formula="of:=[.B185]/2" office:value-type="float" office:value="23.5" calcext:value-type="float">
            <text:p>23.5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9" calcext:value-type="float">
            <text:p>49</text:p>
          </table:table-cell>
          <table:table-cell office:value-type="time" office:time-value="PT1061127H10M00.000028778S" calcext:value-type="time">
            <text:p>15:10:00</text:p>
          </table:table-cell>
          <table:table-cell table:formula="of:=[.B186]/2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8" calcext:value-type="float">
            <text:p>108</text:p>
          </table:table-cell>
          <table:table-cell office:value-type="time" office:time-value="PT1061127H40M00.000029616S" calcext:value-type="time">
            <text:p>15:40:00</text:p>
          </table:table-cell>
          <table:table-cell table:formula="of:=[.B187]/2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7" calcext:value-type="float">
            <text:p>47</text:p>
          </table:table-cell>
          <table:table-cell office:value-type="time" office:time-value="PT1061128H10M00.000029616S" calcext:value-type="time">
            <text:p>16:10:00</text:p>
          </table:table-cell>
          <table:table-cell table:formula="of:=[.B188]/2" office:value-type="float" office:value="23.5" calcext:value-type="float">
            <text:p>23.5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86" calcext:value-type="float">
            <text:p>686</text:p>
          </table:table-cell>
          <table:table-cell office:value-type="time" office:time-value="PT1061128H40M00.000031292S" calcext:value-type="time">
            <text:p>16:40:00</text:p>
          </table:table-cell>
          <table:table-cell table:formula="of:=[.B189]/2"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time" office:time-value="PT1061129H10M00.000031292S" calcext:value-type="time">
            <text:p>17:10:00</text:p>
          </table:table-cell>
          <table:table-cell table:formula="of:=[.B190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8" calcext:value-type="float">
            <text:p>48</text:p>
          </table:table-cell>
          <table:table-cell office:value-type="time" office:time-value="PT1061129H40M00.000032131S" calcext:value-type="time">
            <text:p>17:40:00</text:p>
          </table:table-cell>
          <table:table-cell table:formula="of:=[.B191]/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3" calcext:value-type="float">
            <text:p>43</text:p>
          </table:table-cell>
          <table:table-cell office:value-type="time" office:time-value="PT1061130H10M00.000032969S" calcext:value-type="time">
            <text:p>18:10:00</text:p>
          </table:table-cell>
          <table:table-cell table:formula="of:=[.B192]/2"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7" calcext:value-type="float">
            <text:p>107</text:p>
          </table:table-cell>
          <table:table-cell office:value-type="time" office:time-value="PT1061130H40M00.000032969S" calcext:value-type="time">
            <text:p>18:40:00</text:p>
          </table:table-cell>
          <table:table-cell table:formula="of:=[.B193]/2" office:value-type="float" office:value="53.5" calcext:value-type="float">
            <text:p>53.5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49" calcext:value-type="float">
            <text:p>549</text:p>
          </table:table-cell>
          <table:table-cell office:value-type="time" office:time-value="PT1061131H10M00.000033807S" calcext:value-type="time">
            <text:p>19:10:00</text:p>
          </table:table-cell>
          <table:table-cell table:formula="of:=[.B194]/2" office:value-type="float" office:value="274.5" calcext:value-type="float">
            <text:p>274.5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2" calcext:value-type="float">
            <text:p>152</text:p>
          </table:table-cell>
          <table:table-cell office:value-type="time" office:time-value="PT1061131H40M00.000034645S" calcext:value-type="time">
            <text:p>19:40:00</text:p>
          </table:table-cell>
          <table:table-cell table:formula="of:=[.B195]/2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4" calcext:value-type="float">
            <text:p>204</text:p>
          </table:table-cell>
          <table:table-cell office:value-type="time" office:time-value="PT1061132H10M00.000034645S" calcext:value-type="time">
            <text:p>20:10:00</text:p>
          </table:table-cell>
          <table:table-cell table:formula="of:=[.B196]/2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80" calcext:value-type="float">
            <text:p>380</text:p>
          </table:table-cell>
          <table:table-cell office:value-type="time" office:time-value="PT1061132H40M00.000035483S" calcext:value-type="time">
            <text:p>20:40:00</text:p>
          </table:table-cell>
          <table:table-cell table:formula="of:=[.B197]/2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time" office:time-value="PT1061133H10M00.000036322S" calcext:value-type="time">
            <text:p>21:10:00</text:p>
          </table:table-cell>
          <table:table-cell table:formula="of:=[.B19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4" calcext:value-type="float">
            <text:p>94</text:p>
          </table:table-cell>
          <table:table-cell office:value-type="time" office:time-value="PT1061133H40M00.000036322S" calcext:value-type="time">
            <text:p>21:40:00</text:p>
          </table:table-cell>
          <table:table-cell table:formula="of:=[.B199]/2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time" office:time-value="PT1061134H10M00.00003716S" calcext:value-type="time">
            <text:p>22:10:00</text:p>
          </table:table-cell>
          <table:table-cell table:formula="of:=[.B200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time" office:time-value="PT1061134H40M00.000037998S" calcext:value-type="time">
            <text:p>22:40:00</text:p>
          </table:table-cell>
          <table:table-cell table:formula="of:=[.B201]/2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time" office:time-value="PT1061135H10M00.000038836S" calcext:value-type="time">
            <text:p>23:10:00</text:p>
          </table:table-cell>
          <table:table-cell table:formula="of:=[.B202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time" office:time-value="PT1061135H40M00.000038836S" calcext:value-type="time">
            <text:p>23:40:00</text:p>
          </table:table-cell>
          <table:table-cell table:formula="of:=[.B203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6" calcext:value-type="float">
            <text:p>46</text:p>
          </table:table-cell>
          <table:table-cell office:value-type="time" office:time-value="PT1061136H10M00.000039674S" calcext:value-type="time">
            <text:p>00:10:00</text:p>
          </table:table-cell>
          <table:table-cell table:formula="of:=[.B204]/2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time" office:time-value="PT1061136H40M00.000039674S" calcext:value-type="time">
            <text:p>00:40:00</text:p>
          </table:table-cell>
          <table:table-cell table:formula="of:=[.B205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time" office:time-value="PT1061137H10M00.000040513S" calcext:value-type="time">
            <text:p>01:10:00</text:p>
          </table:table-cell>
          <table:table-cell table:formula="of:=[.B206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4" calcext:value-type="float">
            <text:p>44</text:p>
          </table:table-cell>
          <table:table-cell office:value-type="time" office:time-value="PT1061137H40M00.000041351S" calcext:value-type="time">
            <text:p>01:40:00</text:p>
          </table:table-cell>
          <table:table-cell table:formula="of:=[.B207]/2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time" office:time-value="PT1061138H10M00.000041351S" calcext:value-type="time">
            <text:p>02:10:00</text:p>
          </table:table-cell>
          <table:table-cell table:formula="of:=[.B20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time" office:time-value="PT1061138H40M00.000043027S" calcext:value-type="time">
            <text:p>02:40:00</text:p>
          </table:table-cell>
          <table:table-cell table:formula="of:=[.B209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time" office:time-value="PT1061139H10M00.000043027S" calcext:value-type="time">
            <text:p>03:10:00</text:p>
          </table:table-cell>
          <table:table-cell table:formula="of:=[.B210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  <table:table-cell office:value-type="time" office:time-value="PT1061139H40M00.000043865S" calcext:value-type="time">
            <text:p>03:40:00</text:p>
          </table:table-cell>
          <table:table-cell table:formula="of:=[.B211]/2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time" office:time-value="PT1061140H10M00.000043865S" calcext:value-type="time">
            <text:p>04:10:00</text:p>
          </table:table-cell>
          <table:table-cell table:formula="of:=[.B212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time" office:time-value="PT1061140H40M00.000044703S" calcext:value-type="time">
            <text:p>04:40:00</text:p>
          </table:table-cell>
          <table:table-cell table:formula="of:=[.B213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time" office:time-value="PT1061141H10M00.000045542S" calcext:value-type="time">
            <text:p>05:10:00</text:p>
          </table:table-cell>
          <table:table-cell table:formula="of:=[.B214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1" calcext:value-type="float">
            <text:p>41</text:p>
          </table:table-cell>
          <table:table-cell office:value-type="time" office:time-value="PT1061141H40M00.000045542S" calcext:value-type="time">
            <text:p>05:40:00</text:p>
          </table:table-cell>
          <table:table-cell table:formula="of:=[.B215]/2"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time" office:time-value="PT1061142H10M00.00004638S" calcext:value-type="time">
            <text:p>06:10:00</text:p>
          </table:table-cell>
          <table:table-cell table:formula="of:=[.B216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time" office:time-value="PT1061142H40M00.00004638S" calcext:value-type="time">
            <text:p>06:40:00</text:p>
          </table:table-cell>
          <table:table-cell table:formula="of:=[.B217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8" calcext:value-type="float">
            <text:p>48</text:p>
          </table:table-cell>
          <table:table-cell office:value-type="time" office:time-value="PT1061143H10M00.000048056S" calcext:value-type="time">
            <text:p>07:10:00</text:p>
          </table:table-cell>
          <table:table-cell table:formula="of:=[.B218]/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time" office:time-value="PT1061143H40M00.000048056S" calcext:value-type="time">
            <text:p>07:40:00</text:p>
          </table:table-cell>
          <table:table-cell table:formula="of:=[.B219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768" calcext:value-type="float">
            <text:p>1768</text:p>
          </table:table-cell>
          <table:table-cell office:value-type="time" office:time-value="PT1061144H10M00.000048894S" calcext:value-type="time">
            <text:p>08:10:00</text:p>
          </table:table-cell>
          <table:table-cell table:formula="of:=[.B220]/2" office:value-type="float" office:value="884" calcext:value-type="float">
            <text:p>884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422" calcext:value-type="float">
            <text:p>3422</text:p>
          </table:table-cell>
          <table:table-cell office:value-type="time" office:time-value="PT1061144H40M00.000049733S" calcext:value-type="time">
            <text:p>08:40:00</text:p>
          </table:table-cell>
          <table:table-cell table:formula="of:=[.B221]/2" office:value-type="float" office:value="1711" calcext:value-type="float">
            <text:p>1711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935" calcext:value-type="float">
            <text:p>2935</text:p>
          </table:table-cell>
          <table:table-cell office:value-type="time" office:time-value="PT1061145H10M00.000049733S" calcext:value-type="time">
            <text:p>09:10:00</text:p>
          </table:table-cell>
          <table:table-cell table:formula="of:=[.B222]/2" office:value-type="float" office:value="1467.5" calcext:value-type="float">
            <text:p>1467.5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73" calcext:value-type="float">
            <text:p>473</text:p>
          </table:table-cell>
          <table:table-cell office:value-type="time" office:time-value="PT1061145H40M00.000050571S" calcext:value-type="time">
            <text:p>09:40:00</text:p>
          </table:table-cell>
          <table:table-cell table:formula="of:=[.B223]/2" office:value-type="float" office:value="236.5" calcext:value-type="float">
            <text:p>236.5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time" office:time-value="PT1061146H10M00.000050571S" calcext:value-type="time">
            <text:p>10:10:00</text:p>
          </table:table-cell>
          <table:table-cell table:formula="of:=[.B224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6" calcext:value-type="float">
            <text:p>46</text:p>
          </table:table-cell>
          <table:table-cell office:value-type="time" office:time-value="PT1061146H40M00.000051409S" calcext:value-type="time">
            <text:p>10:40:00</text:p>
          </table:table-cell>
          <table:table-cell table:formula="of:=[.B225]/2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7" calcext:value-type="float">
            <text:p>97</text:p>
          </table:table-cell>
          <table:table-cell office:value-type="time" office:time-value="PT1061147H10M00.000052247S" calcext:value-type="time">
            <text:p>11:10:00</text:p>
          </table:table-cell>
          <table:table-cell table:formula="of:=[.B226]/2" office:value-type="float" office:value="48.5" calcext:value-type="float">
            <text:p>48.5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6" calcext:value-type="float">
            <text:p>46</text:p>
          </table:table-cell>
          <table:table-cell office:value-type="time" office:time-value="PT1061147H40M00.000053085S" calcext:value-type="time">
            <text:p>11:40:00</text:p>
          </table:table-cell>
          <table:table-cell table:formula="of:=[.B227]/2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8" calcext:value-type="float">
            <text:p>148</text:p>
          </table:table-cell>
          <table:table-cell office:value-type="time" office:time-value="PT1061148H10M00.000053085S" calcext:value-type="time">
            <text:p>12:10:00</text:p>
          </table:table-cell>
          <table:table-cell table:formula="of:=[.B228]/2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7" calcext:value-type="float">
            <text:p>157</text:p>
          </table:table-cell>
          <table:table-cell office:value-type="time" office:time-value="PT1061148H40M00.000053924S" calcext:value-type="time">
            <text:p>12:40:00</text:p>
          </table:table-cell>
          <table:table-cell table:formula="of:=[.B229]/2" office:value-type="float" office:value="78.5" calcext:value-type="float">
            <text:p>78.5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0" calcext:value-type="float">
            <text:p>150</text:p>
          </table:table-cell>
          <table:table-cell office:value-type="time" office:time-value="PT1061149H10M00.000054762S" calcext:value-type="time">
            <text:p>13:10:00</text:p>
          </table:table-cell>
          <table:table-cell table:formula="of:=[.B230]/2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" calcext:value-type="float">
            <text:p>46</text:p>
          </table:table-cell>
          <table:table-cell office:value-type="time" office:time-value="PT1061149H40M00.0000556S" calcext:value-type="time">
            <text:p>13:40:00</text:p>
          </table:table-cell>
          <table:table-cell table:formula="of:=[.B231]/2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time" office:time-value="PT1061150H10M00.0000556S" calcext:value-type="time">
            <text:p>14:10:00</text:p>
          </table:table-cell>
          <table:table-cell table:formula="of:=[.B232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8" calcext:value-type="float">
            <text:p>98</text:p>
          </table:table-cell>
          <table:table-cell office:value-type="time" office:time-value="PT1061150H40M00.000056438S" calcext:value-type="time">
            <text:p>14:40:00</text:p>
          </table:table-cell>
          <table:table-cell table:formula="of:=[.B233]/2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1" calcext:value-type="float">
            <text:p>51</text:p>
          </table:table-cell>
          <table:table-cell office:value-type="time" office:time-value="PT1061151H10M00.000056438S" calcext:value-type="time">
            <text:p>15:10:00</text:p>
          </table:table-cell>
          <table:table-cell table:formula="of:=[.B234]/2" office:value-type="float" office:value="25.5" calcext:value-type="float">
            <text:p>25.5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4" calcext:value-type="float">
            <text:p>94</text:p>
          </table:table-cell>
          <table:table-cell office:value-type="time" office:time-value="PT1061151H40M00.000057276S" calcext:value-type="time">
            <text:p>15:40:00</text:p>
          </table:table-cell>
          <table:table-cell table:formula="of:=[.B235]/2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time" office:time-value="PT1061152H10M00.000058115S" calcext:value-type="time">
            <text:p>16:10:00</text:p>
          </table:table-cell>
          <table:table-cell table:formula="of:=[.B236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9" calcext:value-type="float">
            <text:p>129</text:p>
          </table:table-cell>
          <table:table-cell office:value-type="time" office:time-value="PT1061152H40M00.000058115S" calcext:value-type="time">
            <text:p>16:40:00</text:p>
          </table:table-cell>
          <table:table-cell table:formula="of:=[.B237]/2" office:value-type="float" office:value="64.5" calcext:value-type="float">
            <text:p>64.5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22" calcext:value-type="float">
            <text:p>722</text:p>
          </table:table-cell>
          <table:table-cell office:value-type="time" office:time-value="PT1061153H10M00.000059791S" calcext:value-type="time">
            <text:p>17:10:00</text:p>
          </table:table-cell>
          <table:table-cell table:formula="of:=[.B238]/2"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2" calcext:value-type="float">
            <text:p>52</text:p>
          </table:table-cell>
          <table:table-cell office:value-type="time" office:time-value="PT1061153H40M00.000059791S" calcext:value-type="time">
            <text:p>17:40:00</text:p>
          </table:table-cell>
          <table:table-cell table:formula="of:=[.B239]/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3" calcext:value-type="float">
            <text:p>253</text:p>
          </table:table-cell>
          <table:table-cell office:value-type="time" office:time-value="PT1061154H10M00.000060629S" calcext:value-type="time">
            <text:p>18:10:00</text:p>
          </table:table-cell>
          <table:table-cell table:formula="of:=[.B240]/2" office:value-type="float" office:value="126.5" calcext:value-type="float">
            <text:p>126.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7" calcext:value-type="float">
            <text:p>47</text:p>
          </table:table-cell>
          <table:table-cell office:value-type="time" office:time-value="PT1061154H40M00.000060629S" calcext:value-type="time">
            <text:p>18:40:00</text:p>
          </table:table-cell>
          <table:table-cell table:formula="of:=[.B241]/2" office:value-type="float" office:value="23.5" calcext:value-type="float">
            <text:p>23.5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7" calcext:value-type="float">
            <text:p>157</text:p>
          </table:table-cell>
          <table:table-cell office:value-type="time" office:time-value="PT1061155H10M00.000061467S" calcext:value-type="time">
            <text:p>19:10:00</text:p>
          </table:table-cell>
          <table:table-cell table:formula="of:=[.B242]/2" office:value-type="float" office:value="78.5" calcext:value-type="float">
            <text:p>78.5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40" calcext:value-type="float">
            <text:p>440</text:p>
          </table:table-cell>
          <table:table-cell office:value-type="time" office:time-value="PT1061155H40M00.000062305S" calcext:value-type="time">
            <text:p>19:40:00</text:p>
          </table:table-cell>
          <table:table-cell table:formula="of:=[.B243]/2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600" calcext:value-type="float">
            <text:p>3600</text:p>
          </table:table-cell>
          <table:table-cell office:value-type="time" office:time-value="PT1061156H10M00.000062305S" calcext:value-type="time">
            <text:p>20:10:00</text:p>
          </table:table-cell>
          <table:table-cell table:formula="of:=[.B244]/2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599" calcext:value-type="float">
            <text:p>3599</text:p>
          </table:table-cell>
          <table:table-cell office:value-type="time" office:time-value="PT1061156H40M00.000063144S" calcext:value-type="time">
            <text:p>20:40:00</text:p>
          </table:table-cell>
          <table:table-cell table:formula="of:=[.B245]/2" office:value-type="float" office:value="1799.5" calcext:value-type="float">
            <text:p>1799.5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601" calcext:value-type="float">
            <text:p>3601</text:p>
          </table:table-cell>
          <table:table-cell office:value-type="time" office:time-value="PT1061157H10M00.000063144S" calcext:value-type="time">
            <text:p>21:10:00</text:p>
          </table:table-cell>
          <table:table-cell table:formula="of:=[.B246]/2" office:value-type="float" office:value="1800.5" calcext:value-type="float">
            <text:p>1800.5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38" calcext:value-type="float">
            <text:p>1538</text:p>
          </table:table-cell>
          <table:table-cell office:value-type="time" office:time-value="PT1061157H40M00.00006482S" calcext:value-type="time">
            <text:p>21:40:00</text:p>
          </table:table-cell>
          <table:table-cell table:formula="of:=[.B247]/2" office:value-type="float" office:value="769" calcext:value-type="float">
            <text:p>769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time" office:time-value="PT1061158H10M00.00006482S" calcext:value-type="time">
            <text:p>22:10:00</text:p>
          </table:table-cell>
          <table:table-cell table:formula="of:=[.B24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time" office:time-value="PT1061158H40M00.000065658S" calcext:value-type="time">
            <text:p>22:40:00</text:p>
          </table:table-cell>
          <table:table-cell table:formula="of:=[.B249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office:value-type="time" office:time-value="PT1061159H10M00.000066496S" calcext:value-type="time">
            <text:p>23:10:00</text:p>
          </table:table-cell>
          <table:table-cell table:formula="of:=[.B250]/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time" office:time-value="PT1061159H40M00.000066496S" calcext:value-type="time">
            <text:p>23:40:00</text:p>
          </table:table-cell>
          <table:table-cell table:formula="of:=[.B251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95" calcext:value-type="float">
            <text:p>295</text:p>
          </table:table-cell>
          <table:table-cell office:value-type="time" office:time-value="PT1061160H10M00.000067335S" calcext:value-type="time">
            <text:p>00:10:00</text:p>
          </table:table-cell>
          <table:table-cell table:formula="of:=[.B252]/2" office:value-type="float" office:value="147.5" calcext:value-type="float">
            <text:p>147.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time" office:time-value="PT1061160H40M00.000067335S" calcext:value-type="time">
            <text:p>00:40:00</text:p>
          </table:table-cell>
          <table:table-cell table:formula="of:=[.B253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8" calcext:value-type="float">
            <text:p>48</text:p>
          </table:table-cell>
          <table:table-cell office:value-type="time" office:time-value="PT1061161H10M00.000068173S" calcext:value-type="time">
            <text:p>01:10:00</text:p>
          </table:table-cell>
          <table:table-cell table:formula="of:=[.B254]/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time" office:time-value="PT1061161H40M00.000069011S" calcext:value-type="time">
            <text:p>01:40:00</text:p>
          </table:table-cell>
          <table:table-cell table:formula="of:=[.B255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time" office:time-value="PT1061162H10M00.000069849S" calcext:value-type="time">
            <text:p>02:10:00</text:p>
          </table:table-cell>
          <table:table-cell table:formula="of:=[.B256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time" office:time-value="PT1061162H40M00.000069849S" calcext:value-type="time">
            <text:p>02:40:00</text:p>
          </table:table-cell>
          <table:table-cell table:formula="of:=[.B257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7" calcext:value-type="float">
            <text:p>47</text:p>
          </table:table-cell>
          <table:table-cell office:value-type="time" office:time-value="PT1061163H10M00.000070687S" calcext:value-type="time">
            <text:p>03:10:00</text:p>
          </table:table-cell>
          <table:table-cell table:formula="of:=[.B258]/2" office:value-type="float" office:value="23.5" calcext:value-type="float">
            <text:p>23.5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time" office:time-value="PT1061163H40M00.000071526S" calcext:value-type="time">
            <text:p>03:40:00</text:p>
          </table:table-cell>
          <table:table-cell table:formula="of:=[.B259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time" office:time-value="PT1061164H10M00.000071526S" calcext:value-type="time">
            <text:p>04:10:00</text:p>
          </table:table-cell>
          <table:table-cell table:formula="of:=[.B260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time" office:time-value="PT1061164H40M00.000072364S" calcext:value-type="time">
            <text:p>04:40:00</text:p>
          </table:table-cell>
          <table:table-cell table:formula="of:=[.B261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8" calcext:value-type="float">
            <text:p>48</text:p>
          </table:table-cell>
          <table:table-cell office:value-type="time" office:time-value="PT1061165H10M00.000073202S" calcext:value-type="time">
            <text:p>05:10:00</text:p>
          </table:table-cell>
          <table:table-cell table:formula="of:=[.B262]/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time" office:time-value="PT1061165H40M00.000073202S" calcext:value-type="time">
            <text:p>05:40:00</text:p>
          </table:table-cell>
          <table:table-cell table:formula="of:=[.B263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time" office:time-value="PT1061166H10M00.00007404S" calcext:value-type="time">
            <text:p>06:10:00</text:p>
          </table:table-cell>
          <table:table-cell table:formula="of:=[.B264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5" calcext:value-type="float">
            <text:p>95</text:p>
          </table:table-cell>
          <table:table-cell office:value-type="time" office:time-value="PT1061166H40M00.000074878S" calcext:value-type="time">
            <text:p>06:40:00</text:p>
          </table:table-cell>
          <table:table-cell table:formula="of:=[.B265]/2" office:value-type="float" office:value="47.5" calcext:value-type="float">
            <text:p>47.5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92" calcext:value-type="float">
            <text:p>292</text:p>
          </table:table-cell>
          <table:table-cell office:value-type="time" office:time-value="PT1061167H10M00.000074878S" calcext:value-type="time">
            <text:p>07:10:00</text:p>
          </table:table-cell>
          <table:table-cell table:formula="of:=[.B266]/2"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426" calcext:value-type="float">
            <text:p>3426</text:p>
          </table:table-cell>
          <table:table-cell office:value-type="time" office:time-value="PT1061167H40M00.000076555S" calcext:value-type="time">
            <text:p>07:40:00</text:p>
          </table:table-cell>
          <table:table-cell table:formula="of:=[.B267]/2" office:value-type="float" office:value="1713" calcext:value-type="float">
            <text:p>1713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545" calcext:value-type="float">
            <text:p>3545</text:p>
          </table:table-cell>
          <table:table-cell office:value-type="time" office:time-value="PT1061168H10M00.000076555S" calcext:value-type="time">
            <text:p>08:10:00</text:p>
          </table:table-cell>
          <table:table-cell table:formula="of:=[.B268]/2" office:value-type="float" office:value="1772.5" calcext:value-type="float">
            <text:p>1772.5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797" calcext:value-type="float">
            <text:p>2797</text:p>
          </table:table-cell>
          <table:table-cell office:value-type="time" office:time-value="PT1061168H40M00.000077393S" calcext:value-type="time">
            <text:p>08:40:00</text:p>
          </table:table-cell>
          <table:table-cell table:formula="of:=[.B269]/2" office:value-type="float" office:value="1398.5" calcext:value-type="float">
            <text:p>1398.5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34" calcext:value-type="float">
            <text:p>534</text:p>
          </table:table-cell>
          <table:table-cell office:value-type="time" office:time-value="PT1061169H10M00.000077393S" calcext:value-type="time">
            <text:p>09:10:00</text:p>
          </table:table-cell>
          <table:table-cell table:formula="of:=[.B270]/2"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03" calcext:value-type="float">
            <text:p>1403</text:p>
          </table:table-cell>
          <table:table-cell office:value-type="time" office:time-value="PT1061169H40M00.000078231S" calcext:value-type="time">
            <text:p>09:40:00</text:p>
          </table:table-cell>
          <table:table-cell table:formula="of:=[.B271]/2" office:value-type="float" office:value="701.5" calcext:value-type="float">
            <text:p>701.5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58" calcext:value-type="float">
            <text:p>1558</text:p>
          </table:table-cell>
          <table:table-cell office:value-type="time" office:time-value="PT1061170H10M00.000078231S" calcext:value-type="time">
            <text:p>10:10:00</text:p>
          </table:table-cell>
          <table:table-cell table:formula="of:=[.B272]/2" office:value-type="float" office:value="779" calcext:value-type="float">
            <text:p>779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39" calcext:value-type="float">
            <text:p>1039</text:p>
          </table:table-cell>
          <table:table-cell office:value-type="time" office:time-value="PT1061170H40M00.000079069S" calcext:value-type="time">
            <text:p>10:40:00</text:p>
          </table:table-cell>
          <table:table-cell table:formula="of:=[.B273]/2" office:value-type="float" office:value="519.5" calcext:value-type="float">
            <text:p>519.5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52" calcext:value-type="float">
            <text:p>152</text:p>
          </table:table-cell>
          <table:table-cell office:value-type="time" office:time-value="PT1061171H10M00.000079907S" calcext:value-type="time">
            <text:p>11:10:00</text:p>
          </table:table-cell>
          <table:table-cell table:formula="of:=[.B274]/2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0" calcext:value-type="float">
            <text:p>50</text:p>
          </table:table-cell>
          <table:table-cell office:value-type="time" office:time-value="PT1061171H40M00.000079907S" calcext:value-type="time">
            <text:p>11:40:00</text:p>
          </table:table-cell>
          <table:table-cell table:formula="of:=[.B275]/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time" office:time-value="PT1061172H10M00.000081584S" calcext:value-type="time">
            <text:p>12:10:00</text:p>
          </table:table-cell>
          <table:table-cell table:formula="of:=[.B276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time" office:time-value="PT1061172H40M00.000081584S" calcext:value-type="time">
            <text:p>12:40:00</text:p>
          </table:table-cell>
          <table:table-cell table:formula="of:=[.B277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56" calcext:value-type="float">
            <text:p>256</text:p>
          </table:table-cell>
          <table:table-cell office:value-type="time" office:time-value="PT1061173H10M00.000082422S" calcext:value-type="time">
            <text:p>13:10:00</text:p>
          </table:table-cell>
          <table:table-cell table:formula="of:=[.B278]/2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50" calcext:value-type="float">
            <text:p>350</text:p>
          </table:table-cell>
          <table:table-cell office:value-type="time" office:time-value="PT1061173H40M00.00008326S" calcext:value-type="time">
            <text:p>13:40:00</text:p>
          </table:table-cell>
          <table:table-cell table:formula="of:=[.B279]/2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0" calcext:value-type="float">
            <text:p>50</text:p>
          </table:table-cell>
          <table:table-cell office:value-type="time" office:time-value="PT1061174H10M00.00008326S" calcext:value-type="time">
            <text:p>14:10:00</text:p>
          </table:table-cell>
          <table:table-cell table:formula="of:=[.B280]/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3" calcext:value-type="float">
            <text:p>163</text:p>
          </table:table-cell>
          <table:table-cell office:value-type="time" office:time-value="PT1061174H40M00.000084098S" calcext:value-type="time">
            <text:p>14:40:00</text:p>
          </table:table-cell>
          <table:table-cell table:formula="of:=[.B281]/2" office:value-type="float" office:value="81.5" calcext:value-type="float">
            <text:p>81.5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9" calcext:value-type="float">
            <text:p>49</text:p>
          </table:table-cell>
          <table:table-cell office:value-type="time" office:time-value="PT1061175H10M00.000084098S" calcext:value-type="time">
            <text:p>15:10:00</text:p>
          </table:table-cell>
          <table:table-cell table:formula="of:=[.B282]/2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9" calcext:value-type="float">
            <text:p>89</text:p>
          </table:table-cell>
          <table:table-cell office:value-type="time" office:time-value="PT1061175H40M00.000084937S" calcext:value-type="time">
            <text:p>15:40:00</text:p>
          </table:table-cell>
          <table:table-cell table:formula="of:=[.B283]/2" office:value-type="float" office:value="44.5" calcext:value-type="float">
            <text:p>44.5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05" calcext:value-type="float">
            <text:p>305</text:p>
          </table:table-cell>
          <table:table-cell office:value-type="time" office:time-value="PT1061176H10M00.000084937S" calcext:value-type="time">
            <text:p>16:10:00</text:p>
          </table:table-cell>
          <table:table-cell table:formula="of:=[.B284]/2" office:value-type="float" office:value="152.5" calcext:value-type="float">
            <text:p>152.5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556" calcext:value-type="float">
            <text:p>2556</text:p>
          </table:table-cell>
          <table:table-cell office:value-type="time" office:time-value="PT1061176H40M00.000086613S" calcext:value-type="time">
            <text:p>16:40:00</text:p>
          </table:table-cell>
          <table:table-cell table:formula="of:=[.B285]/2" office:value-type="float" office:value="1278" calcext:value-type="float">
            <text:p>1278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599" calcext:value-type="float">
            <text:p>3599</text:p>
          </table:table-cell>
          <table:table-cell office:value-type="time" office:time-value="PT1061177H10M00.000086613S" calcext:value-type="time">
            <text:p>17:10:00</text:p>
          </table:table-cell>
          <table:table-cell table:formula="of:=[.B286]/2" office:value-type="float" office:value="1799.5" calcext:value-type="float">
            <text:p>1799.5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202" calcext:value-type="float">
            <text:p>3202</text:p>
          </table:table-cell>
          <table:table-cell office:value-type="time" office:time-value="PT1061177H40M00.000087451S" calcext:value-type="time">
            <text:p>17:40:00</text:p>
          </table:table-cell>
          <table:table-cell table:formula="of:=[.B287]/2" office:value-type="float" office:value="1601" calcext:value-type="float">
            <text:p>160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time" office:time-value="PT1061178H10M00.000088289S" calcext:value-type="time">
            <text:p>18:10:00</text:p>
          </table:table-cell>
          <table:table-cell table:formula="of:=[.B28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4" calcext:value-type="float">
            <text:p>174</text:p>
          </table:table-cell>
          <table:table-cell office:value-type="time" office:time-value="PT1061178H40M00.000088289S" calcext:value-type="time">
            <text:p>18:40:00</text:p>
          </table:table-cell>
          <table:table-cell table:formula="of:=[.B289]/2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7" calcext:value-type="float">
            <text:p>47</text:p>
          </table:table-cell>
          <table:table-cell office:value-type="time" office:time-value="PT1061179H10M00.000089128S" calcext:value-type="time">
            <text:p>19:10:00</text:p>
          </table:table-cell>
          <table:table-cell table:formula="of:=[.B290]/2" office:value-type="float" office:value="23.5" calcext:value-type="float">
            <text:p>23.5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9" calcext:value-type="float">
            <text:p>49</text:p>
          </table:table-cell>
          <table:table-cell office:value-type="time" office:time-value="PT1061179H40M00.000089966S" calcext:value-type="time">
            <text:p>19:40:00</text:p>
          </table:table-cell>
          <table:table-cell table:formula="of:=[.B291]/2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9" calcext:value-type="float">
            <text:p>99</text:p>
          </table:table-cell>
          <table:table-cell office:value-type="time" office:time-value="PT1061180H10M00.000089966S" calcext:value-type="time">
            <text:p>20:10:00</text:p>
          </table:table-cell>
          <table:table-cell table:formula="of:=[.B292]/2" office:value-type="float" office:value="49.5" calcext:value-type="float">
            <text:p>49.5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9" calcext:value-type="float">
            <text:p>99</text:p>
          </table:table-cell>
          <table:table-cell office:value-type="time" office:time-value="PT1061180H40M00.000090804S" calcext:value-type="time">
            <text:p>20:40:00</text:p>
          </table:table-cell>
          <table:table-cell table:formula="of:=[.B293]/2" office:value-type="float" office:value="49.5" calcext:value-type="float">
            <text:p>49.5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7" calcext:value-type="float">
            <text:p>97</text:p>
          </table:table-cell>
          <table:table-cell office:value-type="time" office:time-value="PT1061181H10M00.000091642S" calcext:value-type="time">
            <text:p>21:10:00</text:p>
          </table:table-cell>
          <table:table-cell table:formula="of:=[.B294]/2" office:value-type="float" office:value="48.5" calcext:value-type="float">
            <text:p>48.5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52" calcext:value-type="float">
            <text:p>252</text:p>
          </table:table-cell>
          <table:table-cell office:value-type="time" office:time-value="PT1061181H40M00.000091642S" calcext:value-type="time">
            <text:p>21:40:00</text:p>
          </table:table-cell>
          <table:table-cell table:formula="of:=[.B295]/2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6" calcext:value-type="float">
            <text:p>46</text:p>
          </table:table-cell>
          <table:table-cell office:value-type="time" office:time-value="PT1061182H10M00.00009248S" calcext:value-type="time">
            <text:p>22:10:00</text:p>
          </table:table-cell>
          <table:table-cell table:formula="of:=[.B296]/2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6" calcext:value-type="float">
            <text:p>46</text:p>
          </table:table-cell>
          <table:table-cell office:value-type="time" office:time-value="PT1061182H40M00.000093319S" calcext:value-type="time">
            <text:p>22:40:00</text:p>
          </table:table-cell>
          <table:table-cell table:formula="of:=[.B297]/2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7" calcext:value-type="float">
            <text:p>47</text:p>
          </table:table-cell>
          <table:table-cell office:value-type="time" office:time-value="PT1061183H10M00.000094157S" calcext:value-type="time">
            <text:p>23:10:00</text:p>
          </table:table-cell>
          <table:table-cell table:formula="of:=[.B298]/2" office:value-type="float" office:value="23.5" calcext:value-type="float">
            <text:p>23.5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time" office:time-value="PT1061183H40M00.000094157S" calcext:value-type="time">
            <text:p>23:40:00</text:p>
          </table:table-cell>
          <table:table-cell table:formula="of:=[.B299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time" office:time-value="PT1061184H10M00.000094995S" calcext:value-type="time">
            <text:p>00:10:00</text:p>
          </table:table-cell>
          <table:table-cell table:formula="of:=[.B300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time" office:time-value="PT1061184H40M00.000094995S" calcext:value-type="time">
            <text:p>00:40:00</text:p>
          </table:table-cell>
          <table:table-cell table:formula="of:=[.B301]/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time" office:time-value="PT1061185H10M00.000095833S" calcext:value-type="time">
            <text:p>01:10:00</text:p>
          </table:table-cell>
          <table:table-cell table:formula="of:=[.B302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time" office:time-value="PT1061185H40M00.000096671S" calcext:value-type="time">
            <text:p>01:40:00</text:p>
          </table:table-cell>
          <table:table-cell table:formula="of:=[.B303]/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7" calcext:value-type="float">
            <text:p>47</text:p>
          </table:table-cell>
          <table:table-cell office:value-type="time" office:time-value="PT1061186H10M00.000096671S" calcext:value-type="time">
            <text:p>02:10:00</text:p>
          </table:table-cell>
          <table:table-cell table:formula="of:=[.B304]/2" office:value-type="float" office:value="23.5" calcext:value-type="float">
            <text:p>23.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time" office:time-value="PT1061186H40M00.000098348S" calcext:value-type="time">
            <text:p>02:40:00</text:p>
          </table:table-cell>
          <table:table-cell table:formula="of:=[.B305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5" calcext:value-type="float">
            <text:p>45</text:p>
          </table:table-cell>
          <table:table-cell office:value-type="time" office:time-value="PT1061187H10M00.000098348S" calcext:value-type="time">
            <text:p>03:10:00</text:p>
          </table:table-cell>
          <table:table-cell table:formula="of:=[.B306]/2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time" office:time-value="PT1061187H40M00.000099186S" calcext:value-type="time">
            <text:p>03:40:00</text:p>
          </table:table-cell>
          <table:table-cell table:formula="of:=[.B307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0" calcext:value-type="float">
            <text:p>50</text:p>
          </table:table-cell>
          <table:table-cell office:value-type="time" office:time-value="PT1061188H10M00.000099186S" calcext:value-type="time">
            <text:p>04:10:00</text:p>
          </table:table-cell>
          <table:table-cell table:formula="of:=[.B308]/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6" calcext:value-type="float">
            <text:p>46</text:p>
          </table:table-cell>
          <table:table-cell office:value-type="time" office:time-value="PT1061188H40M00.000100024S" calcext:value-type="time">
            <text:p>04:40:00</text:p>
          </table:table-cell>
          <table:table-cell table:formula="of:=[.B309]/2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time" office:time-value="PT1061189H10M00.000100862S" calcext:value-type="time">
            <text:p>05:10:00</text:p>
          </table:table-cell>
          <table:table-cell table:formula="of:=[.B310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time" office:time-value="PT1061189H40M00.000100862S" calcext:value-type="time">
            <text:p>05:40:00</text:p>
          </table:table-cell>
          <table:table-cell table:formula="of:=[.B311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3" calcext:value-type="float">
            <text:p>43</text:p>
          </table:table-cell>
          <table:table-cell office:value-type="time" office:time-value="PT1061190H10M00.0001017S" calcext:value-type="time">
            <text:p>06:10:00</text:p>
          </table:table-cell>
          <table:table-cell table:formula="of:=[.B312]/2"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2" calcext:value-type="float">
            <text:p>92</text:p>
          </table:table-cell>
          <table:table-cell office:value-type="time" office:time-value="PT1061190H40M00.0001017S" calcext:value-type="time">
            <text:p>06:40:00</text:p>
          </table:table-cell>
          <table:table-cell table:formula="of:=[.B313]/2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3" calcext:value-type="float">
            <text:p>93</text:p>
          </table:table-cell>
          <table:table-cell office:value-type="time" office:time-value="PT1061191H10M00.000103377S" calcext:value-type="time">
            <text:p>07:10:00</text:p>
          </table:table-cell>
          <table:table-cell table:formula="of:=[.B314]/2" office:value-type="float" office:value="46.5" calcext:value-type="float">
            <text:p>46.5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3" calcext:value-type="float">
            <text:p>93</text:p>
          </table:table-cell>
          <table:table-cell office:value-type="time" office:time-value="PT1061191H40M00.000103377S" calcext:value-type="time">
            <text:p>07:40:00</text:p>
          </table:table-cell>
          <table:table-cell table:formula="of:=[.B315]/2" office:value-type="float" office:value="46.5" calcext:value-type="float">
            <text:p>46.5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71" calcext:value-type="float">
            <text:p>671</text:p>
          </table:table-cell>
          <table:table-cell office:value-type="time" office:time-value="PT1061192H10M00.000104215S" calcext:value-type="time">
            <text:p>08:10:00</text:p>
          </table:table-cell>
          <table:table-cell table:formula="of:=[.B316]/2" office:value-type="float" office:value="335.5" calcext:value-type="float">
            <text:p>335.5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285" calcext:value-type="float">
            <text:p>3285</text:p>
          </table:table-cell>
          <table:table-cell office:value-type="time" office:time-value="PT1061192H40M00.000105053S" calcext:value-type="time">
            <text:p>08:40:00</text:p>
          </table:table-cell>
          <table:table-cell table:formula="of:=[.B317]/2" office:value-type="float" office:value="1642.5" calcext:value-type="float">
            <text:p>1642.5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00" calcext:value-type="float">
            <text:p>3100</text:p>
          </table:table-cell>
          <table:table-cell office:value-type="time" office:time-value="PT1061193H10M00.000105053S" calcext:value-type="time">
            <text:p>09:10:00</text:p>
          </table:table-cell>
          <table:table-cell table:formula="of:=[.B318]/2" office:value-type="float" office:value="1550" calcext:value-type="float">
            <text:p>155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998" calcext:value-type="float">
            <text:p>1998</text:p>
          </table:table-cell>
          <table:table-cell office:value-type="time" office:time-value="PT1061193H40M00.000105891S" calcext:value-type="time">
            <text:p>09:40:00</text:p>
          </table:table-cell>
          <table:table-cell table:formula="of:=[.B319]/2" office:value-type="float" office:value="999" calcext:value-type="float">
            <text:p>999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98" calcext:value-type="float">
            <text:p>1498</text:p>
          </table:table-cell>
          <table:table-cell office:value-type="time" office:time-value="PT1061194H10M00.000105891S" calcext:value-type="time">
            <text:p>10:10:00</text:p>
          </table:table-cell>
          <table:table-cell table:formula="of:=[.B320]/2"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81" calcext:value-type="float">
            <text:p>1581</text:p>
          </table:table-cell>
          <table:table-cell office:value-type="time" office:time-value="PT1061194H40M00.00010673S" calcext:value-type="time">
            <text:p>10:40:00</text:p>
          </table:table-cell>
          <table:table-cell table:formula="of:=[.B321]/2" office:value-type="float" office:value="790.5" calcext:value-type="float">
            <text:p>790.5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01" calcext:value-type="float">
            <text:p>1701</text:p>
          </table:table-cell>
          <table:table-cell office:value-type="time" office:time-value="PT1061195H10M00.000107568S" calcext:value-type="time">
            <text:p>11:10:00</text:p>
          </table:table-cell>
          <table:table-cell table:formula="of:=[.B322]/2" office:value-type="float" office:value="850.5" calcext:value-type="float">
            <text:p>850.5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601" calcext:value-type="float">
            <text:p>1601</text:p>
          </table:table-cell>
          <table:table-cell office:value-type="time" office:time-value="PT1061195H40M00.000108406S" calcext:value-type="time">
            <text:p>11:40:00</text:p>
          </table:table-cell>
          <table:table-cell table:formula="of:=[.B323]/2" office:value-type="float" office:value="800.5" calcext:value-type="float">
            <text:p>800.5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640" calcext:value-type="float">
            <text:p>1640</text:p>
          </table:table-cell>
          <table:table-cell office:value-type="time" office:time-value="PT1061196H10M00.000108406S" calcext:value-type="time">
            <text:p>12:10:00</text:p>
          </table:table-cell>
          <table:table-cell table:formula="of:=[.B324]/2"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538" calcext:value-type="float">
            <text:p>1538</text:p>
          </table:table-cell>
          <table:table-cell office:value-type="time" office:time-value="PT1061196H40M00.000109244S" calcext:value-type="time">
            <text:p>12:40:00</text:p>
          </table:table-cell>
          <table:table-cell table:formula="of:=[.B325]/2" office:value-type="float" office:value="769" calcext:value-type="float">
            <text:p>769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03" calcext:value-type="float">
            <text:p>1303</text:p>
          </table:table-cell>
          <table:table-cell office:value-type="time" office:time-value="PT1061197H10M00.000110082S" calcext:value-type="time">
            <text:p>13:10:00</text:p>
          </table:table-cell>
          <table:table-cell table:formula="of:=[.B326]/2" office:value-type="float" office:value="651.5" calcext:value-type="float">
            <text:p>651.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6" calcext:value-type="float">
            <text:p>106</text:p>
          </table:table-cell>
          <table:table-cell office:value-type="time" office:time-value="PT1061197H40M00.000110921S" calcext:value-type="time">
            <text:p>13:40:00</text:p>
          </table:table-cell>
          <table:table-cell table:formula="of:=[.B327]/2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43" calcext:value-type="float">
            <text:p>543</text:p>
          </table:table-cell>
          <table:table-cell office:value-type="time" office:time-value="PT1061198H10M00.000110921S" calcext:value-type="time">
            <text:p>14:10:00</text:p>
          </table:table-cell>
          <table:table-cell table:formula="of:=[.B328]/2" office:value-type="float" office:value="271.5" calcext:value-type="float">
            <text:p>271.5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0" calcext:value-type="float">
            <text:p>50</text:p>
          </table:table-cell>
          <table:table-cell office:value-type="time" office:time-value="PT1061198H40M00.000111759S" calcext:value-type="time">
            <text:p>14:40:00</text:p>
          </table:table-cell>
          <table:table-cell table:formula="of:=[.B329]/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8" calcext:value-type="float">
            <text:p>158</text:p>
          </table:table-cell>
          <table:table-cell office:value-type="time" office:time-value="PT1061199H10M00.000111759S" calcext:value-type="time">
            <text:p>15:10:00</text:p>
          </table:table-cell>
          <table:table-cell table:formula="of:=[.B330]/2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0" calcext:value-type="float">
            <text:p>50</text:p>
          </table:table-cell>
          <table:table-cell office:value-type="time" office:time-value="PT1061199H40M00.000112597S" calcext:value-type="time">
            <text:p>15:40:00</text:p>
          </table:table-cell>
          <table:table-cell table:formula="of:=[.B331]/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2" calcext:value-type="float">
            <text:p>52</text:p>
          </table:table-cell>
          <table:table-cell office:value-type="time" office:time-value="PT1061200H10M00.000113435S" calcext:value-type="time">
            <text:p>16:10:00</text:p>
          </table:table-cell>
          <table:table-cell table:formula="of:=[.B332]/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1" calcext:value-type="float">
            <text:p>51</text:p>
          </table:table-cell>
          <table:table-cell office:value-type="time" office:time-value="PT1061200H40M00.000113435S" calcext:value-type="time">
            <text:p>16:40:00</text:p>
          </table:table-cell>
          <table:table-cell table:formula="of:=[.B333]/2" office:value-type="float" office:value="25.5" calcext:value-type="float">
            <text:p>25.5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time" office:time-value="PT1061201H10M00.000115111S" calcext:value-type="time">
            <text:p>17:10:00</text:p>
          </table:table-cell>
          <table:table-cell table:formula="of:=[.B334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0" calcext:value-type="float">
            <text:p>50</text:p>
          </table:table-cell>
          <table:table-cell office:value-type="time" office:time-value="PT1061201H40M00.000115111S" calcext:value-type="time">
            <text:p>17:40:00</text:p>
          </table:table-cell>
          <table:table-cell table:formula="of:=[.B335]/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3" calcext:value-type="float">
            <text:p>103</text:p>
          </table:table-cell>
          <table:table-cell office:value-type="time" office:time-value="PT1061202H10M00.00011595S" calcext:value-type="time">
            <text:p>18:10:00</text:p>
          </table:table-cell>
          <table:table-cell table:formula="of:=[.B336]/2" office:value-type="float" office:value="51.5" calcext:value-type="float">
            <text:p>51.5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61" calcext:value-type="float">
            <text:p>1061</text:p>
          </table:table-cell>
          <table:table-cell office:value-type="time" office:time-value="PT1061202H40M00.00011595S" calcext:value-type="time">
            <text:p>18:40:00</text:p>
          </table:table-cell>
          <table:table-cell table:formula="of:=[.B337]/2" office:value-type="float" office:value="530.5" calcext:value-type="float">
            <text:p>530.5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270" calcext:value-type="float">
            <text:p>1270</text:p>
          </table:table-cell>
          <table:table-cell office:value-type="time" office:time-value="PT1061203H10M00.000116788S" calcext:value-type="time">
            <text:p>19:10:00</text:p>
          </table:table-cell>
          <table:table-cell table:formula="of:=[.B338]/2" office:value-type="float" office:value="635" calcext:value-type="float">
            <text:p>635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2" calcext:value-type="float">
            <text:p>102</text:p>
          </table:table-cell>
          <table:table-cell office:value-type="time" office:time-value="PT1061203H40M00.000117626S" calcext:value-type="time">
            <text:p>19:40:00</text:p>
          </table:table-cell>
          <table:table-cell table:formula="of:=[.B339]/2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time" office:time-value="PT1061204H10M00.000117626S" calcext:value-type="time">
            <text:p>20:10:00</text:p>
          </table:table-cell>
          <table:table-cell table:formula="of:=[.B340]/2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" calcext:value-type="float">
            <text:p>51</text:p>
          </table:table-cell>
          <table:table-cell office:value-type="time" office:time-value="PT1061204H40M00.000118464S" calcext:value-type="time">
            <text:p>20:40:00</text:p>
          </table:table-cell>
          <table:table-cell table:formula="of:=[.B341]/2" office:value-type="float" office:value="25.5" calcext:value-type="float">
            <text:p>25.5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8" calcext:value-type="float">
            <text:p>98</text:p>
          </table:table-cell>
          <table:table-cell office:value-type="time" office:time-value="PT1061205H10M00.000118464S" calcext:value-type="time">
            <text:p>21:10:00</text:p>
          </table:table-cell>
          <table:table-cell table:formula="of:=[.B342]/2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1" calcext:value-type="float">
            <text:p>51</text:p>
          </table:table-cell>
          <table:table-cell office:value-type="time" office:time-value="PT1061205H40M00.000120141S" calcext:value-type="time">
            <text:p>21:40:00</text:p>
          </table:table-cell>
          <table:table-cell table:formula="of:=[.B343]/2" office:value-type="float" office:value="25.5" calcext:value-type="float">
            <text:p>25.5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time" office:time-value="PT1061206H10M00.000120141S" calcext:value-type="time">
            <text:p>22:10:00</text:p>
          </table:table-cell>
          <table:table-cell table:formula="of:=[.B344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0" calcext:value-type="float">
            <text:p>100</text:p>
          </table:table-cell>
          <table:table-cell office:value-type="time" office:time-value="PT1061206H40M00.000120979S" calcext:value-type="time">
            <text:p>22:40:00</text:p>
          </table:table-cell>
          <table:table-cell table:formula="of:=[.B345]/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5" calcext:value-type="float">
            <text:p>45</text:p>
          </table:table-cell>
          <table:table-cell office:value-type="time" office:time-value="PT1061207H10M00.000121817S" calcext:value-type="time">
            <text:p>23:10:00</text:p>
          </table:table-cell>
          <table:table-cell table:formula="of:=[.B346]/2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time" office:time-value="PT1061207H40M00.000121817S" calcext:value-type="time">
            <text:p>23:40:00</text:p>
          </table:table-cell>
          <table:table-cell table:formula="of:=[.B347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time" office:time-value="PT1061208H10M00.000122655S" calcext:value-type="time">
            <text:p>00:10:00</text:p>
          </table:table-cell>
          <table:table-cell table:formula="of:=[.B34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8" calcext:value-type="float">
            <text:p>48</text:p>
          </table:table-cell>
          <table:table-cell office:value-type="time" office:time-value="PT1061208H40M00.000122655S" calcext:value-type="time">
            <text:p>00:40:00</text:p>
          </table:table-cell>
          <table:table-cell table:formula="of:=[.B349]/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time" office:time-value="PT1061209H10M00.000123493S" calcext:value-type="time">
            <text:p>01:10:00</text:p>
          </table:table-cell>
          <table:table-cell table:formula="of:=[.B350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6" calcext:value-type="float">
            <text:p>46</text:p>
          </table:table-cell>
          <table:table-cell office:value-type="time" office:time-value="PT1061209H40M00.000124332S" calcext:value-type="time">
            <text:p>01:40:00</text:p>
          </table:table-cell>
          <table:table-cell table:formula="of:=[.B351]/2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time" office:time-value="PT1061210H10M00.00012517S" calcext:value-type="time">
            <text:p>02:10:00</text:p>
          </table:table-cell>
          <table:table-cell table:formula="of:=[.B352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0" calcext:value-type="float">
            <text:p>100</text:p>
          </table:table-cell>
          <table:table-cell office:value-type="time" office:time-value="PT1061210H40M00.00012517S" calcext:value-type="time">
            <text:p>02:40:00</text:p>
          </table:table-cell>
          <table:table-cell table:formula="of:=[.B353]/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time" office:time-value="PT1061211H10M00.000126008S" calcext:value-type="time">
            <text:p>03:10:00</text:p>
          </table:table-cell>
          <table:table-cell table:formula="of:=[.B354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time" office:time-value="PT1061211H40M00.000126846S" calcext:value-type="time">
            <text:p>03:40:00</text:p>
          </table:table-cell>
          <table:table-cell table:formula="of:=[.B355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9" calcext:value-type="float">
            <text:p>39</text:p>
          </table:table-cell>
          <table:table-cell office:value-type="time" office:time-value="PT1061212H10M00.000126846S" calcext:value-type="time">
            <text:p>04:10:00</text:p>
          </table:table-cell>
          <table:table-cell table:formula="of:=[.B356]/2" office:value-type="float" office:value="19.5" calcext:value-type="float">
            <text:p>19.5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time" office:time-value="PT1061212H40M00.000127684S" calcext:value-type="time">
            <text:p>04:40:00</text:p>
          </table:table-cell>
          <table:table-cell table:formula="of:=[.B357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time" office:time-value="PT1061213H10M00.000128523S" calcext:value-type="time">
            <text:p>05:10:00</text:p>
          </table:table-cell>
          <table:table-cell table:formula="of:=[.B35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time" office:time-value="PT1061213H40M00.000128523S" calcext:value-type="time">
            <text:p>05:40:00</text:p>
          </table:table-cell>
          <table:table-cell table:formula="of:=[.B359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time" office:time-value="PT1061214H10M00.000129361S" calcext:value-type="time">
            <text:p>06:10:00</text:p>
          </table:table-cell>
          <table:table-cell table:formula="of:=[.B360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6" calcext:value-type="float">
            <text:p>46</text:p>
          </table:table-cell>
          <table:table-cell office:value-type="time" office:time-value="PT1061214H40M00.000130199S" calcext:value-type="time">
            <text:p>06:40:00</text:p>
          </table:table-cell>
          <table:table-cell table:formula="of:=[.B361]/2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3" calcext:value-type="float">
            <text:p>143</text:p>
          </table:table-cell>
          <table:table-cell office:value-type="time" office:time-value="PT1061215H10M00.000130199S" calcext:value-type="time">
            <text:p>07:10:00</text:p>
          </table:table-cell>
          <table:table-cell table:formula="of:=[.B362]/2" office:value-type="float" office:value="71.5" calcext:value-type="float">
            <text:p>71.5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4" calcext:value-type="float">
            <text:p>94</text:p>
          </table:table-cell>
          <table:table-cell office:value-type="time" office:time-value="PT1061215H40M00.000131875S" calcext:value-type="time">
            <text:p>07:40:00</text:p>
          </table:table-cell>
          <table:table-cell table:formula="of:=[.B363]/2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8" calcext:value-type="float">
            <text:p>98</text:p>
          </table:table-cell>
          <table:table-cell office:value-type="time" office:time-value="PT1061216H10M00.000131875S" calcext:value-type="time">
            <text:p>08:10:00</text:p>
          </table:table-cell>
          <table:table-cell table:formula="of:=[.B364]/2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125" calcext:value-type="float">
            <text:p>3125</text:p>
          </table:table-cell>
          <table:table-cell office:value-type="time" office:time-value="PT1061216H40M00.000132713S" calcext:value-type="time">
            <text:p>08:40:00</text:p>
          </table:table-cell>
          <table:table-cell table:formula="of:=[.B365]/2" office:value-type="float" office:value="1562.5" calcext:value-type="float">
            <text:p>1562.5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522" calcext:value-type="float">
            <text:p>3522</text:p>
          </table:table-cell>
          <table:table-cell office:value-type="time" office:time-value="PT1061217H10M00.000132713S" calcext:value-type="time">
            <text:p>09:10:00</text:p>
          </table:table-cell>
          <table:table-cell table:formula="of:=[.B366]/2" office:value-type="float" office:value="1761" calcext:value-type="float">
            <text:p>176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728" calcext:value-type="float">
            <text:p>2728</text:p>
          </table:table-cell>
          <table:table-cell office:value-type="time" office:time-value="PT1061217H40M00.000133552S" calcext:value-type="time">
            <text:p>09:40:00</text:p>
          </table:table-cell>
          <table:table-cell table:formula="of:=[.B367]/2" office:value-type="float" office:value="1364" calcext:value-type="float">
            <text:p>1364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061" calcext:value-type="float">
            <text:p>3061</text:p>
          </table:table-cell>
          <table:table-cell office:value-type="time" office:time-value="PT1061218H10M00.000133552S" calcext:value-type="time">
            <text:p>10:10:00</text:p>
          </table:table-cell>
          <table:table-cell table:formula="of:=[.B368]/2" office:value-type="float" office:value="1530.5" calcext:value-type="float">
            <text:p>1530.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599" calcext:value-type="float">
            <text:p>3599</text:p>
          </table:table-cell>
          <table:table-cell office:value-type="time" office:time-value="PT1061218H40M00.00013439S" calcext:value-type="time">
            <text:p>10:40:00</text:p>
          </table:table-cell>
          <table:table-cell table:formula="of:=[.B369]/2" office:value-type="float" office:value="1799.5" calcext:value-type="float">
            <text:p>1799.5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120" calcext:value-type="float">
            <text:p>2120</text:p>
          </table:table-cell>
          <table:table-cell office:value-type="time" office:time-value="PT1061219H10M00.000135228S" calcext:value-type="time">
            <text:p>11:10:00</text:p>
          </table:table-cell>
          <table:table-cell table:formula="of:=[.B370]/2" office:value-type="float" office:value="1060" calcext:value-type="float">
            <text:p>1060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8" calcext:value-type="float">
            <text:p>298</text:p>
          </table:table-cell>
          <table:table-cell office:value-type="time" office:time-value="PT1061219H40M00.000135228S" calcext:value-type="time">
            <text:p>11:40:00</text:p>
          </table:table-cell>
          <table:table-cell table:formula="of:=[.B371]/2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9" calcext:value-type="float">
            <text:p>109</text:p>
          </table:table-cell>
          <table:table-cell office:value-type="time" office:time-value="PT1061220H10M00.000136904S" calcext:value-type="time">
            <text:p>12:10:00</text:p>
          </table:table-cell>
          <table:table-cell table:formula="of:=[.B372]/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0" calcext:value-type="float">
            <text:p>50</text:p>
          </table:table-cell>
          <table:table-cell office:value-type="time" office:time-value="PT1061220H40M00.000136904S" calcext:value-type="time">
            <text:p>12:40:00</text:p>
          </table:table-cell>
          <table:table-cell table:formula="of:=[.B373]/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0" calcext:value-type="float">
            <text:p>220</text:p>
          </table:table-cell>
          <table:table-cell office:value-type="time" office:time-value="PT1061221H10M00.000137743S" calcext:value-type="time">
            <text:p>13:10:00</text:p>
          </table:table-cell>
          <table:table-cell table:formula="of:=[.B374]/2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time" office:time-value="PT1061221H40M00.000138581S" calcext:value-type="time">
            <text:p>13:40:00</text:p>
          </table:table-cell>
          <table:table-cell table:formula="of:=[.B375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2" calcext:value-type="float">
            <text:p>52</text:p>
          </table:table-cell>
          <table:table-cell office:value-type="time" office:time-value="PT1061222H10M00.000138581S" calcext:value-type="time">
            <text:p>14:10:00</text:p>
          </table:table-cell>
          <table:table-cell table:formula="of:=[.B376]/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1" calcext:value-type="float">
            <text:p>51</text:p>
          </table:table-cell>
          <table:table-cell office:value-type="time" office:time-value="PT1061222H40M00.000139419S" calcext:value-type="time">
            <text:p>14:40:00</text:p>
          </table:table-cell>
          <table:table-cell table:formula="of:=[.B377]/2" office:value-type="float" office:value="25.5" calcext:value-type="float">
            <text:p>25.5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2" calcext:value-type="float">
            <text:p>52</text:p>
          </table:table-cell>
          <table:table-cell office:value-type="time" office:time-value="PT1061223H10M00.000139419S" calcext:value-type="time">
            <text:p>15:10:00</text:p>
          </table:table-cell>
          <table:table-cell table:formula="of:=[.B378]/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0" calcext:value-type="float">
            <text:p>50</text:p>
          </table:table-cell>
          <table:table-cell office:value-type="time" office:time-value="PT1061223H40M00.000140257S" calcext:value-type="time">
            <text:p>15:40:00</text:p>
          </table:table-cell>
          <table:table-cell table:formula="of:=[.B379]/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6" calcext:value-type="float">
            <text:p>116</text:p>
          </table:table-cell>
          <table:table-cell office:value-type="time" office:time-value="PT1061224H10M00.000140257S" calcext:value-type="time">
            <text:p>16:10:00</text:p>
          </table:table-cell>
          <table:table-cell table:formula="of:=[.B380]/2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3" calcext:value-type="float">
            <text:p>103</text:p>
          </table:table-cell>
          <table:table-cell office:value-type="time" office:time-value="PT1061224H40M00.000141934S" calcext:value-type="time">
            <text:p>16:40:00</text:p>
          </table:table-cell>
          <table:table-cell table:formula="of:=[.B381]/2" office:value-type="float" office:value="51.5" calcext:value-type="float">
            <text:p>51.5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9" calcext:value-type="float">
            <text:p>109</text:p>
          </table:table-cell>
          <table:table-cell office:value-type="time" office:time-value="PT1061225H10M00.000141934S" calcext:value-type="time">
            <text:p>17:10:00</text:p>
          </table:table-cell>
          <table:table-cell table:formula="of:=[.B382]/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11" calcext:value-type="float">
            <text:p>111</text:p>
          </table:table-cell>
          <table:table-cell office:value-type="time" office:time-value="PT1061225H40M00.000142772S" calcext:value-type="time">
            <text:p>17:40:00</text:p>
          </table:table-cell>
          <table:table-cell table:formula="of:=[.B383]/2" office:value-type="float" office:value="55.5" calcext:value-type="float">
            <text:p>55.5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3" calcext:value-type="float">
            <text:p>53</text:p>
          </table:table-cell>
          <table:table-cell office:value-type="time" office:time-value="PT1061226H10M00.00014361S" calcext:value-type="time">
            <text:p>18:10:00</text:p>
          </table:table-cell>
          <table:table-cell table:formula="of:=[.B384]/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81" calcext:value-type="float">
            <text:p>181</text:p>
          </table:table-cell>
          <table:table-cell office:value-type="time" office:time-value="PT1061226H40M00.00014361S" calcext:value-type="time">
            <text:p>18:40:00</text:p>
          </table:table-cell>
          <table:table-cell table:formula="of:=[.B385]/2" office:value-type="float" office:value="90.5" calcext:value-type="float">
            <text:p>90.5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2" calcext:value-type="float">
            <text:p>92</text:p>
          </table:table-cell>
          <table:table-cell office:value-type="time" office:time-value="PT1061227H10M00.000144448S" calcext:value-type="time">
            <text:p>19:10:00</text:p>
          </table:table-cell>
          <table:table-cell table:formula="of:=[.B386]/2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2" calcext:value-type="float">
            <text:p>52</text:p>
          </table:table-cell>
          <table:table-cell office:value-type="time" office:time-value="PT1061227H40M00.000144448S" calcext:value-type="time">
            <text:p>19:40:00</text:p>
          </table:table-cell>
          <table:table-cell table:formula="of:=[.B387]/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97" calcext:value-type="float">
            <text:p>297</text:p>
          </table:table-cell>
          <table:table-cell office:value-type="time" office:time-value="PT1061228H10M00.000145286S" calcext:value-type="time">
            <text:p>20:10:00</text:p>
          </table:table-cell>
          <table:table-cell table:formula="of:=[.B388]/2" office:value-type="float" office:value="148.5" calcext:value-type="float">
            <text:p>148.5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time" office:time-value="PT1061228H40M00.000146125S" calcext:value-type="time">
            <text:p>20:40:00</text:p>
          </table:table-cell>
          <table:table-cell table:formula="of:=[.B389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44" calcext:value-type="float">
            <text:p>344</text:p>
          </table:table-cell>
          <table:table-cell office:value-type="time" office:time-value="PT1061229H10M00.000146963S" calcext:value-type="time">
            <text:p>21:10:00</text:p>
          </table:table-cell>
          <table:table-cell table:formula="of:=[.B390]/2"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92" calcext:value-type="float">
            <text:p>192</text:p>
          </table:table-cell>
          <table:table-cell office:value-type="time" office:time-value="PT1061229H40M00.000146963S" calcext:value-type="time">
            <text:p>21:40:00</text:p>
          </table:table-cell>
          <table:table-cell table:formula="of:=[.B391]/2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time" office:time-value="PT1061230H10M00.000147801S" calcext:value-type="time">
            <text:p>22:10:00</text:p>
          </table:table-cell>
          <table:table-cell table:formula="of:=[.B392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6" calcext:value-type="float">
            <text:p>96</text:p>
          </table:table-cell>
          <table:table-cell office:value-type="time" office:time-value="PT1061230H40M00.000148639S" calcext:value-type="time">
            <text:p>22:40:00</text:p>
          </table:table-cell>
          <table:table-cell table:formula="of:=[.B393]/2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2" calcext:value-type="float">
            <text:p>52</text:p>
          </table:table-cell>
          <table:table-cell office:value-type="time" office:time-value="PT1061231H10M00.000149477S" calcext:value-type="time">
            <text:p>23:10:00</text:p>
          </table:table-cell>
          <table:table-cell table:formula="of:=[.B394]/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2" calcext:value-type="float">
            <text:p>52</text:p>
          </table:table-cell>
          <table:table-cell office:value-type="time" office:time-value="PT1061231H40M00.000149477S" calcext:value-type="time">
            <text:p>23:40:00</text:p>
          </table:table-cell>
          <table:table-cell table:formula="of:=[.B395]/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2" calcext:value-type="float">
            <text:p>52</text:p>
          </table:table-cell>
          <table:table-cell office:value-type="time" office:time-value="PT1061232H10M00.000150315S" calcext:value-type="time">
            <text:p>00:10:00</text:p>
          </table:table-cell>
          <table:table-cell table:formula="of:=[.B396]/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time" office:time-value="PT1061232H40M00.000150315S" calcext:value-type="time">
            <text:p>00:40:00</text:p>
          </table:table-cell>
          <table:table-cell table:formula="of:=[.B397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7" calcext:value-type="float">
            <text:p>47</text:p>
          </table:table-cell>
          <table:table-cell office:value-type="time" office:time-value="PT1061233H10M00.000151154S" calcext:value-type="time">
            <text:p>01:10:00</text:p>
          </table:table-cell>
          <table:table-cell table:formula="of:=[.B398]/2" office:value-type="float" office:value="23.5" calcext:value-type="float">
            <text:p>23.5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time" office:time-value="PT1061233H40M00.000151992S" calcext:value-type="time">
            <text:p>01:40:00</text:p>
          </table:table-cell>
          <table:table-cell table:formula="of:=[.B399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9" calcext:value-type="float">
            <text:p>49</text:p>
          </table:table-cell>
          <table:table-cell office:value-type="time" office:time-value="PT1061234H10M00.000151992S" calcext:value-type="time">
            <text:p>02:10:00</text:p>
          </table:table-cell>
          <table:table-cell table:formula="of:=[.B400]/2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time" office:time-value="PT1061234H40M00.000153668S" calcext:value-type="time">
            <text:p>02:40:00</text:p>
          </table:table-cell>
          <table:table-cell table:formula="of:=[.B401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time" office:time-value="PT1061235H10M00.000153668S" calcext:value-type="time">
            <text:p>03:10:00</text:p>
          </table:table-cell>
          <table:table-cell table:formula="of:=[.B402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5" calcext:value-type="float">
            <text:p>45</text:p>
          </table:table-cell>
          <table:table-cell office:value-type="time" office:time-value="PT1061235H40M00.000154506S" calcext:value-type="time">
            <text:p>03:40:00</text:p>
          </table:table-cell>
          <table:table-cell table:formula="of:=[.B403]/2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time" office:time-value="PT1061236H10M00.000154506S" calcext:value-type="time">
            <text:p>04:10:00</text:p>
          </table:table-cell>
          <table:table-cell table:formula="of:=[.B404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7" calcext:value-type="float">
            <text:p>47</text:p>
          </table:table-cell>
          <table:table-cell office:value-type="time" office:time-value="PT1061236H40M00.000155345S" calcext:value-type="time">
            <text:p>04:40:00</text:p>
          </table:table-cell>
          <table:table-cell table:formula="of:=[.B405]/2" office:value-type="float" office:value="23.5" calcext:value-type="float">
            <text:p>23.5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time" office:time-value="PT1061237H10M00.000156183S" calcext:value-type="time">
            <text:p>05:10:00</text:p>
          </table:table-cell>
          <table:table-cell table:formula="of:=[.B406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time" office:time-value="PT1061237H40M00.000156183S" calcext:value-type="time">
            <text:p>05:40:00</text:p>
          </table:table-cell>
          <table:table-cell table:formula="of:=[.B407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time" office:time-value="PT1061238H10M00.000157021S" calcext:value-type="time">
            <text:p>06:10:00</text:p>
          </table:table-cell>
          <table:table-cell table:formula="of:=[.B40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9" calcext:value-type="float">
            <text:p>49</text:p>
          </table:table-cell>
          <table:table-cell office:value-type="time" office:time-value="PT1061238H40M00.000157021S" calcext:value-type="time">
            <text:p>06:40:00</text:p>
          </table:table-cell>
          <table:table-cell table:formula="of:=[.B409]/2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9" calcext:value-type="float">
            <text:p>49</text:p>
          </table:table-cell>
          <table:table-cell office:value-type="time" office:time-value="PT1061239H10M00.000158697S" calcext:value-type="time">
            <text:p>07:10:00</text:p>
          </table:table-cell>
          <table:table-cell table:formula="of:=[.B410]/2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57" calcext:value-type="float">
            <text:p>157</text:p>
          </table:table-cell>
          <table:table-cell office:value-type="time" office:time-value="PT1061239H40M00.000158697S" calcext:value-type="time">
            <text:p>07:40:00</text:p>
          </table:table-cell>
          <table:table-cell table:formula="of:=[.B411]/2" office:value-type="float" office:value="78.5" calcext:value-type="float">
            <text:p>78.5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5" calcext:value-type="float">
            <text:p>105</text:p>
          </table:table-cell>
          <table:table-cell office:value-type="time" office:time-value="PT1061240H10M00.000159536S" calcext:value-type="time">
            <text:p>08:10:00</text:p>
          </table:table-cell>
          <table:table-cell table:formula="of:=[.B412]/2" office:value-type="float" office:value="52.5" calcext:value-type="float">
            <text:p>52.5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47" calcext:value-type="float">
            <text:p>1047</text:p>
          </table:table-cell>
          <table:table-cell office:value-type="time" office:time-value="PT1061240H40M00.000160374S" calcext:value-type="time">
            <text:p>08:40:00</text:p>
          </table:table-cell>
          <table:table-cell table:formula="of:=[.B413]/2" office:value-type="float" office:value="523.5" calcext:value-type="float">
            <text:p>523.5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429" calcext:value-type="float">
            <text:p>3429</text:p>
          </table:table-cell>
          <table:table-cell office:value-type="time" office:time-value="PT1061241H10M00.000160374S" calcext:value-type="time">
            <text:p>09:10:00</text:p>
          </table:table-cell>
          <table:table-cell table:formula="of:=[.B414]/2" office:value-type="float" office:value="1714.5" calcext:value-type="float">
            <text:p>1714.5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599" calcext:value-type="float">
            <text:p>3599</text:p>
          </table:table-cell>
          <table:table-cell office:value-type="time" office:time-value="PT1061241H40M00.000161212S" calcext:value-type="time">
            <text:p>09:40:00</text:p>
          </table:table-cell>
          <table:table-cell table:formula="of:=[.B415]/2" office:value-type="float" office:value="1799.5" calcext:value-type="float">
            <text:p>1799.5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513" calcext:value-type="float">
            <text:p>3513</text:p>
          </table:table-cell>
          <table:table-cell office:value-type="time" office:time-value="PT1061242H10M00.000161212S" calcext:value-type="time">
            <text:p>10:10:00</text:p>
          </table:table-cell>
          <table:table-cell table:formula="of:=[.B416]/2" office:value-type="float" office:value="1756.5" calcext:value-type="float">
            <text:p>1756.5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600" calcext:value-type="float">
            <text:p>3600</text:p>
          </table:table-cell>
          <table:table-cell office:value-type="time" office:time-value="PT1061242H40M00.00016205S" calcext:value-type="time">
            <text:p>10:40:00</text:p>
          </table:table-cell>
          <table:table-cell table:formula="of:=[.B417]/2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600" calcext:value-type="float">
            <text:p>3600</text:p>
          </table:table-cell>
          <table:table-cell office:value-type="time" office:time-value="PT1061243H10M00.000162888S" calcext:value-type="time">
            <text:p>11:10:00</text:p>
          </table:table-cell>
          <table:table-cell table:formula="of:=[.B418]/2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599" calcext:value-type="float">
            <text:p>3599</text:p>
          </table:table-cell>
          <table:table-cell office:value-type="time" office:time-value="PT1061243H40M00.000163727S" calcext:value-type="time">
            <text:p>11:40:00</text:p>
          </table:table-cell>
          <table:table-cell table:formula="of:=[.B419]/2" office:value-type="float" office:value="1799.5" calcext:value-type="float">
            <text:p>1799.5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35" calcext:value-type="float">
            <text:p>1435</text:p>
          </table:table-cell>
          <table:table-cell office:value-type="time" office:time-value="PT1061244H10M00.000163727S" calcext:value-type="time">
            <text:p>12:10:00</text:p>
          </table:table-cell>
          <table:table-cell table:formula="of:=[.B420]/2" office:value-type="float" office:value="717.5" calcext:value-type="float">
            <text:p>717.5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78" calcext:value-type="float">
            <text:p>1078</text:p>
          </table:table-cell>
          <table:table-cell office:value-type="time" office:time-value="PT1061244H40M00.000164565S" calcext:value-type="time">
            <text:p>12:40:00</text:p>
          </table:table-cell>
          <table:table-cell table:formula="of:=[.B421]/2" office:value-type="float" office:value="539" calcext:value-type="float">
            <text:p>539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5" calcext:value-type="float">
            <text:p>105</text:p>
          </table:table-cell>
          <table:table-cell office:value-type="time" office:time-value="PT1061245H10M00.000165403S" calcext:value-type="time">
            <text:p>13:10:00</text:p>
          </table:table-cell>
          <table:table-cell table:formula="of:=[.B422]/2" office:value-type="float" office:value="52.5" calcext:value-type="float">
            <text:p>52.5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3" calcext:value-type="float">
            <text:p>103</text:p>
          </table:table-cell>
          <table:table-cell office:value-type="time" office:time-value="PT1061245H40M00.000165403S" calcext:value-type="time">
            <text:p>13:40:00</text:p>
          </table:table-cell>
          <table:table-cell table:formula="of:=[.B423]/2" office:value-type="float" office:value="51.5" calcext:value-type="float">
            <text:p>51.5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1" calcext:value-type="float">
            <text:p>51</text:p>
          </table:table-cell>
          <table:table-cell office:value-type="time" office:time-value="PT1061246H10M00.000166241S" calcext:value-type="time">
            <text:p>14:10:00</text:p>
          </table:table-cell>
          <table:table-cell table:formula="of:=[.B424]/2" office:value-type="float" office:value="25.5" calcext:value-type="float">
            <text:p>25.5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60" calcext:value-type="float">
            <text:p>160</text:p>
          </table:table-cell>
          <table:table-cell office:value-type="time" office:time-value="PT1061246H40M00.000167079S" calcext:value-type="time">
            <text:p>14:40:00</text:p>
          </table:table-cell>
          <table:table-cell table:formula="of:=[.B425]/2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80" calcext:value-type="float">
            <text:p>280</text:p>
          </table:table-cell>
          <table:table-cell office:value-type="time" office:time-value="PT1061247H10M00.000167079S" calcext:value-type="time">
            <text:p>15:10:00</text:p>
          </table:table-cell>
          <table:table-cell table:formula="of:=[.B426]/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18" calcext:value-type="float">
            <text:p>218</text:p>
          </table:table-cell>
          <table:table-cell office:value-type="time" office:time-value="PT1061247H40M00.000167917S" calcext:value-type="time">
            <text:p>15:40:00</text:p>
          </table:table-cell>
          <table:table-cell table:formula="of:=[.B427]/2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4" calcext:value-type="float">
            <text:p>104</text:p>
          </table:table-cell>
          <table:table-cell office:value-type="time" office:time-value="PT1061248H10M00.000168756S" calcext:value-type="time">
            <text:p>16:10:00</text:p>
          </table:table-cell>
          <table:table-cell table:formula="of:=[.B428]/2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9" calcext:value-type="float">
            <text:p>49</text:p>
          </table:table-cell>
          <table:table-cell office:value-type="time" office:time-value="PT1061248H40M00.000168756S" calcext:value-type="time">
            <text:p>16:40:00</text:p>
          </table:table-cell>
          <table:table-cell table:formula="of:=[.B429]/2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3" calcext:value-type="float">
            <text:p>103</text:p>
          </table:table-cell>
          <table:table-cell office:value-type="time" office:time-value="PT1061249H10M00.000170432S" calcext:value-type="time">
            <text:p>17:10:00</text:p>
          </table:table-cell>
          <table:table-cell table:formula="of:=[.B430]/2" office:value-type="float" office:value="51.5" calcext:value-type="float">
            <text:p>51.5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9" calcext:value-type="float">
            <text:p>49</text:p>
          </table:table-cell>
          <table:table-cell office:value-type="time" office:time-value="PT1061249H40M00.000170432S" calcext:value-type="time">
            <text:p>17:40:00</text:p>
          </table:table-cell>
          <table:table-cell table:formula="of:=[.B431]/2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8" calcext:value-type="float">
            <text:p>48</text:p>
          </table:table-cell>
          <table:table-cell office:value-type="time" office:time-value="PT1061250H10M00.00017127S" calcext:value-type="time">
            <text:p>18:10:00</text:p>
          </table:table-cell>
          <table:table-cell table:formula="of:=[.B432]/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58" calcext:value-type="float">
            <text:p>158</text:p>
          </table:table-cell>
          <table:table-cell office:value-type="time" office:time-value="PT1061250H40M00.00017127S" calcext:value-type="time">
            <text:p>18:40:00</text:p>
          </table:table-cell>
          <table:table-cell table:formula="of:=[.B433]/2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17" calcext:value-type="float">
            <text:p>217</text:p>
          </table:table-cell>
          <table:table-cell office:value-type="time" office:time-value="PT1061251H10M00.000172108S" calcext:value-type="time">
            <text:p>19:10:00</text:p>
          </table:table-cell>
          <table:table-cell table:formula="of:=[.B434]/2" office:value-type="float" office:value="108.5" calcext:value-type="float">
            <text:p>108.5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65" calcext:value-type="float">
            <text:p>165</text:p>
          </table:table-cell>
          <table:table-cell office:value-type="time" office:time-value="PT1061251H40M00.000172108S" calcext:value-type="time">
            <text:p>19:40:00</text:p>
          </table:table-cell>
          <table:table-cell table:formula="of:=[.B435]/2" office:value-type="float" office:value="82.5" calcext:value-type="float">
            <text:p>82.5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76" calcext:value-type="float">
            <text:p>476</text:p>
          </table:table-cell>
          <table:table-cell office:value-type="time" office:time-value="PT1061252H10M00.000172947S" calcext:value-type="time">
            <text:p>20:10:00</text:p>
          </table:table-cell>
          <table:table-cell table:formula="of:=[.B436]/2"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54" calcext:value-type="float">
            <text:p>454</text:p>
          </table:table-cell>
          <table:table-cell office:value-type="time" office:time-value="PT1061252H40M00.000173785S" calcext:value-type="time">
            <text:p>20:40:00</text:p>
          </table:table-cell>
          <table:table-cell table:formula="of:=[.B437]/2"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3" calcext:value-type="float">
            <text:p>53</text:p>
          </table:table-cell>
          <table:table-cell office:value-type="time" office:time-value="PT1061253H10M00.000173785S" calcext:value-type="time">
            <text:p>21:10:00</text:p>
          </table:table-cell>
          <table:table-cell table:formula="of:=[.B438]/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2" calcext:value-type="float">
            <text:p>52</text:p>
          </table:table-cell>
          <table:table-cell office:value-type="time" office:time-value="PT1061253H40M00.000175461S" calcext:value-type="time">
            <text:p>21:40:00</text:p>
          </table:table-cell>
          <table:table-cell table:formula="of:=[.B439]/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3" calcext:value-type="float">
            <text:p>53</text:p>
          </table:table-cell>
          <table:table-cell office:value-type="time" office:time-value="PT1061254H10M00.000175461S" calcext:value-type="time">
            <text:p>22:10:00</text:p>
          </table:table-cell>
          <table:table-cell table:formula="of:=[.B440]/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2" calcext:value-type="float">
            <text:p>162</text:p>
          </table:table-cell>
          <table:table-cell office:value-type="time" office:time-value="PT1061254H40M00.000176299S" calcext:value-type="time">
            <text:p>22:40:00</text:p>
          </table:table-cell>
          <table:table-cell table:formula="of:=[.B441]/2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4" calcext:value-type="float">
            <text:p>104</text:p>
          </table:table-cell>
          <table:table-cell office:value-type="time" office:time-value="PT1061255H10M00.000177138S" calcext:value-type="time">
            <text:p>23:10:00</text:p>
          </table:table-cell>
          <table:table-cell table:formula="of:=[.B442]/2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time" office:time-value="PT1061255H40M00.000177138S" calcext:value-type="time">
            <text:p>23:40:00</text:p>
          </table:table-cell>
          <table:table-cell table:formula="of:=[.B443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1" calcext:value-type="float">
            <text:p>51</text:p>
          </table:table-cell>
          <table:table-cell office:value-type="time" office:time-value="PT1061256H10M00.000177976S" calcext:value-type="time">
            <text:p>00:10:00</text:p>
          </table:table-cell>
          <table:table-cell table:formula="of:=[.B444]/2" office:value-type="float" office:value="25.5" calcext:value-type="float">
            <text:p>25.5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time" office:time-value="PT1061256H40M00.000177976S" calcext:value-type="time">
            <text:p>00:40:00</text:p>
          </table:table-cell>
          <table:table-cell table:formula="of:=[.B445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9" calcext:value-type="float">
            <text:p>49</text:p>
          </table:table-cell>
          <table:table-cell office:value-type="time" office:time-value="PT1061257H10M00.000178814S" calcext:value-type="time">
            <text:p>01:10:00</text:p>
          </table:table-cell>
          <table:table-cell table:formula="of:=[.B446]/2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time" office:time-value="PT1061257H40M00.000178814S" calcext:value-type="time">
            <text:p>01:40:00</text:p>
          </table:table-cell>
          <table:table-cell table:formula="of:=[.B447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time" office:time-value="PT1061258H10M00.00018049S" calcext:value-type="time">
            <text:p>02:10:00</text:p>
          </table:table-cell>
          <table:table-cell table:formula="of:=[.B44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time" office:time-value="PT1061258H40M00.00018049S" calcext:value-type="time">
            <text:p>02:40:00</text:p>
          </table:table-cell>
          <table:table-cell table:formula="of:=[.B449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8" calcext:value-type="float">
            <text:p>48</text:p>
          </table:table-cell>
          <table:table-cell office:value-type="time" office:time-value="PT1061259H10M00.000181329S" calcext:value-type="time">
            <text:p>03:10:00</text:p>
          </table:table-cell>
          <table:table-cell table:formula="of:=[.B450]/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time" office:time-value="PT1061259H40M00.000182167S" calcext:value-type="time">
            <text:p>03:40:00</text:p>
          </table:table-cell>
          <table:table-cell table:formula="of:=[.B451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time" office:time-value="PT1061260H10M00.000182167S" calcext:value-type="time">
            <text:p>04:10:00</text:p>
          </table:table-cell>
          <table:table-cell table:formula="of:=[.B452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time" office:time-value="PT1061260H40M00.000183005S" calcext:value-type="time">
            <text:p>04:40:00</text:p>
          </table:table-cell>
          <table:table-cell table:formula="of:=[.B453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7" calcext:value-type="float">
            <text:p>47</text:p>
          </table:table-cell>
          <table:table-cell office:value-type="time" office:time-value="PT1061261H10M00.000183843S" calcext:value-type="time">
            <text:p>05:10:00</text:p>
          </table:table-cell>
          <table:table-cell table:formula="of:=[.B454]/2" office:value-type="float" office:value="23.5" calcext:value-type="float">
            <text:p>23.5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time" office:time-value="PT1061261H40M00.000183843S" calcext:value-type="time">
            <text:p>05:40:00</text:p>
          </table:table-cell>
          <table:table-cell table:formula="of:=[.B455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time" office:time-value="PT1061262H10M00.000184681S" calcext:value-type="time">
            <text:p>06:10:00</text:p>
          </table:table-cell>
          <table:table-cell table:formula="of:=[.B456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9" calcext:value-type="float">
            <text:p>49</text:p>
          </table:table-cell>
          <table:table-cell office:value-type="time" office:time-value="PT1061262H40M00.000185519S" calcext:value-type="time">
            <text:p>06:40:00</text:p>
          </table:table-cell>
          <table:table-cell table:formula="of:=[.B457]/2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time" office:time-value="PT1061263H10M00.000185519S" calcext:value-type="time">
            <text:p>07:10:00</text:p>
          </table:table-cell>
          <table:table-cell table:formula="of:=[.B45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5" calcext:value-type="float">
            <text:p>105</text:p>
          </table:table-cell>
          <table:table-cell office:value-type="time" office:time-value="PT1061263H40M00.000186358S" calcext:value-type="time">
            <text:p>07:40:00</text:p>
          </table:table-cell>
          <table:table-cell table:formula="of:=[.B459]/2" office:value-type="float" office:value="52.5" calcext:value-type="float">
            <text:p>52.5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63" calcext:value-type="float">
            <text:p>663</text:p>
          </table:table-cell>
          <table:table-cell office:value-type="time" office:time-value="PT1061264H10M00.000187196S" calcext:value-type="time">
            <text:p>08:10:00</text:p>
          </table:table-cell>
          <table:table-cell table:formula="of:=[.B460]/2" office:value-type="float" office:value="331.5" calcext:value-type="float">
            <text:p>331.5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544" calcext:value-type="float">
            <text:p>3544</text:p>
          </table:table-cell>
          <table:table-cell office:value-type="time" office:time-value="PT1061264H40M00.000188034S" calcext:value-type="time">
            <text:p>08:40:00</text:p>
          </table:table-cell>
          <table:table-cell table:formula="of:=[.B461]/2" office:value-type="float" office:value="1772" calcext:value-type="float">
            <text:p>1772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505" calcext:value-type="float">
            <text:p>3505</text:p>
          </table:table-cell>
          <table:table-cell office:value-type="time" office:time-value="PT1061265H10M00.000188034S" calcext:value-type="time">
            <text:p>09:10:00</text:p>
          </table:table-cell>
          <table:table-cell table:formula="of:=[.B462]/2" office:value-type="float" office:value="1752.5" calcext:value-type="float">
            <text:p>1752.5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319" calcext:value-type="float">
            <text:p>3319</text:p>
          </table:table-cell>
          <table:table-cell office:value-type="time" office:time-value="PT1061265H40M00.000188872S" calcext:value-type="time">
            <text:p>09:40:00</text:p>
          </table:table-cell>
          <table:table-cell table:formula="of:=[.B463]/2" office:value-type="float" office:value="1659.5" calcext:value-type="float">
            <text:p>1659.5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82" calcext:value-type="float">
            <text:p>1482</text:p>
          </table:table-cell>
          <table:table-cell office:value-type="time" office:time-value="PT1061266H10M00.000188872S" calcext:value-type="time">
            <text:p>10:10:00</text:p>
          </table:table-cell>
          <table:table-cell table:formula="of:=[.B464]/2" office:value-type="float" office:value="741" calcext:value-type="float">
            <text:p>74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599" calcext:value-type="float">
            <text:p>3599</text:p>
          </table:table-cell>
          <table:table-cell office:value-type="time" office:time-value="PT1061266H40M00.00018971S" calcext:value-type="time">
            <text:p>10:40:00</text:p>
          </table:table-cell>
          <table:table-cell table:formula="of:=[.B465]/2" office:value-type="float" office:value="1799.5" calcext:value-type="float">
            <text:p>1799.5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599" calcext:value-type="float">
            <text:p>3599</text:p>
          </table:table-cell>
          <table:table-cell office:value-type="time" office:time-value="PT1061267H10M00.000190549S" calcext:value-type="time">
            <text:p>11:10:00</text:p>
          </table:table-cell>
          <table:table-cell table:formula="of:=[.B466]/2" office:value-type="float" office:value="1799.5" calcext:value-type="float">
            <text:p>1799.5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600" calcext:value-type="float">
            <text:p>3600</text:p>
          </table:table-cell>
          <table:table-cell office:value-type="time" office:time-value="PT1061267H40M00.000190549S" calcext:value-type="time">
            <text:p>11:40:00</text:p>
          </table:table-cell>
          <table:table-cell table:formula="of:=[.B467]/2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599" calcext:value-type="float">
            <text:p>3599</text:p>
          </table:table-cell>
          <table:table-cell office:value-type="time" office:time-value="PT1061268H10M00.000192225S" calcext:value-type="time">
            <text:p>12:10:00</text:p>
          </table:table-cell>
          <table:table-cell table:formula="of:=[.B468]/2" office:value-type="float" office:value="1799.5" calcext:value-type="float">
            <text:p>1799.5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599" calcext:value-type="float">
            <text:p>3599</text:p>
          </table:table-cell>
          <table:table-cell office:value-type="time" office:time-value="PT1061268H40M00.000192225S" calcext:value-type="time">
            <text:p>12:40:00</text:p>
          </table:table-cell>
          <table:table-cell table:formula="of:=[.B469]/2" office:value-type="float" office:value="1799.5" calcext:value-type="float">
            <text:p>1799.5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599" calcext:value-type="float">
            <text:p>3599</text:p>
          </table:table-cell>
          <table:table-cell office:value-type="time" office:time-value="PT1061269H10M00.000193063S" calcext:value-type="time">
            <text:p>13:10:00</text:p>
          </table:table-cell>
          <table:table-cell table:formula="of:=[.B470]/2" office:value-type="float" office:value="1799.5" calcext:value-type="float">
            <text:p>1799.5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599" calcext:value-type="float">
            <text:p>3599</text:p>
          </table:table-cell>
          <table:table-cell office:value-type="time" office:time-value="PT1061269H40M00.000193063S" calcext:value-type="time">
            <text:p>13:40:00</text:p>
          </table:table-cell>
          <table:table-cell table:formula="of:=[.B471]/2" office:value-type="float" office:value="1799.5" calcext:value-type="float">
            <text:p>1799.5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004" calcext:value-type="float">
            <text:p>3004</text:p>
          </table:table-cell>
          <table:table-cell office:value-type="time" office:time-value="PT1061270H10M00.000193901S" calcext:value-type="time">
            <text:p>14:10:00</text:p>
          </table:table-cell>
          <table:table-cell table:formula="of:=[.B472]/2" office:value-type="float" office:value="1502" calcext:value-type="float">
            <text:p>1502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time" office:time-value="PT1061270H40M00.00019474S" calcext:value-type="time">
            <text:p>14:40:00</text:p>
          </table:table-cell>
          <table:table-cell table:formula="of:=[.B473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0" calcext:value-type="float">
            <text:p>60</text:p>
          </table:table-cell>
          <table:table-cell office:value-type="time" office:time-value="PT1061271H10M00.00019474S" calcext:value-type="time">
            <text:p>15:10:00</text:p>
          </table:table-cell>
          <table:table-cell table:formula="of:=[.B474]/2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3" calcext:value-type="float">
            <text:p>63</text:p>
          </table:table-cell>
          <table:table-cell office:value-type="time" office:time-value="PT1061271H40M00.000195578S" calcext:value-type="time">
            <text:p>15:40:00</text:p>
          </table:table-cell>
          <table:table-cell table:formula="of:=[.B475]/2" office:value-type="float" office:value="31.5" calcext:value-type="float">
            <text:p>31.5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0" calcext:value-type="float">
            <text:p>60</text:p>
          </table:table-cell>
          <table:table-cell office:value-type="time" office:time-value="PT1061272H10M00.000195578S" calcext:value-type="time">
            <text:p>16:10:00</text:p>
          </table:table-cell>
          <table:table-cell table:formula="of:=[.B476]/2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70" calcext:value-type="float">
            <text:p>170</text:p>
          </table:table-cell>
          <table:table-cell office:value-type="time" office:time-value="PT1061272H40M00.000197254S" calcext:value-type="time">
            <text:p>16:40:00</text:p>
          </table:table-cell>
          <table:table-cell table:formula="of:=[.B477]/2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70" calcext:value-type="float">
            <text:p>170</text:p>
          </table:table-cell>
          <table:table-cell office:value-type="time" office:time-value="PT1061273H10M00.000197254S" calcext:value-type="time">
            <text:p>17:10:00</text:p>
          </table:table-cell>
          <table:table-cell table:formula="of:=[.B478]/2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time" office:time-value="PT1061278H40M00.000000279S" calcext:value-type="time">
            <text:p>22:40:00</text:p>
          </table:table-cell>
          <table:table-cell table:formula="of:=[.B479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30" calcext:value-type="float">
            <text:p>230</text:p>
          </table:table-cell>
          <table:table-cell table:formula="of:=[.C479]+0.5/24" office:value-type="time" office:time-value="PT1061279H10M00.000000279S" calcext:value-type="time">
            <text:p>23:10:00</text:p>
          </table:table-cell>
          <table:table-cell table:formula="of:=[.B480]/2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formula="of:=[.C480]+0.5/24" office:value-type="time" office:time-value="PT1061279H40M00.000000279S" calcext:value-type="time">
            <text:p>23:40:00</text:p>
          </table:table-cell>
          <table:table-cell table:formula="of:=[.B481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[.C481]+0.5/24" office:value-type="time" office:time-value="PT1061280H10M00.000001118S" calcext:value-type="time">
            <text:p>00:10:00</text:p>
          </table:table-cell>
          <table:table-cell table:formula="of:=[.B482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9" calcext:value-type="float">
            <text:p>49</text:p>
          </table:table-cell>
          <table:table-cell table:formula="of:=[.C482]+0.5/24" office:value-type="time" office:time-value="PT1061280H40M00.000001118S" calcext:value-type="time">
            <text:p>00:40:00</text:p>
          </table:table-cell>
          <table:table-cell table:formula="of:=[.B483]/2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table:formula="of:=[.C483]+0.5/24" office:value-type="time" office:time-value="PT1061281H10M00.000001118S" calcext:value-type="time">
            <text:p>01:10:00</text:p>
          </table:table-cell>
          <table:table-cell table:formula="of:=[.B484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table:formula="of:=[.C484]+0.5/24" office:value-type="time" office:time-value="PT1061281H40M00.000001118S" calcext:value-type="time">
            <text:p>01:40:00</text:p>
          </table:table-cell>
          <table:table-cell table:formula="of:=[.B485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1" calcext:value-type="float">
            <text:p>51</text:p>
          </table:table-cell>
          <table:table-cell table:formula="of:=[.C485]+0.5/24" office:value-type="time" office:time-value="PT1061282H10M00.000001118S" calcext:value-type="time">
            <text:p>02:10:00</text:p>
          </table:table-cell>
          <table:table-cell table:formula="of:=[.B486]/2" office:value-type="float" office:value="25.5" calcext:value-type="float">
            <text:p>25.5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formula="of:=[.C486]+0.5/24" office:value-type="time" office:time-value="PT1061282H40M00.000001956S" calcext:value-type="time">
            <text:p>02:40:00</text:p>
          </table:table-cell>
          <table:table-cell table:formula="of:=[.B487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[.C487]+0.5/24" office:value-type="time" office:time-value="PT1061283H10M00.000001956S" calcext:value-type="time">
            <text:p>03:10:00</text:p>
          </table:table-cell>
          <table:table-cell table:formula="of:=[.B48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1" calcext:value-type="float">
            <text:p>51</text:p>
          </table:table-cell>
          <table:table-cell table:formula="of:=[.C488]+0.5/24" office:value-type="time" office:time-value="PT1061283H40M00.000001956S" calcext:value-type="time">
            <text:p>03:40:00</text:p>
          </table:table-cell>
          <table:table-cell table:formula="of:=[.B489]/2" office:value-type="float" office:value="25.5" calcext:value-type="float">
            <text:p>25.5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[.C489]+0.5/24" office:value-type="time" office:time-value="PT1061284H10M00.000002794S" calcext:value-type="time">
            <text:p>04:10:00</text:p>
          </table:table-cell>
          <table:table-cell table:formula="of:=[.B490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" calcext:value-type="float">
            <text:p>48</text:p>
          </table:table-cell>
          <table:table-cell table:formula="of:=[.C490]+0.5/24" office:value-type="time" office:time-value="PT1061284H40M00.000002794S" calcext:value-type="time">
            <text:p>04:40:00</text:p>
          </table:table-cell>
          <table:table-cell table:formula="of:=[.B491]/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[.C491]+0.5/24" office:value-type="time" office:time-value="PT1061285H10M00.000002794S" calcext:value-type="time">
            <text:p>05:10:00</text:p>
          </table:table-cell>
          <table:table-cell table:formula="of:=[.B492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formula="of:=[.C492]+0.5/24" office:value-type="time" office:time-value="PT1061285H40M00.000002794S" calcext:value-type="time">
            <text:p>05:40:00</text:p>
          </table:table-cell>
          <table:table-cell table:formula="of:=[.B493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[.C493]+0.5/24" office:value-type="time" office:time-value="PT1061286H10M00.000002794S" calcext:value-type="time">
            <text:p>06:10:00</text:p>
          </table:table-cell>
          <table:table-cell table:formula="of:=[.B494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[.C494]+0.5/24" office:value-type="time" office:time-value="PT1061286H40M00.000003632S" calcext:value-type="time">
            <text:p>06:40:00</text:p>
          </table:table-cell>
          <table:table-cell table:formula="of:=[.B495]/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2" calcext:value-type="float">
            <text:p>52</text:p>
          </table:table-cell>
          <table:table-cell table:formula="of:=[.C495]+0.5/24" office:value-type="time" office:time-value="PT1061287H10M00.000003632S" calcext:value-type="time">
            <text:p>07:10:00</text:p>
          </table:table-cell>
          <table:table-cell table:formula="of:=[.B496]/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211" calcext:value-type="float">
            <text:p>2211</text:p>
          </table:table-cell>
          <table:table-cell table:formula="of:=[.C496]+0.5/24" office:value-type="time" office:time-value="PT1061287H40M00.000003632S" calcext:value-type="time">
            <text:p>07:40:00</text:p>
          </table:table-cell>
          <table:table-cell table:formula="of:=[.B497]/2" office:value-type="float" office:value="1105.5" calcext:value-type="float">
            <text:p>1105.5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485" calcext:value-type="float">
            <text:p>3485</text:p>
          </table:table-cell>
          <table:table-cell table:formula="of:=[.C497]+0.5/24" office:value-type="time" office:time-value="PT1061288H10M00.00000447S" calcext:value-type="time">
            <text:p>08:10:00</text:p>
          </table:table-cell>
          <table:table-cell table:formula="of:=[.B498]/2" office:value-type="float" office:value="1742.5" calcext:value-type="float">
            <text:p>1742.5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2" calcext:value-type="float">
            <text:p>62</text:p>
          </table:table-cell>
          <table:table-cell table:formula="of:=[.C498]+0.5/24" office:value-type="time" office:time-value="PT1061288H40M00.00000447S" calcext:value-type="time">
            <text:p>08:40:00</text:p>
          </table:table-cell>
          <table:table-cell table:formula="of:=[.B499]/2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8" calcext:value-type="float">
            <text:p>58</text:p>
          </table:table-cell>
          <table:table-cell table:formula="of:=[.C499]+0.5/24" office:value-type="time" office:time-value="PT1061289H10M00.00000447S" calcext:value-type="time">
            <text:p>09:10:00</text:p>
          </table:table-cell>
          <table:table-cell table:formula="of:=[.B500]/2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[.C500]+0.5/24" office:value-type="time" office:time-value="PT1061289H40M00.00000447S" calcext:value-type="time">
            <text:p>09:40:00</text:p>
          </table:table-cell>
          <table:table-cell table:formula="of:=[.B501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56" calcext:value-type="float">
            <text:p>256</text:p>
          </table:table-cell>
          <table:table-cell table:formula="of:=[.C501]+0.5/24" office:value-type="time" office:time-value="PT1061290H10M00.00000447S" calcext:value-type="time">
            <text:p>10:10:00</text:p>
          </table:table-cell>
          <table:table-cell table:formula="of:=[.B502]/2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3" calcext:value-type="float">
            <text:p>53</text:p>
          </table:table-cell>
          <table:table-cell table:formula="of:=[.C502]+0.5/24" office:value-type="time" office:time-value="PT1061290H40M00.000005309S" calcext:value-type="time">
            <text:p>10:40:00</text:p>
          </table:table-cell>
          <table:table-cell table:formula="of:=[.B503]/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4" calcext:value-type="float">
            <text:p>54</text:p>
          </table:table-cell>
          <table:table-cell table:formula="of:=[.C503]+0.5/24" office:value-type="time" office:time-value="PT1061291H10M00.000005309S" calcext:value-type="time">
            <text:p>11:10:00</text:p>
          </table:table-cell>
          <table:table-cell table:formula="of:=[.B504]/2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98" calcext:value-type="float">
            <text:p>298</text:p>
          </table:table-cell>
          <table:table-cell table:formula="of:=[.C504]+0.5/24" office:value-type="time" office:time-value="PT1061291H40M00.000005309S" calcext:value-type="time">
            <text:p>11:40:00</text:p>
          </table:table-cell>
          <table:table-cell table:formula="of:=[.B505]/2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842" calcext:value-type="float">
            <text:p>842</text:p>
          </table:table-cell>
          <table:table-cell table:formula="of:=[.C505]+0.5/24" office:value-type="time" office:time-value="PT1061292H10M00.000006147S" calcext:value-type="time">
            <text:p>12:10:00</text:p>
          </table:table-cell>
          <table:table-cell table:formula="of:=[.B506]/2"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28" calcext:value-type="float">
            <text:p>328</text:p>
          </table:table-cell>
          <table:table-cell table:formula="of:=[.C506]+0.5/24" office:value-type="time" office:time-value="PT1061292H40M00.000006147S" calcext:value-type="time">
            <text:p>12:40:00</text:p>
          </table:table-cell>
          <table:table-cell table:formula="of:=[.B507]/2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5" calcext:value-type="float">
            <text:p>55</text:p>
          </table:table-cell>
          <table:table-cell table:formula="of:=[.C507]+0.5/24" office:value-type="time" office:time-value="PT1061293H10M00.000006147S" calcext:value-type="time">
            <text:p>13:10:00</text:p>
          </table:table-cell>
          <table:table-cell table:formula="of:=[.B508]/2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[.C508]+0.5/24" office:value-type="time" office:time-value="PT1061293H40M00.000006147S" calcext:value-type="time">
            <text:p>13:40:00</text:p>
          </table:table-cell>
          <table:table-cell table:formula="of:=[.B509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10" calcext:value-type="float">
            <text:p>110</text:p>
          </table:table-cell>
          <table:table-cell table:formula="of:=[.C509]+0.5/24" office:value-type="time" office:time-value="PT1061294H10M00.000006147S" calcext:value-type="time">
            <text:p>14:10:00</text:p>
          </table:table-cell>
          <table:table-cell table:formula="of:=[.B510]/2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68" calcext:value-type="float">
            <text:p>168</text:p>
          </table:table-cell>
          <table:table-cell table:formula="of:=[.C510]+0.5/24" office:value-type="time" office:time-value="PT1061294H40M00.000006985S" calcext:value-type="time">
            <text:p>14:40:00</text:p>
          </table:table-cell>
          <table:table-cell table:formula="of:=[.B511]/2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5" calcext:value-type="float">
            <text:p>55</text:p>
          </table:table-cell>
          <table:table-cell table:formula="of:=[.C511]+0.5/24" office:value-type="time" office:time-value="PT1061295H10M00.000006985S" calcext:value-type="time">
            <text:p>15:10:00</text:p>
          </table:table-cell>
          <table:table-cell table:formula="of:=[.B512]/2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formula="of:=[.C512]+0.5/24" office:value-type="time" office:time-value="PT1061295H40M00.000006985S" calcext:value-type="time">
            <text:p>15:40:00</text:p>
          </table:table-cell>
          <table:table-cell table:formula="of:=[.B513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05" calcext:value-type="float">
            <text:p>205</text:p>
          </table:table-cell>
          <table:table-cell table:formula="of:=[.C513]+0.5/24" office:value-type="time" office:time-value="PT1061296H10M00.000007823S" calcext:value-type="time">
            <text:p>16:10:00</text:p>
          </table:table-cell>
          <table:table-cell table:formula="of:=[.B514]/2" office:value-type="float" office:value="102.5" calcext:value-type="float">
            <text:p>102.5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12" calcext:value-type="float">
            <text:p>112</text:p>
          </table:table-cell>
          <table:table-cell table:formula="of:=[.C514]+0.5/24" office:value-type="time" office:time-value="PT1061296H40M00.000007823S" calcext:value-type="time">
            <text:p>16:40:00</text:p>
          </table:table-cell>
          <table:table-cell table:formula="of:=[.B515]/2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6" calcext:value-type="float">
            <text:p>56</text:p>
          </table:table-cell>
          <table:table-cell table:formula="of:=[.C515]+0.5/24" office:value-type="time" office:time-value="PT1061297H10M00.000007823S" calcext:value-type="time">
            <text:p>17:10:00</text:p>
          </table:table-cell>
          <table:table-cell table:formula="of:=[.B516]/2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10" calcext:value-type="float">
            <text:p>110</text:p>
          </table:table-cell>
          <table:table-cell table:formula="of:=[.C516]+0.5/24" office:value-type="time" office:time-value="PT1061297H40M00.000007823S" calcext:value-type="time">
            <text:p>17:40:00</text:p>
          </table:table-cell>
          <table:table-cell table:formula="of:=[.B517]/2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43" calcext:value-type="float">
            <text:p>643</text:p>
          </table:table-cell>
          <table:table-cell table:formula="of:=[.C517]+0.5/24" office:value-type="time" office:time-value="PT1061298H10M00.000007823S" calcext:value-type="time">
            <text:p>18:10:00</text:p>
          </table:table-cell>
          <table:table-cell table:formula="of:=[.B518]/2" office:value-type="float" office:value="321.5" calcext:value-type="float">
            <text:p>321.5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33" calcext:value-type="float">
            <text:p>133</text:p>
          </table:table-cell>
          <table:table-cell table:formula="of:=[.C518]+0.5/24" office:value-type="time" office:time-value="PT1061298H40M00.000008661S" calcext:value-type="time">
            <text:p>18:40:00</text:p>
          </table:table-cell>
          <table:table-cell table:formula="of:=[.B519]/2" office:value-type="float" office:value="66.5" calcext:value-type="float">
            <text:p>66.5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9" calcext:value-type="float">
            <text:p>59</text:p>
          </table:table-cell>
          <table:table-cell table:formula="of:=[.C519]+0.5/24" office:value-type="time" office:time-value="PT1061299H10M00.000008661S" calcext:value-type="time">
            <text:p>19:10:00</text:p>
          </table:table-cell>
          <table:table-cell table:formula="of:=[.B520]/2" office:value-type="float" office:value="29.5" calcext:value-type="float">
            <text:p>29.5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18" calcext:value-type="float">
            <text:p>118</text:p>
          </table:table-cell>
          <table:table-cell table:formula="of:=[.C520]+0.5/24" office:value-type="time" office:time-value="PT1061299H40M00.000008661S" calcext:value-type="time">
            <text:p>19:40:00</text:p>
          </table:table-cell>
          <table:table-cell table:formula="of:=[.B521]/2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72" calcext:value-type="float">
            <text:p>172</text:p>
          </table:table-cell>
          <table:table-cell table:formula="of:=[.C521]+0.5/24" office:value-type="time" office:time-value="PT1061300H10M00.000009499S" calcext:value-type="time">
            <text:p>20:10:00</text:p>
          </table:table-cell>
          <table:table-cell table:formula="of:=[.B522]/2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5" calcext:value-type="float">
            <text:p>55</text:p>
          </table:table-cell>
          <table:table-cell table:formula="of:=[.C522]+0.5/24" office:value-type="time" office:time-value="PT1061300H40M00.000009499S" calcext:value-type="time">
            <text:p>20:40:00</text:p>
          </table:table-cell>
          <table:table-cell table:formula="of:=[.B523]/2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4" calcext:value-type="float">
            <text:p>54</text:p>
          </table:table-cell>
          <table:table-cell table:formula="of:=[.C523]+0.5/24" office:value-type="time" office:time-value="PT1061301H10M00.000009499S" calcext:value-type="time">
            <text:p>21:10:00</text:p>
          </table:table-cell>
          <table:table-cell table:formula="of:=[.B524]/2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5" calcext:value-type="float">
            <text:p>55</text:p>
          </table:table-cell>
          <table:table-cell table:formula="of:=[.C524]+0.5/24" office:value-type="time" office:time-value="PT1061301H40M00.000009499S" calcext:value-type="time">
            <text:p>21:40:00</text:p>
          </table:table-cell>
          <table:table-cell table:formula="of:=[.B525]/2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" calcext:value-type="float">
            <text:p>55</text:p>
          </table:table-cell>
          <table:table-cell table:formula="of:=[.C525]+0.5/24" office:value-type="time" office:time-value="PT1061302H10M00.000009499S" calcext:value-type="time">
            <text:p>22:10:00</text:p>
          </table:table-cell>
          <table:table-cell table:formula="of:=[.B526]/2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5" calcext:value-type="float">
            <text:p>55</text:p>
          </table:table-cell>
          <table:table-cell table:formula="of:=[.C526]+0.5/24" office:value-type="time" office:time-value="PT1061302H40M00.000010338S" calcext:value-type="time">
            <text:p>22:40:00</text:p>
          </table:table-cell>
          <table:table-cell table:formula="of:=[.B527]/2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[.C527]+0.5/24" office:value-type="time" office:time-value="PT1061303H10M00.000010338S" calcext:value-type="time">
            <text:p>23:10:00</text:p>
          </table:table-cell>
          <table:table-cell table:formula="of:=[.B52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3" calcext:value-type="float">
            <text:p>53</text:p>
          </table:table-cell>
          <table:table-cell table:formula="of:=[.C528]+0.5/24" office:value-type="time" office:time-value="PT1061303H40M00.000010338S" calcext:value-type="time">
            <text:p>23:40:00</text:p>
          </table:table-cell>
          <table:table-cell table:formula="of:=[.B529]/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[.C529]+0.5/24" office:value-type="time" office:time-value="PT1061304H10M00.000011176S" calcext:value-type="time">
            <text:p>00:10:00</text:p>
          </table:table-cell>
          <table:table-cell table:formula="of:=[.B530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table:formula="of:=[.C530]+0.5/24" office:value-type="time" office:time-value="PT1061304H40M00.000011176S" calcext:value-type="time">
            <text:p>00:40:00</text:p>
          </table:table-cell>
          <table:table-cell table:formula="of:=[.B531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[.C531]+0.5/24" office:value-type="time" office:time-value="PT1061305H10M00.000011176S" calcext:value-type="time">
            <text:p>01:10:00</text:p>
          </table:table-cell>
          <table:table-cell table:formula="of:=[.B532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5" calcext:value-type="float">
            <text:p>55</text:p>
          </table:table-cell>
          <table:table-cell table:formula="of:=[.C532]+0.5/24" office:value-type="time" office:time-value="PT1061305H40M00.000011176S" calcext:value-type="time">
            <text:p>01:40:00</text:p>
          </table:table-cell>
          <table:table-cell table:formula="of:=[.B533]/2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[.C533]+0.5/24" office:value-type="time" office:time-value="PT1061306H10M00.000011176S" calcext:value-type="time">
            <text:p>02:10:00</text:p>
          </table:table-cell>
          <table:table-cell table:formula="of:=[.B534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[.C534]+0.5/24" office:value-type="time" office:time-value="PT1061306H40M00.000012014S" calcext:value-type="time">
            <text:p>02:40:00</text:p>
          </table:table-cell>
          <table:table-cell table:formula="of:=[.B535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[.C535]+0.5/24" office:value-type="time" office:time-value="PT1061307H10M00.000012014S" calcext:value-type="time">
            <text:p>03:10:00</text:p>
          </table:table-cell>
          <table:table-cell table:formula="of:=[.B536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5" calcext:value-type="float">
            <text:p>55</text:p>
          </table:table-cell>
          <table:table-cell table:formula="of:=[.C536]+0.5/24" office:value-type="time" office:time-value="PT1061307H40M00.000012014S" calcext:value-type="time">
            <text:p>03:40:00</text:p>
          </table:table-cell>
          <table:table-cell table:formula="of:=[.B537]/2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[.C537]+0.5/24" office:value-type="time" office:time-value="PT1061308H10M00.000012852S" calcext:value-type="time">
            <text:p>04:10:00</text:p>
          </table:table-cell>
          <table:table-cell table:formula="of:=[.B53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[.C538]+0.5/24" office:value-type="time" office:time-value="PT1061308H40M00.000012852S" calcext:value-type="time">
            <text:p>04:40:00</text:p>
          </table:table-cell>
          <table:table-cell table:formula="of:=[.B539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33" calcext:value-type="float">
            <text:p>233</text:p>
          </table:table-cell>
          <table:table-cell table:formula="of:=[.C539]+0.5/24" office:value-type="time" office:time-value="PT1061309H10M00.000012852S" calcext:value-type="time">
            <text:p>05:10:00</text:p>
          </table:table-cell>
          <table:table-cell table:formula="of:=[.B540]/2" office:value-type="float" office:value="116.5" calcext:value-type="float">
            <text:p>116.5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11" calcext:value-type="float">
            <text:p>111</text:p>
          </table:table-cell>
          <table:table-cell table:formula="of:=[.C540]+0.5/24" office:value-type="time" office:time-value="PT1061309H40M00.000012852S" calcext:value-type="time">
            <text:p>05:40:00</text:p>
          </table:table-cell>
          <table:table-cell table:formula="of:=[.B541]/2" office:value-type="float" office:value="55.5" calcext:value-type="float">
            <text:p>55.5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816" calcext:value-type="float">
            <text:p>2816</text:p>
          </table:table-cell>
          <table:table-cell table:formula="of:=[.C541]+0.5/24" office:value-type="time" office:time-value="PT1061310H10M00.000012852S" calcext:value-type="time">
            <text:p>06:10:00</text:p>
          </table:table-cell>
          <table:table-cell table:formula="of:=[.B542]/2" office:value-type="float" office:value="1408" calcext:value-type="float">
            <text:p>1408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522" calcext:value-type="float">
            <text:p>3522</text:p>
          </table:table-cell>
          <table:table-cell table:formula="of:=[.C542]+0.5/24" office:value-type="time" office:time-value="PT1061310H40M00.00001369S" calcext:value-type="time">
            <text:p>06:40:00</text:p>
          </table:table-cell>
          <table:table-cell table:formula="of:=[.B543]/2" office:value-type="float" office:value="1761" calcext:value-type="float">
            <text:p>1761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206" calcext:value-type="float">
            <text:p>2206</text:p>
          </table:table-cell>
          <table:table-cell table:formula="of:=[.C543]+0.5/24" office:value-type="time" office:time-value="PT1061311H10M00.00001369S" calcext:value-type="time">
            <text:p>07:10:00</text:p>
          </table:table-cell>
          <table:table-cell table:formula="of:=[.B544]/2" office:value-type="float" office:value="1103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077" calcext:value-type="float">
            <text:p>2077</text:p>
          </table:table-cell>
          <table:table-cell table:formula="of:=[.C544]+0.5/24" office:value-type="time" office:time-value="PT1061311H40M00.00001369S" calcext:value-type="time">
            <text:p>07:40:00</text:p>
          </table:table-cell>
          <table:table-cell table:formula="of:=[.B545]/2" office:value-type="float" office:value="1038.5" calcext:value-type="float">
            <text:p>1038.5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449" calcext:value-type="float">
            <text:p>3449</text:p>
          </table:table-cell>
          <table:table-cell table:formula="of:=[.C545]+0.5/24" office:value-type="time" office:time-value="PT1061312H10M00.000014529S" calcext:value-type="time">
            <text:p>08:10:00</text:p>
          </table:table-cell>
          <table:table-cell table:formula="of:=[.B546]/2" office:value-type="float" office:value="1724.5" calcext:value-type="float">
            <text:p>1724.5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598" calcext:value-type="float">
            <text:p>3598</text:p>
          </table:table-cell>
          <table:table-cell table:formula="of:=[.C546]+0.5/24" office:value-type="time" office:time-value="PT1061312H40M00.000014529S" calcext:value-type="time">
            <text:p>08:40:00</text:p>
          </table:table-cell>
          <table:table-cell table:formula="of:=[.B547]/2" office:value-type="float" office:value="1799" calcext:value-type="float">
            <text:p>179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208" calcext:value-type="float">
            <text:p>1208</text:p>
          </table:table-cell>
          <table:table-cell table:formula="of:=[.C547]+0.5/24" office:value-type="time" office:time-value="PT1061313H10M00.000014529S" calcext:value-type="time">
            <text:p>09:10:00</text:p>
          </table:table-cell>
          <table:table-cell table:formula="of:=[.B548]/2"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85" calcext:value-type="float">
            <text:p>485</text:p>
          </table:table-cell>
          <table:table-cell table:formula="of:=[.C548]+0.5/24" office:value-type="time" office:time-value="PT1061313H40M00.000014529S" calcext:value-type="time">
            <text:p>09:40:00</text:p>
          </table:table-cell>
          <table:table-cell table:formula="of:=[.B549]/2" office:value-type="float" office:value="242.5" calcext:value-type="float">
            <text:p>242.5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801" calcext:value-type="float">
            <text:p>2801</text:p>
          </table:table-cell>
          <table:table-cell table:formula="of:=[.C549]+0.5/24" office:value-type="time" office:time-value="PT1061314H10M00.000014529S" calcext:value-type="time">
            <text:p>10:10:00</text:p>
          </table:table-cell>
          <table:table-cell table:formula="of:=[.B550]/2" office:value-type="float" office:value="1400.5" calcext:value-type="float">
            <text:p>1400.5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597" calcext:value-type="float">
            <text:p>3597</text:p>
          </table:table-cell>
          <table:table-cell table:formula="of:=[.C550]+0.5/24" office:value-type="time" office:time-value="PT1061314H40M00.000015367S" calcext:value-type="time">
            <text:p>10:40:00</text:p>
          </table:table-cell>
          <table:table-cell table:formula="of:=[.B551]/2" office:value-type="float" office:value="1798.5" calcext:value-type="float">
            <text:p>1798.5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94" calcext:value-type="float">
            <text:p>694</text:p>
          </table:table-cell>
          <table:table-cell table:formula="of:=[.C551]+0.5/24" office:value-type="time" office:time-value="PT1061315H10M00.000015367S" calcext:value-type="time">
            <text:p>11:10:00</text:p>
          </table:table-cell>
          <table:table-cell table:formula="of:=[.B552]/2"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87" calcext:value-type="float">
            <text:p>187</text:p>
          </table:table-cell>
          <table:table-cell table:formula="of:=[.C552]+0.5/24" office:value-type="time" office:time-value="PT1061315H40M00.000015367S" calcext:value-type="time">
            <text:p>11:40:00</text:p>
          </table:table-cell>
          <table:table-cell table:formula="of:=[.B553]/2" office:value-type="float" office:value="93.5" calcext:value-type="float">
            <text:p>93.5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20" calcext:value-type="float">
            <text:p>120</text:p>
          </table:table-cell>
          <table:table-cell table:formula="of:=[.C553]+0.5/24" office:value-type="time" office:time-value="PT1061316H10M00.000016205S" calcext:value-type="time">
            <text:p>12:10:00</text:p>
          </table:table-cell>
          <table:table-cell table:formula="of:=[.B554]/2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60" calcext:value-type="float">
            <text:p>260</text:p>
          </table:table-cell>
          <table:table-cell table:formula="of:=[.C554]+0.5/24" office:value-type="time" office:time-value="PT1061316H40M00.000016205S" calcext:value-type="time">
            <text:p>12:40:00</text:p>
          </table:table-cell>
          <table:table-cell table:formula="of:=[.B555]/2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264" calcext:value-type="float">
            <text:p>1264</text:p>
          </table:table-cell>
          <table:table-cell table:formula="of:=[.C555]+0.5/24" office:value-type="time" office:time-value="PT1061317H10M00.000016205S" calcext:value-type="time">
            <text:p>13:10:00</text:p>
          </table:table-cell>
          <table:table-cell table:formula="of:=[.B556]/2"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7" calcext:value-type="float">
            <text:p>67</text:p>
          </table:table-cell>
          <table:table-cell table:formula="of:=[.C556]+0.5/24" office:value-type="time" office:time-value="PT1061317H40M00.000016205S" calcext:value-type="time">
            <text:p>13:40:00</text:p>
          </table:table-cell>
          <table:table-cell table:formula="of:=[.B557]/2" office:value-type="float" office:value="33.5" calcext:value-type="float">
            <text:p>33.5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32" calcext:value-type="float">
            <text:p>132</text:p>
          </table:table-cell>
          <table:table-cell table:formula="of:=[.C557]+0.5/24" office:value-type="time" office:time-value="PT1061318H10M00.000016205S" calcext:value-type="time">
            <text:p>14:10:00</text:p>
          </table:table-cell>
          <table:table-cell table:formula="of:=[.B558]/2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750" calcext:value-type="float">
            <text:p>750</text:p>
          </table:table-cell>
          <table:table-cell table:formula="of:=[.C558]+0.5/24" office:value-type="time" office:time-value="PT1061318H40M00.000017043S" calcext:value-type="time">
            <text:p>14:40:00</text:p>
          </table:table-cell>
          <table:table-cell table:formula="of:=[.B559]/2"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11" calcext:value-type="float">
            <text:p>511</text:p>
          </table:table-cell>
          <table:table-cell table:formula="of:=[.C559]+0.5/24" office:value-type="time" office:time-value="PT1061319H10M00.000017043S" calcext:value-type="time">
            <text:p>15:10:00</text:p>
          </table:table-cell>
          <table:table-cell table:formula="of:=[.B560]/2" office:value-type="float" office:value="255.5" calcext:value-type="float">
            <text:p>255.5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76" calcext:value-type="float">
            <text:p>176</text:p>
          </table:table-cell>
          <table:table-cell table:formula="of:=[.C560]+0.5/24" office:value-type="time" office:time-value="PT1061319H40M00.000017043S" calcext:value-type="time">
            <text:p>15:40:00</text:p>
          </table:table-cell>
          <table:table-cell table:formula="of:=[.B561]/2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61" calcext:value-type="float">
            <text:p>261</text:p>
          </table:table-cell>
          <table:table-cell table:formula="of:=[.C561]+0.5/24" office:value-type="time" office:time-value="PT1061320H10M00.000017881S" calcext:value-type="time">
            <text:p>16:10:00</text:p>
          </table:table-cell>
          <table:table-cell table:formula="of:=[.B562]/2" office:value-type="float" office:value="130.5" calcext:value-type="float">
            <text:p>130.5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26" calcext:value-type="float">
            <text:p>126</text:p>
          </table:table-cell>
          <table:table-cell table:formula="of:=[.C562]+0.5/24" office:value-type="time" office:time-value="PT1061320H40M00.000017881S" calcext:value-type="time">
            <text:p>16:40:00</text:p>
          </table:table-cell>
          <table:table-cell table:formula="of:=[.B563]/2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87" calcext:value-type="float">
            <text:p>187</text:p>
          </table:table-cell>
          <table:table-cell table:formula="of:=[.C563]+0.5/24" office:value-type="time" office:time-value="PT1061321H10M00.000017881S" calcext:value-type="time">
            <text:p>17:10:00</text:p>
          </table:table-cell>
          <table:table-cell table:formula="of:=[.B564]/2" office:value-type="float" office:value="93.5" calcext:value-type="float">
            <text:p>93.5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5" calcext:value-type="float">
            <text:p>55</text:p>
          </table:table-cell>
          <table:table-cell table:formula="of:=[.C564]+0.5/24" office:value-type="time" office:time-value="PT1061321H40M00.000017881S" calcext:value-type="time">
            <text:p>17:40:00</text:p>
          </table:table-cell>
          <table:table-cell table:formula="of:=[.B565]/2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48" calcext:value-type="float">
            <text:p>248</text:p>
          </table:table-cell>
          <table:table-cell table:formula="of:=[.C565]+0.5/24" office:value-type="time" office:time-value="PT1061322H10M00.000017881S" calcext:value-type="time">
            <text:p>18:10:00</text:p>
          </table:table-cell>
          <table:table-cell table:formula="of:=[.B566]/2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[.C566]+0.5/24" office:value-type="time" office:time-value="PT1061322H40M00.00001872S" calcext:value-type="time">
            <text:p>18:40:00</text:p>
          </table:table-cell>
          <table:table-cell table:formula="of:=[.B567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table:formula="of:=[.C567]+0.5/24" office:value-type="time" office:time-value="PT1061323H10M00.00001872S" calcext:value-type="time">
            <text:p>19:10:00</text:p>
          </table:table-cell>
          <table:table-cell table:formula="of:=[.B568]/2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35" calcext:value-type="float">
            <text:p>235</text:p>
          </table:table-cell>
          <table:table-cell table:formula="of:=[.C568]+0.5/24" office:value-type="time" office:time-value="PT1061323H40M00.00001872S" calcext:value-type="time">
            <text:p>19:40:00</text:p>
          </table:table-cell>
          <table:table-cell table:formula="of:=[.B569]/2" office:value-type="float" office:value="117.5" calcext:value-type="float">
            <text:p>117.5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6" calcext:value-type="float">
            <text:p>56</text:p>
          </table:table-cell>
          <table:table-cell table:formula="of:=[.C569]+0.5/24" office:value-type="time" office:time-value="PT1061324H10M00.000019558S" calcext:value-type="time">
            <text:p>20:10:00</text:p>
          </table:table-cell>
          <table:table-cell table:formula="of:=[.B570]/2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[.C570]+0.5/24" office:value-type="time" office:time-value="PT1061324H40M00.000019558S" calcext:value-type="time">
            <text:p>20:40:00</text:p>
          </table:table-cell>
          <table:table-cell table:formula="of:=[.B571]/2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11" calcext:value-type="float">
            <text:p>111</text:p>
          </table:table-cell>
          <table:table-cell table:formula="of:=[.C571]+0.5/24" office:value-type="time" office:time-value="PT1061325H10M00.000019558S" calcext:value-type="time">
            <text:p>21:10:00</text:p>
          </table:table-cell>
          <table:table-cell table:formula="of:=[.B572]/2" office:value-type="float" office:value="55.5" calcext:value-type="float">
            <text:p>55.5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table:formula="of:=[.C572]+0.5/24" office:value-type="time" office:time-value="PT1061325H40M00.000019558S" calcext:value-type="time">
            <text:p>21:40:00</text:p>
          </table:table-cell>
          <table:table-cell table:formula="of:=[.B573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" calcext:value-type="float">
            <text:p>56</text:p>
          </table:table-cell>
          <table:table-cell table:formula="of:=[.C573]+0.5/24" office:value-type="time" office:time-value="PT1061326H10M00.000019558S" calcext:value-type="time">
            <text:p>22:10:00</text:p>
          </table:table-cell>
          <table:table-cell table:formula="of:=[.B574]/2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table:formula="of:=[.C574]+0.5/24" office:value-type="time" office:time-value="PT1061326H40M00.000020396S" calcext:value-type="time">
            <text:p>22:40:00</text:p>
          </table:table-cell>
          <table:table-cell table:formula="of:=[.B575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5" calcext:value-type="float">
            <text:p>55</text:p>
          </table:table-cell>
          <table:table-cell table:formula="of:=[.C575]+0.5/24" office:value-type="time" office:time-value="PT1061327H10M00.000020396S" calcext:value-type="time">
            <text:p>23:10:00</text:p>
          </table:table-cell>
          <table:table-cell table:formula="of:=[.B576]/2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[.C576]+0.5/24" office:value-type="time" office:time-value="PT1061327H40M00.000020396S" calcext:value-type="time">
            <text:p>23:40:00</text:p>
          </table:table-cell>
          <table:table-cell table:formula="of:=[.B577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5" calcext:value-type="float">
            <text:p>55</text:p>
          </table:table-cell>
          <table:table-cell table:formula="of:=[.C577]+0.5/24" office:value-type="time" office:time-value="PT1061328H10M00.000021234S" calcext:value-type="time">
            <text:p>00:10:00</text:p>
          </table:table-cell>
          <table:table-cell table:formula="of:=[.B578]/2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table:formula="of:=[.C578]+0.5/24" office:value-type="time" office:time-value="PT1061328H40M00.000021234S" calcext:value-type="time">
            <text:p>00:40:00</text:p>
          </table:table-cell>
          <table:table-cell table:formula="of:=[.B579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4" calcext:value-type="float">
            <text:p>54</text:p>
          </table:table-cell>
          <table:table-cell table:formula="of:=[.C579]+0.5/24" office:value-type="time" office:time-value="PT1061329H10M00.000021234S" calcext:value-type="time">
            <text:p>01:10:00</text:p>
          </table:table-cell>
          <table:table-cell table:formula="of:=[.B580]/2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[.C580]+0.5/24" office:value-type="time" office:time-value="PT1061329H40M00.000021234S" calcext:value-type="time">
            <text:p>01:40:00</text:p>
          </table:table-cell>
          <table:table-cell table:formula="of:=[.B581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[.C581]+0.5/24" office:value-type="time" office:time-value="PT1061330H10M00.000021234S" calcext:value-type="time">
            <text:p>02:10:00</text:p>
          </table:table-cell>
          <table:table-cell table:formula="of:=[.B582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[.C582]+0.5/24" office:value-type="time" office:time-value="PT1061330H40M00.000022072S" calcext:value-type="time">
            <text:p>02:40:00</text:p>
          </table:table-cell>
          <table:table-cell table:formula="of:=[.B583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4" calcext:value-type="float">
            <text:p>54</text:p>
          </table:table-cell>
          <table:table-cell table:formula="of:=[.C583]+0.5/24" office:value-type="time" office:time-value="PT1061331H10M00.000022072S" calcext:value-type="time">
            <text:p>03:10:00</text:p>
          </table:table-cell>
          <table:table-cell table:formula="of:=[.B584]/2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table:formula="of:=[.C584]+0.5/24" office:value-type="time" office:time-value="PT1061331H40M00.000022072S" calcext:value-type="time">
            <text:p>03:40:00</text:p>
          </table:table-cell>
          <table:table-cell table:formula="of:=[.B585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[.C585]+0.5/24" office:value-type="time" office:time-value="PT1061332H10M00.000022911S" calcext:value-type="time">
            <text:p>04:10:00</text:p>
          </table:table-cell>
          <table:table-cell table:formula="of:=[.B586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[.C586]+0.5/24" office:value-type="time" office:time-value="PT1061332H40M00.000022911S" calcext:value-type="time">
            <text:p>04:40:00</text:p>
          </table:table-cell>
          <table:table-cell table:formula="of:=[.B587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table:formula="of:=[.C587]+0.5/24" office:value-type="time" office:time-value="PT1061333H10M00.000022911S" calcext:value-type="time">
            <text:p>05:10:00</text:p>
          </table:table-cell>
          <table:table-cell table:formula="of:=[.B58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3" calcext:value-type="float">
            <text:p>53</text:p>
          </table:table-cell>
          <table:table-cell table:formula="of:=[.C588]+0.5/24" office:value-type="time" office:time-value="PT1061333H40M00.000022911S" calcext:value-type="time">
            <text:p>05:40:00</text:p>
          </table:table-cell>
          <table:table-cell table:formula="of:=[.B589]/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[.C589]+0.5/24" office:value-type="time" office:time-value="PT1061334H10M00.000022911S" calcext:value-type="time">
            <text:p>06:10:00</text:p>
          </table:table-cell>
          <table:table-cell table:formula="of:=[.B590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914" calcext:value-type="float">
            <text:p>2914</text:p>
          </table:table-cell>
          <table:table-cell table:formula="of:=[.C590]+0.5/24" office:value-type="time" office:time-value="PT1061334H40M00.000023749S" calcext:value-type="time">
            <text:p>06:40:00</text:p>
          </table:table-cell>
          <table:table-cell table:formula="of:=[.B591]/2" office:value-type="float" office:value="1457" calcext:value-type="float">
            <text:p>1457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33" calcext:value-type="float">
            <text:p>733</text:p>
          </table:table-cell>
          <table:table-cell table:formula="of:=[.C591]+0.5/24" office:value-type="time" office:time-value="PT1061335H10M00.000023749S" calcext:value-type="time">
            <text:p>07:10:00</text:p>
          </table:table-cell>
          <table:table-cell table:formula="of:=[.B592]/2" office:value-type="float" office:value="366.5" calcext:value-type="float">
            <text:p>366.5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6" calcext:value-type="float">
            <text:p>56</text:p>
          </table:table-cell>
          <table:table-cell table:formula="of:=[.C592]+0.5/24" office:value-type="time" office:time-value="PT1061335H40M00.000023749S" calcext:value-type="time">
            <text:p>07:40:00</text:p>
          </table:table-cell>
          <table:table-cell table:formula="of:=[.B593]/2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[.C593]+0.5/24" office:value-type="time" office:time-value="PT1061336H10M00.000024587S" calcext:value-type="time">
            <text:p>08:10:00</text:p>
          </table:table-cell>
          <table:table-cell table:formula="of:=[.B594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formula="of:=[.C594]+0.5/24" office:value-type="time" office:time-value="PT1061336H40M00.000024587S" calcext:value-type="time">
            <text:p>08:40:00</text:p>
          </table:table-cell>
          <table:table-cell table:formula="of:=[.B595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4" calcext:value-type="float">
            <text:p>54</text:p>
          </table:table-cell>
          <table:table-cell table:formula="of:=[.C595]+0.5/24" office:value-type="time" office:time-value="PT1061337H10M00.000024587S" calcext:value-type="time">
            <text:p>09:10:00</text:p>
          </table:table-cell>
          <table:table-cell table:formula="of:=[.B596]/2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[.C596]+0.5/24" office:value-type="time" office:time-value="PT1061337H40M00.000024587S" calcext:value-type="time">
            <text:p>09:40:00</text:p>
          </table:table-cell>
          <table:table-cell table:formula="of:=[.B597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[.C597]+0.5/24" office:value-type="time" office:time-value="PT1061338H10M00.000024587S" calcext:value-type="time">
            <text:p>10:10:00</text:p>
          </table:table-cell>
          <table:table-cell table:formula="of:=[.B59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1" calcext:value-type="float">
            <text:p>31</text:p>
          </table:table-cell>
          <table:table-cell table:formula="of:=[.C598]+0.5/24" office:value-type="time" office:time-value="PT1061338H40M00.000025425S" calcext:value-type="time">
            <text:p>10:40:00</text:p>
          </table:table-cell>
          <table:table-cell table:formula="of:=[.B599]/2" office:value-type="float" office:value="15.5" calcext:value-type="float">
            <text:p>15.5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31" calcext:value-type="float">
            <text:p>131</text:p>
          </table:table-cell>
          <table:table-cell table:formula="of:=[.C599]+0.5/24" office:value-type="time" office:time-value="PT1061339H10M00.000025425S" calcext:value-type="time">
            <text:p>11:10:00</text:p>
          </table:table-cell>
          <table:table-cell table:formula="of:=[.B600]/2" office:value-type="float" office:value="65.5" calcext:value-type="float">
            <text:p>65.5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57" calcext:value-type="float">
            <text:p>357</text:p>
          </table:table-cell>
          <table:table-cell table:formula="of:=[.C600]+0.5/24" office:value-type="time" office:time-value="PT1061339H40M00.000025425S" calcext:value-type="time">
            <text:p>11:40:00</text:p>
          </table:table-cell>
          <table:table-cell table:formula="of:=[.B601]/2" office:value-type="float" office:value="178.5" calcext:value-type="float">
            <text:p>178.5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15" calcext:value-type="float">
            <text:p>115</text:p>
          </table:table-cell>
          <table:table-cell table:formula="of:=[.C601]+0.5/24" office:value-type="time" office:time-value="PT1061340H10M00.000026263S" calcext:value-type="time">
            <text:p>12:10:00</text:p>
          </table:table-cell>
          <table:table-cell table:formula="of:=[.B602]/2" office:value-type="float" office:value="57.5" calcext:value-type="float">
            <text:p>57.5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3" calcext:value-type="float">
            <text:p>53</text:p>
          </table:table-cell>
          <table:table-cell table:formula="of:=[.C602]+0.5/24" office:value-type="time" office:time-value="PT1061340H40M00.000026263S" calcext:value-type="time">
            <text:p>12:40:00</text:p>
          </table:table-cell>
          <table:table-cell table:formula="of:=[.B603]/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2" calcext:value-type="float">
            <text:p>52</text:p>
          </table:table-cell>
          <table:table-cell table:formula="of:=[.C603]+0.5/24" office:value-type="time" office:time-value="PT1061341H10M00.000026263S" calcext:value-type="time">
            <text:p>13:10:00</text:p>
          </table:table-cell>
          <table:table-cell table:formula="of:=[.B604]/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8" calcext:value-type="float">
            <text:p>58</text:p>
          </table:table-cell>
          <table:table-cell table:formula="of:=[.C604]+0.5/24" office:value-type="time" office:time-value="PT1061341H40M00.000026263S" calcext:value-type="time">
            <text:p>13:40:00</text:p>
          </table:table-cell>
          <table:table-cell table:formula="of:=[.B605]/2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4" calcext:value-type="float">
            <text:p>54</text:p>
          </table:table-cell>
          <table:table-cell table:formula="of:=[.C605]+0.5/24" office:value-type="time" office:time-value="PT1061342H10M00.000026263S" calcext:value-type="time">
            <text:p>14:10:00</text:p>
          </table:table-cell>
          <table:table-cell table:formula="of:=[.B606]/2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table:formula="of:=[.C606]+0.5/24" office:value-type="time" office:time-value="PT1061342H40M00.000027101S" calcext:value-type="time">
            <text:p>14:40:00</text:p>
          </table:table-cell>
          <table:table-cell table:formula="of:=[.B607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[.C607]+0.5/24" office:value-type="time" office:time-value="PT1061343H10M00.000027101S" calcext:value-type="time">
            <text:p>15:10:00</text:p>
          </table:table-cell>
          <table:table-cell table:formula="of:=[.B60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4" calcext:value-type="float">
            <text:p>54</text:p>
          </table:table-cell>
          <table:table-cell table:formula="of:=[.C608]+0.5/24" office:value-type="time" office:time-value="PT1061343H40M00.000027101S" calcext:value-type="time">
            <text:p>15:40:00</text:p>
          </table:table-cell>
          <table:table-cell table:formula="of:=[.B609]/2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3" calcext:value-type="float">
            <text:p>53</text:p>
          </table:table-cell>
          <table:table-cell table:formula="of:=[.C609]+0.5/24" office:value-type="time" office:time-value="PT1061344H10M00.00002794S" calcext:value-type="time">
            <text:p>16:10:00</text:p>
          </table:table-cell>
          <table:table-cell table:formula="of:=[.B610]/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4" calcext:value-type="float">
            <text:p>54</text:p>
          </table:table-cell>
          <table:table-cell table:formula="of:=[.C610]+0.5/24" office:value-type="time" office:time-value="PT1061344H40M00.00002794S" calcext:value-type="time">
            <text:p>16:40:00</text:p>
          </table:table-cell>
          <table:table-cell table:formula="of:=[.B611]/2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7" calcext:value-type="float">
            <text:p>67</text:p>
          </table:table-cell>
          <table:table-cell table:formula="of:=[.C611]+0.5/24" office:value-type="time" office:time-value="PT1061345H10M00.00002794S" calcext:value-type="time">
            <text:p>17:10:00</text:p>
          </table:table-cell>
          <table:table-cell table:formula="of:=[.B612]/2" office:value-type="float" office:value="33.5" calcext:value-type="float">
            <text:p>33.5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6" calcext:value-type="float">
            <text:p>56</text:p>
          </table:table-cell>
          <table:table-cell table:formula="of:=[.C612]+0.5/24" office:value-type="time" office:time-value="PT1061345H40M00.00002794S" calcext:value-type="time">
            <text:p>17:40:00</text:p>
          </table:table-cell>
          <table:table-cell table:formula="of:=[.B613]/2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347" calcext:value-type="float">
            <text:p>1347</text:p>
          </table:table-cell>
          <table:table-cell table:formula="of:=[.C613]+0.5/24" office:value-type="time" office:time-value="PT1061346H10M00.00002794S" calcext:value-type="time">
            <text:p>18:10:00</text:p>
          </table:table-cell>
          <table:table-cell table:formula="of:=[.B614]/2" office:value-type="float" office:value="673.5" calcext:value-type="float">
            <text:p>673.5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39" calcext:value-type="float">
            <text:p>539</text:p>
          </table:table-cell>
          <table:table-cell table:formula="of:=[.C614]+0.5/24" office:value-type="time" office:time-value="PT1061346H40M00.000028778S" calcext:value-type="time">
            <text:p>18:40:00</text:p>
          </table:table-cell>
          <table:table-cell table:formula="of:=[.B615]/2" office:value-type="float" office:value="269.5" calcext:value-type="float">
            <text:p>269.5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2" calcext:value-type="float">
            <text:p>52</text:p>
          </table:table-cell>
          <table:table-cell table:formula="of:=[.C615]+0.5/24" office:value-type="time" office:time-value="PT1061347H10M00.000028778S" calcext:value-type="time">
            <text:p>19:10:00</text:p>
          </table:table-cell>
          <table:table-cell table:formula="of:=[.B616]/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[.C616]+0.5/24" office:value-type="time" office:time-value="PT1061347H40M00.000028778S" calcext:value-type="time">
            <text:p>19:40:00</text:p>
          </table:table-cell>
          <table:table-cell table:formula="of:=[.B617]/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3" calcext:value-type="float">
            <text:p>53</text:p>
          </table:table-cell>
          <table:table-cell table:formula="of:=[.C617]+0.5/24" office:value-type="time" office:time-value="PT1061348H10M00.000029616S" calcext:value-type="time">
            <text:p>20:10:00</text:p>
          </table:table-cell>
          <table:table-cell table:formula="of:=[.B618]/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2" calcext:value-type="float">
            <text:p>52</text:p>
          </table:table-cell>
          <table:table-cell table:formula="of:=[.C618]+0.5/24" office:value-type="time" office:time-value="PT1061348H40M00.000029616S" calcext:value-type="time">
            <text:p>20:40:00</text:p>
          </table:table-cell>
          <table:table-cell table:formula="of:=[.B619]/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[.C619]+0.5/24" office:value-type="time" office:time-value="PT1061349H10M00.000029616S" calcext:value-type="time">
            <text:p>21:10:00</text:p>
          </table:table-cell>
          <table:table-cell table:formula="of:=[.B620]/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table:formula="of:=[.C620]+0.5/24" office:value-type="time" office:time-value="PT1061349H40M00.000029616S" calcext:value-type="time">
            <text:p>21:40:00</text:p>
          </table:table-cell>
          <table:table-cell table:formula="of:=[.B621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" calcext:value-type="float">
            <text:p>51</text:p>
          </table:table-cell>
          <table:table-cell table:formula="of:=[.C621]+0.5/24" office:value-type="time" office:time-value="PT1061350H10M00.000029616S" calcext:value-type="time">
            <text:p>22:10:00</text:p>
          </table:table-cell>
          <table:table-cell table:formula="of:=[.B622]/2" office:value-type="float" office:value="25.5" calcext:value-type="float">
            <text:p>25.5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[.C622]+0.5/24" office:value-type="time" office:time-value="PT1061350H40M00.000030454S" calcext:value-type="time">
            <text:p>22:40:00</text:p>
          </table:table-cell>
          <table:table-cell table:formula="of:=[.B623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table:formula="of:=[.C623]+0.5/24" office:value-type="time" office:time-value="PT1061351H10M00.000030454S" calcext:value-type="time">
            <text:p>23:10:00</text:p>
          </table:table-cell>
          <table:table-cell table:formula="of:=[.B624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[.C624]+0.5/24" office:value-type="time" office:time-value="PT1061351H40M00.000030454S" calcext:value-type="time">
            <text:p>23:40:00</text:p>
          </table:table-cell>
          <table:table-cell table:formula="of:=[.B625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1" calcext:value-type="float">
            <text:p>51</text:p>
          </table:table-cell>
          <table:table-cell table:formula="of:=[.C625]+0.5/24" office:value-type="time" office:time-value="PT1061352H10M00.000031292S" calcext:value-type="time">
            <text:p>00:10:00</text:p>
          </table:table-cell>
          <table:table-cell table:formula="of:=[.B626]/2" office:value-type="float" office:value="25.5" calcext:value-type="float">
            <text:p>25.5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[.C626]+0.5/24" office:value-type="time" office:time-value="PT1061352H40M00.000031292S" calcext:value-type="time">
            <text:p>00:40:00</text:p>
          </table:table-cell>
          <table:table-cell table:formula="of:=[.B627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[.C627]+0.5/24" office:value-type="time" office:time-value="PT1061353H10M00.000031292S" calcext:value-type="time">
            <text:p>01:10:00</text:p>
          </table:table-cell>
          <table:table-cell table:formula="of:=[.B62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[.C628]+0.5/24" office:value-type="time" office:time-value="PT1061353H40M00.000031292S" calcext:value-type="time">
            <text:p>01:40:00</text:p>
          </table:table-cell>
          <table:table-cell table:formula="of:=[.B629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formula="of:=[.C629]+0.5/24" office:value-type="time" office:time-value="PT1061354H10M00.000031292S" calcext:value-type="time">
            <text:p>02:10:00</text:p>
          </table:table-cell>
          <table:table-cell table:formula="of:=[.B630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1" calcext:value-type="float">
            <text:p>51</text:p>
          </table:table-cell>
          <table:table-cell table:formula="of:=[.C630]+0.5/24" office:value-type="time" office:time-value="PT1061354H40M00.000032131S" calcext:value-type="time">
            <text:p>02:40:00</text:p>
          </table:table-cell>
          <table:table-cell table:formula="of:=[.B631]/2" office:value-type="float" office:value="25.5" calcext:value-type="float">
            <text:p>25.5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[.C631]+0.5/24" office:value-type="time" office:time-value="PT1061355H10M00.000032131S" calcext:value-type="time">
            <text:p>03:10:00</text:p>
          </table:table-cell>
          <table:table-cell table:formula="of:=[.B632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[.C632]+0.5/24" office:value-type="time" office:time-value="PT1061355H40M00.000032131S" calcext:value-type="time">
            <text:p>03:40:00</text:p>
          </table:table-cell>
          <table:table-cell table:formula="of:=[.B633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table:formula="of:=[.C633]+0.5/24" office:value-type="time" office:time-value="PT1061356H10M00.000032969S" calcext:value-type="time">
            <text:p>04:10:00</text:p>
          </table:table-cell>
          <table:table-cell table:formula="of:=[.B634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[.C634]+0.5/24" office:value-type="time" office:time-value="PT1061356H40M00.000032969S" calcext:value-type="time">
            <text:p>04:40:00</text:p>
          </table:table-cell>
          <table:table-cell table:formula="of:=[.B635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table:formula="of:=[.C635]+0.5/24" office:value-type="time" office:time-value="PT1061357H10M00.000032969S" calcext:value-type="time">
            <text:p>05:10:00</text:p>
          </table:table-cell>
          <table:table-cell table:formula="of:=[.B636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03" calcext:value-type="float">
            <text:p>103</text:p>
          </table:table-cell>
          <table:table-cell table:formula="of:=[.C636]+0.5/24" office:value-type="time" office:time-value="PT1061357H40M00.000032969S" calcext:value-type="time">
            <text:p>05:40:00</text:p>
          </table:table-cell>
          <table:table-cell table:formula="of:=[.B637]/2" office:value-type="float" office:value="51.5" calcext:value-type="float">
            <text:p>51.5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1" calcext:value-type="float">
            <text:p>51</text:p>
          </table:table-cell>
          <table:table-cell table:formula="of:=[.C637]+0.5/24" office:value-type="time" office:time-value="PT1061358H10M00.000032969S" calcext:value-type="time">
            <text:p>06:10:00</text:p>
          </table:table-cell>
          <table:table-cell table:formula="of:=[.B638]/2" office:value-type="float" office:value="25.5" calcext:value-type="float">
            <text:p>25.5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[.C638]+0.5/24" office:value-type="time" office:time-value="PT1061358H40M00.000033807S" calcext:value-type="time">
            <text:p>06:40:00</text:p>
          </table:table-cell>
          <table:table-cell table:formula="of:=[.B639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133" calcext:value-type="float">
            <text:p>3133</text:p>
          </table:table-cell>
          <table:table-cell table:formula="of:=[.C639]+0.5/24" office:value-type="time" office:time-value="PT1061359H10M00.000033807S" calcext:value-type="time">
            <text:p>07:10:00</text:p>
          </table:table-cell>
          <table:table-cell table:formula="of:=[.B640]/2" office:value-type="float" office:value="1566.5" calcext:value-type="float">
            <text:p>1566.5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554" calcext:value-type="float">
            <text:p>3554</text:p>
          </table:table-cell>
          <table:table-cell table:formula="of:=[.C640]+0.5/24" office:value-type="time" office:time-value="PT1061359H40M00.000033807S" calcext:value-type="time">
            <text:p>07:40:00</text:p>
          </table:table-cell>
          <table:table-cell table:formula="of:=[.B641]/2" office:value-type="float" office:value="1777" calcext:value-type="float">
            <text:p>1777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407" calcext:value-type="float">
            <text:p>2407</text:p>
          </table:table-cell>
          <table:table-cell table:formula="of:=[.C641]+0.5/24" office:value-type="time" office:time-value="PT1061360H10M00.000034645S" calcext:value-type="time">
            <text:p>08:10:00</text:p>
          </table:table-cell>
          <table:table-cell table:formula="of:=[.B642]/2" office:value-type="float" office:value="1203.5" calcext:value-type="float">
            <text:p>1203.5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[.C642]+0.5/24" office:value-type="time" office:time-value="PT1061360H40M00.000034645S" calcext:value-type="time">
            <text:p>08:40:00</text:p>
          </table:table-cell>
          <table:table-cell table:formula="of:=[.B643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[.C643]+0.5/24" office:value-type="time" office:time-value="PT1061361H10M00.000034645S" calcext:value-type="time">
            <text:p>09:10:00</text:p>
          </table:table-cell>
          <table:table-cell table:formula="of:=[.B644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42" calcext:value-type="float">
            <text:p>242</text:p>
          </table:table-cell>
          <table:table-cell table:formula="of:=[.C644]+0.5/24" office:value-type="time" office:time-value="PT1061361H40M00.000034645S" calcext:value-type="time">
            <text:p>09:40:00</text:p>
          </table:table-cell>
          <table:table-cell table:formula="of:=[.B645]/2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79" calcext:value-type="float">
            <text:p>179</text:p>
          </table:table-cell>
          <table:table-cell table:formula="of:=[.C645]+0.5/24" office:value-type="time" office:time-value="PT1061362H10M00.000034645S" calcext:value-type="time">
            <text:p>10:10:00</text:p>
          </table:table-cell>
          <table:table-cell table:formula="of:=[.B646]/2" office:value-type="float" office:value="89.5" calcext:value-type="float">
            <text:p>89.5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16" calcext:value-type="float">
            <text:p>116</text:p>
          </table:table-cell>
          <table:table-cell table:formula="of:=[.C646]+0.5/24" office:value-type="time" office:time-value="PT1061362H40M00.000035483S" calcext:value-type="time">
            <text:p>10:40:00</text:p>
          </table:table-cell>
          <table:table-cell table:formula="of:=[.B647]/2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8" calcext:value-type="float">
            <text:p>58</text:p>
          </table:table-cell>
          <table:table-cell table:formula="of:=[.C647]+0.5/24" office:value-type="time" office:time-value="PT1061363H10M00.000035483S" calcext:value-type="time">
            <text:p>11:10:00</text:p>
          </table:table-cell>
          <table:table-cell table:formula="of:=[.B648]/2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78" calcext:value-type="float">
            <text:p>178</text:p>
          </table:table-cell>
          <table:table-cell table:formula="of:=[.C648]+0.5/24" office:value-type="time" office:time-value="PT1061363H40M00.000035483S" calcext:value-type="time">
            <text:p>11:40:00</text:p>
          </table:table-cell>
          <table:table-cell table:formula="of:=[.B649]/2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8" calcext:value-type="float">
            <text:p>58</text:p>
          </table:table-cell>
          <table:table-cell table:formula="of:=[.C649]+0.5/24" office:value-type="time" office:time-value="PT1061364H10M00.000036322S" calcext:value-type="time">
            <text:p>12:10:00</text:p>
          </table:table-cell>
          <table:table-cell table:formula="of:=[.B650]/2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[.C650]+0.5/24" office:value-type="time" office:time-value="PT1061364H40M00.000036322S" calcext:value-type="time">
            <text:p>12:40:00</text:p>
          </table:table-cell>
          <table:table-cell table:formula="of:=[.B651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7" calcext:value-type="float">
            <text:p>57</text:p>
          </table:table-cell>
          <table:table-cell table:formula="of:=[.C651]+0.5/24" office:value-type="time" office:time-value="PT1061365H10M00.000036322S" calcext:value-type="time">
            <text:p>13:10:00</text:p>
          </table:table-cell>
          <table:table-cell table:formula="of:=[.B652]/2" office:value-type="float" office:value="28.5" calcext:value-type="float">
            <text:p>28.5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table:formula="of:=[.C652]+0.5/24" office:value-type="time" office:time-value="PT1061365H40M00.000036322S" calcext:value-type="time">
            <text:p>13:40:00</text:p>
          </table:table-cell>
          <table:table-cell table:formula="of:=[.B653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6" calcext:value-type="float">
            <text:p>56</text:p>
          </table:table-cell>
          <table:table-cell table:formula="of:=[.C653]+0.5/24" office:value-type="time" office:time-value="PT1061366H10M00.000036322S" calcext:value-type="time">
            <text:p>14:10:00</text:p>
          </table:table-cell>
          <table:table-cell table:formula="of:=[.B654]/2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18" calcext:value-type="float">
            <text:p>118</text:p>
          </table:table-cell>
          <table:table-cell table:formula="of:=[.C654]+0.5/24" office:value-type="time" office:time-value="PT1061366H40M00.00003716S" calcext:value-type="time">
            <text:p>14:40:00</text:p>
          </table:table-cell>
          <table:table-cell table:formula="of:=[.B655]/2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8" calcext:value-type="float">
            <text:p>58</text:p>
          </table:table-cell>
          <table:table-cell table:formula="of:=[.C655]+0.5/24" office:value-type="time" office:time-value="PT1061367H10M00.00003716S" calcext:value-type="time">
            <text:p>15:10:00</text:p>
          </table:table-cell>
          <table:table-cell table:formula="of:=[.B656]/2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7" calcext:value-type="float">
            <text:p>57</text:p>
          </table:table-cell>
          <table:table-cell table:formula="of:=[.C656]+0.5/24" office:value-type="time" office:time-value="PT1061367H40M00.00003716S" calcext:value-type="time">
            <text:p>15:40:00</text:p>
          </table:table-cell>
          <table:table-cell table:formula="of:=[.B657]/2" office:value-type="float" office:value="28.5" calcext:value-type="float">
            <text:p>28.5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52" calcext:value-type="float">
            <text:p>252</text:p>
          </table:table-cell>
          <table:table-cell table:formula="of:=[.C657]+0.5/24" office:value-type="time" office:time-value="PT1061368H10M00.000037998S" calcext:value-type="time">
            <text:p>16:10:00</text:p>
          </table:table-cell>
          <table:table-cell table:formula="of:=[.B658]/2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77" calcext:value-type="float">
            <text:p>177</text:p>
          </table:table-cell>
          <table:table-cell table:formula="of:=[.C658]+0.5/24" office:value-type="time" office:time-value="PT1061368H40M00.000037998S" calcext:value-type="time">
            <text:p>16:40:00</text:p>
          </table:table-cell>
          <table:table-cell table:formula="of:=[.B659]/2" office:value-type="float" office:value="88.5" calcext:value-type="float">
            <text:p>88.5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6" calcext:value-type="float">
            <text:p>56</text:p>
          </table:table-cell>
          <table:table-cell table:formula="of:=[.C659]+0.5/24" office:value-type="time" office:time-value="PT1061369H10M00.000037998S" calcext:value-type="time">
            <text:p>17:10:00</text:p>
          </table:table-cell>
          <table:table-cell table:formula="of:=[.B660]/2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4" calcext:value-type="float">
            <text:p>54</text:p>
          </table:table-cell>
          <table:table-cell table:formula="of:=[.C660]+0.5/24" office:value-type="time" office:time-value="PT1061369H40M00.000037998S" calcext:value-type="time">
            <text:p>17:40:00</text:p>
          </table:table-cell>
          <table:table-cell table:formula="of:=[.B661]/2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[.C661]+0.5/24" office:value-type="time" office:time-value="PT1061370H10M00.000037998S" calcext:value-type="time">
            <text:p>18:10:00</text:p>
          </table:table-cell>
          <table:table-cell table:formula="of:=[.B662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2" calcext:value-type="float">
            <text:p>92</text:p>
          </table:table-cell>
          <table:table-cell table:formula="of:=[.C662]+0.5/24" office:value-type="time" office:time-value="PT1061370H40M00.000038836S" calcext:value-type="time">
            <text:p>18:40:00</text:p>
          </table:table-cell>
          <table:table-cell table:formula="of:=[.B663]/2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84" calcext:value-type="float">
            <text:p>184</text:p>
          </table:table-cell>
          <table:table-cell table:formula="of:=[.C663]+0.5/24" office:value-type="time" office:time-value="PT1061371H10M00.000038836S" calcext:value-type="time">
            <text:p>19:10:00</text:p>
          </table:table-cell>
          <table:table-cell table:formula="of:=[.B664]/2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51" calcext:value-type="float">
            <text:p>251</text:p>
          </table:table-cell>
          <table:table-cell table:formula="of:=[.C664]+0.5/24" office:value-type="time" office:time-value="PT1061371H40M00.000038836S" calcext:value-type="time">
            <text:p>19:40:00</text:p>
          </table:table-cell>
          <table:table-cell table:formula="of:=[.B665]/2" office:value-type="float" office:value="125.5" calcext:value-type="float">
            <text:p>125.5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9" calcext:value-type="float">
            <text:p>49</text:p>
          </table:table-cell>
          <table:table-cell table:formula="of:=[.C665]+0.5/24" office:value-type="time" office:time-value="PT1061372H10M00.000039674S" calcext:value-type="time">
            <text:p>20:10:00</text:p>
          </table:table-cell>
          <table:table-cell table:formula="of:=[.B666]/2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[.C666]+0.5/24" office:value-type="time" office:time-value="PT1061372H40M00.000039674S" calcext:value-type="time">
            <text:p>20:40:00</text:p>
          </table:table-cell>
          <table:table-cell table:formula="of:=[.B667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3" calcext:value-type="float">
            <text:p>53</text:p>
          </table:table-cell>
          <table:table-cell table:formula="of:=[.C667]+0.5/24" office:value-type="time" office:time-value="PT1061373H10M00.000039674S" calcext:value-type="time">
            <text:p>21:10:00</text:p>
          </table:table-cell>
          <table:table-cell table:formula="of:=[.B668]/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8" calcext:value-type="float">
            <text:p>48</text:p>
          </table:table-cell>
          <table:table-cell table:formula="of:=[.C668]+0.5/24" office:value-type="time" office:time-value="PT1061373H40M00.000039674S" calcext:value-type="time">
            <text:p>21:40:00</text:p>
          </table:table-cell>
          <table:table-cell table:formula="of:=[.B669]/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table:formula="of:=[.C669]+0.5/24" office:value-type="time" office:time-value="PT1061374H10M00.000039674S" calcext:value-type="time">
            <text:p>22:10:00</text:p>
          </table:table-cell>
          <table:table-cell table:formula="of:=[.B670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[.C670]+0.5/24" office:value-type="time" office:time-value="PT1061374H40M00.000040513S" calcext:value-type="time">
            <text:p>22:40:00</text:p>
          </table:table-cell>
          <table:table-cell table:formula="of:=[.B671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2" calcext:value-type="float">
            <text:p>52</text:p>
          </table:table-cell>
          <table:table-cell table:formula="of:=[.C671]+0.5/24" office:value-type="time" office:time-value="PT1061375H10M00.000040513S" calcext:value-type="time">
            <text:p>23:10:00</text:p>
          </table:table-cell>
          <table:table-cell table:formula="of:=[.B672]/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table:formula="of:=[.C672]+0.5/24" office:value-type="time" office:time-value="PT1061375H40M00.000040513S" calcext:value-type="time">
            <text:p>23:40:00</text:p>
          </table:table-cell>
          <table:table-cell table:formula="of:=[.B673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7" calcext:value-type="float">
            <text:p>47</text:p>
          </table:table-cell>
          <table:table-cell table:formula="of:=[.C673]+0.5/24" office:value-type="time" office:time-value="PT1061376H10M00.000041351S" calcext:value-type="time">
            <text:p>00:10:00</text:p>
          </table:table-cell>
          <table:table-cell table:formula="of:=[.B674]/2" office:value-type="float" office:value="23.5" calcext:value-type="float">
            <text:p>23.5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table:formula="of:=[.C674]+0.5/24" office:value-type="time" office:time-value="PT1061376H40M00.000041351S" calcext:value-type="time">
            <text:p>00:40:00</text:p>
          </table:table-cell>
          <table:table-cell table:formula="of:=[.B675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77" calcext:value-type="float">
            <text:p>177</text:p>
          </table:table-cell>
          <table:table-cell table:formula="of:=[.C675]+0.5/24" office:value-type="time" office:time-value="PT1061377H10M00.000041351S" calcext:value-type="time">
            <text:p>01:10:00</text:p>
          </table:table-cell>
          <table:table-cell table:formula="of:=[.B676]/2" office:value-type="float" office:value="88.5" calcext:value-type="float">
            <text:p>88.5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9" calcext:value-type="float">
            <text:p>49</text:p>
          </table:table-cell>
          <table:table-cell table:formula="of:=[.C676]+0.5/24" office:value-type="time" office:time-value="PT1061377H40M00.000041351S" calcext:value-type="time">
            <text:p>01:40:00</text:p>
          </table:table-cell>
          <table:table-cell table:formula="of:=[.B677]/2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formula="of:=[.C677]+0.5/24" office:value-type="time" office:time-value="PT1061378H10M00.000041351S" calcext:value-type="time">
            <text:p>02:10:00</text:p>
          </table:table-cell>
          <table:table-cell table:formula="of:=[.B67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table:formula="of:=[.C678]+0.5/24" office:value-type="time" office:time-value="PT1061378H40M00.000042189S" calcext:value-type="time">
            <text:p>02:40:00</text:p>
          </table:table-cell>
          <table:table-cell table:formula="of:=[.B679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table:formula="of:=[.C679]+0.5/24" office:value-type="time" office:time-value="PT1061379H10M00.000042189S" calcext:value-type="time">
            <text:p>03:10:00</text:p>
          </table:table-cell>
          <table:table-cell table:formula="of:=[.B680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table:formula="of:=[.C680]+0.5/24" office:value-type="time" office:time-value="PT1061379H40M00.000042189S" calcext:value-type="time">
            <text:p>03:40:00</text:p>
          </table:table-cell>
          <table:table-cell table:formula="of:=[.B681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table:formula="of:=[.C681]+0.5/24" office:value-type="time" office:time-value="PT1061380H10M00.000043027S" calcext:value-type="time">
            <text:p>04:10:00</text:p>
          </table:table-cell>
          <table:table-cell table:formula="of:=[.B682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2" calcext:value-type="float">
            <text:p>52</text:p>
          </table:table-cell>
          <table:table-cell table:formula="of:=[.C682]+0.5/24" office:value-type="time" office:time-value="PT1061380H40M00.000043027S" calcext:value-type="time">
            <text:p>04:40:00</text:p>
          </table:table-cell>
          <table:table-cell table:formula="of:=[.B683]/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table:formula="of:=[.C683]+0.5/24" office:value-type="time" office:time-value="PT1061381H10M00.000043027S" calcext:value-type="time">
            <text:p>05:10:00</text:p>
          </table:table-cell>
          <table:table-cell table:formula="of:=[.B684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formula="of:=[.C684]+0.5/24" office:value-type="time" office:time-value="PT1061381H40M00.000043027S" calcext:value-type="time">
            <text:p>05:40:00</text:p>
          </table:table-cell>
          <table:table-cell table:formula="of:=[.B685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70" calcext:value-type="float">
            <text:p>170</text:p>
          </table:table-cell>
          <table:table-cell table:formula="of:=[.C685]+0.5/24" office:value-type="time" office:time-value="PT1061382H10M00.000043027S" calcext:value-type="time">
            <text:p>06:10:00</text:p>
          </table:table-cell>
          <table:table-cell table:formula="of:=[.B686]/2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3" calcext:value-type="float">
            <text:p>53</text:p>
          </table:table-cell>
          <table:table-cell table:formula="of:=[.C686]+0.5/24" office:value-type="time" office:time-value="PT1061382H40M00.000043865S" calcext:value-type="time">
            <text:p>06:40:00</text:p>
          </table:table-cell>
          <table:table-cell table:formula="of:=[.B687]/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720" calcext:value-type="float">
            <text:p>2720</text:p>
          </table:table-cell>
          <table:table-cell table:formula="of:=[.C687]+0.5/24" office:value-type="time" office:time-value="PT1061383H10M00.000043865S" calcext:value-type="time">
            <text:p>07:10:00</text:p>
          </table:table-cell>
          <table:table-cell table:formula="of:=[.B688]/2" office:value-type="float" office:value="1360" calcext:value-type="float">
            <text:p>1360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558" calcext:value-type="float">
            <text:p>3558</text:p>
          </table:table-cell>
          <table:table-cell table:formula="of:=[.C688]+0.5/24" office:value-type="time" office:time-value="PT1061383H40M00.000043865S" calcext:value-type="time">
            <text:p>07:40:00</text:p>
          </table:table-cell>
          <table:table-cell table:formula="of:=[.B689]/2" office:value-type="float" office:value="1779" calcext:value-type="float">
            <text:p>1779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951" calcext:value-type="float">
            <text:p>951</text:p>
          </table:table-cell>
          <table:table-cell table:formula="of:=[.C689]+0.5/24" office:value-type="time" office:time-value="PT1061384H10M00.000044703S" calcext:value-type="time">
            <text:p>08:10:00</text:p>
          </table:table-cell>
          <table:table-cell table:formula="of:=[.B690]/2" office:value-type="float" office:value="475.5" calcext:value-type="float">
            <text:p>475.5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[.C690]+0.5/24" office:value-type="time" office:time-value="PT1061384H40M00.000044703S" calcext:value-type="time">
            <text:p>08:40:00</text:p>
          </table:table-cell>
          <table:table-cell table:formula="of:=[.B691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1" calcext:value-type="float">
            <text:p>51</text:p>
          </table:table-cell>
          <table:table-cell table:formula="of:=[.C691]+0.5/24" office:value-type="time" office:time-value="PT1061385H10M00.000044703S" calcext:value-type="time">
            <text:p>09:10:00</text:p>
          </table:table-cell>
          <table:table-cell table:formula="of:=[.B692]/2" office:value-type="float" office:value="25.5" calcext:value-type="float">
            <text:p>25.5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7" calcext:value-type="float">
            <text:p>587</text:p>
          </table:table-cell>
          <table:table-cell table:formula="of:=[.C692]+0.5/24" office:value-type="time" office:time-value="PT1061385H40M00.000044703S" calcext:value-type="time">
            <text:p>09:40:00</text:p>
          </table:table-cell>
          <table:table-cell table:formula="of:=[.B693]/2" office:value-type="float" office:value="293.5" calcext:value-type="float">
            <text:p>293.5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22" calcext:value-type="float">
            <text:p>122</text:p>
          </table:table-cell>
          <table:table-cell table:formula="of:=[.C693]+0.5/24" office:value-type="time" office:time-value="PT1061386H10M00.000044703S" calcext:value-type="time">
            <text:p>10:10:00</text:p>
          </table:table-cell>
          <table:table-cell table:formula="of:=[.B694]/2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[.C694]+0.5/24" office:value-type="time" office:time-value="PT1061386H40M00.000045542S" calcext:value-type="time">
            <text:p>10:40:00</text:p>
          </table:table-cell>
          <table:table-cell table:formula="of:=[.B695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[.C695]+0.5/24" office:value-type="time" office:time-value="PT1061387H10M00.000045542S" calcext:value-type="time">
            <text:p>11:10:00</text:p>
          </table:table-cell>
          <table:table-cell table:formula="of:=[.B696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6" calcext:value-type="float">
            <text:p>56</text:p>
          </table:table-cell>
          <table:table-cell table:formula="of:=[.C696]+0.5/24" office:value-type="time" office:time-value="PT1061387H40M00.000045542S" calcext:value-type="time">
            <text:p>11:40:00</text:p>
          </table:table-cell>
          <table:table-cell table:formula="of:=[.B697]/2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64" calcext:value-type="float">
            <text:p>164</text:p>
          </table:table-cell>
          <table:table-cell table:formula="of:=[.C697]+0.5/24" office:value-type="time" office:time-value="PT1061388H10M00.00004638S" calcext:value-type="time">
            <text:p>12:10:00</text:p>
          </table:table-cell>
          <table:table-cell table:formula="of:=[.B698]/2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5" calcext:value-type="float">
            <text:p>55</text:p>
          </table:table-cell>
          <table:table-cell table:formula="of:=[.C698]+0.5/24" office:value-type="time" office:time-value="PT1061388H40M00.00004638S" calcext:value-type="time">
            <text:p>12:40:00</text:p>
          </table:table-cell>
          <table:table-cell table:formula="of:=[.B699]/2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74" calcext:value-type="float">
            <text:p>174</text:p>
          </table:table-cell>
          <table:table-cell table:formula="of:=[.C699]+0.5/24" office:value-type="time" office:time-value="PT1061389H10M00.00004638S" calcext:value-type="time">
            <text:p>13:10:00</text:p>
          </table:table-cell>
          <table:table-cell table:formula="of:=[.B700]/2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[.C700]+0.5/24" office:value-type="time" office:time-value="PT1061389H40M00.00004638S" calcext:value-type="time">
            <text:p>13:40:00</text:p>
          </table:table-cell>
          <table:table-cell table:formula="of:=[.B701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7" calcext:value-type="float">
            <text:p>57</text:p>
          </table:table-cell>
          <table:table-cell table:formula="of:=[.C701]+0.5/24" office:value-type="time" office:time-value="PT1061390H10M00.00004638S" calcext:value-type="time">
            <text:p>14:10:00</text:p>
          </table:table-cell>
          <table:table-cell table:formula="of:=[.B702]/2" office:value-type="float" office:value="28.5" calcext:value-type="float">
            <text:p>28.5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98" calcext:value-type="float">
            <text:p>498</text:p>
          </table:table-cell>
          <table:table-cell table:formula="of:=[.C702]+0.5/24" office:value-type="time" office:time-value="PT1061390H40M00.000047218S" calcext:value-type="time">
            <text:p>14:40:00</text:p>
          </table:table-cell>
          <table:table-cell table:formula="of:=[.B703]/2"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5" calcext:value-type="float">
            <text:p>55</text:p>
          </table:table-cell>
          <table:table-cell table:formula="of:=[.C703]+0.5/24" office:value-type="time" office:time-value="PT1061391H10M00.000047218S" calcext:value-type="time">
            <text:p>15:10:00</text:p>
          </table:table-cell>
          <table:table-cell table:formula="of:=[.B704]/2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table:formula="of:=[.C704]+0.5/24" office:value-type="time" office:time-value="PT1061391H40M00.000047218S" calcext:value-type="time">
            <text:p>15:40:00</text:p>
          </table:table-cell>
          <table:table-cell table:formula="of:=[.B705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table:formula="of:=[.C705]+0.5/24" office:value-type="time" office:time-value="PT1061392H10M00.000048056S" calcext:value-type="time">
            <text:p>16:10:00</text:p>
          </table:table-cell>
          <table:table-cell table:formula="of:=[.B706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3" calcext:value-type="float">
            <text:p>53</text:p>
          </table:table-cell>
          <table:table-cell table:formula="of:=[.C706]+0.5/24" office:value-type="time" office:time-value="PT1061392H40M00.000048056S" calcext:value-type="time">
            <text:p>16:40:00</text:p>
          </table:table-cell>
          <table:table-cell table:formula="of:=[.B707]/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table:formula="of:=[.C707]+0.5/24" office:value-type="time" office:time-value="PT1061393H10M00.000048056S" calcext:value-type="time">
            <text:p>17:10:00</text:p>
          </table:table-cell>
          <table:table-cell table:formula="of:=[.B70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table:formula="of:=[.C708]+0.5/24" office:value-type="time" office:time-value="PT1061393H40M00.000048056S" calcext:value-type="time">
            <text:p>17:40:00</text:p>
          </table:table-cell>
          <table:table-cell table:formula="of:=[.B709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table:formula="of:=[.C709]+0.5/24" office:value-type="time" office:time-value="PT1061394H10M00.000048056S" calcext:value-type="time">
            <text:p>18:10:00</text:p>
          </table:table-cell>
          <table:table-cell table:formula="of:=[.B710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[.C710]+0.5/24" office:value-type="time" office:time-value="PT1061394H40M00.000048894S" calcext:value-type="time">
            <text:p>18:40:00</text:p>
          </table:table-cell>
          <table:table-cell table:formula="of:=[.B711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4" calcext:value-type="float">
            <text:p>54</text:p>
          </table:table-cell>
          <table:table-cell table:formula="of:=[.C711]+0.5/24" office:value-type="time" office:time-value="PT1061395H10M00.000048894S" calcext:value-type="time">
            <text:p>19:10:00</text:p>
          </table:table-cell>
          <table:table-cell table:formula="of:=[.B712]/2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5" calcext:value-type="float">
            <text:p>55</text:p>
          </table:table-cell>
          <table:table-cell table:formula="of:=[.C712]+0.5/24" office:value-type="time" office:time-value="PT1061395H40M00.000048894S" calcext:value-type="time">
            <text:p>19:40:00</text:p>
          </table:table-cell>
          <table:table-cell table:formula="of:=[.B713]/2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[.C713]+0.5/24" office:value-type="time" office:time-value="PT1061396H10M00.000049733S" calcext:value-type="time">
            <text:p>20:10:00</text:p>
          </table:table-cell>
          <table:table-cell table:formula="of:=[.B714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2" calcext:value-type="float">
            <text:p>52</text:p>
          </table:table-cell>
          <table:table-cell table:formula="of:=[.C714]+0.5/24" office:value-type="time" office:time-value="PT1061396H40M00.000049733S" calcext:value-type="time">
            <text:p>20:40:00</text:p>
          </table:table-cell>
          <table:table-cell table:formula="of:=[.B715]/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[.C715]+0.5/24" office:value-type="time" office:time-value="PT1061397H10M00.000049733S" calcext:value-type="time">
            <text:p>21:10:00</text:p>
          </table:table-cell>
          <table:table-cell table:formula="of:=[.B716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5" calcext:value-type="float">
            <text:p>55</text:p>
          </table:table-cell>
          <table:table-cell table:formula="of:=[.C716]+0.5/24" office:value-type="time" office:time-value="PT1061397H40M00.000049733S" calcext:value-type="time">
            <text:p>21:40:00</text:p>
          </table:table-cell>
          <table:table-cell table:formula="of:=[.B717]/2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5" calcext:value-type="float">
            <text:p>55</text:p>
          </table:table-cell>
          <table:table-cell table:formula="of:=[.C717]+0.5/24" office:value-type="time" office:time-value="PT1061398H10M00.000049733S" calcext:value-type="time">
            <text:p>22:10:00</text:p>
          </table:table-cell>
          <table:table-cell table:formula="of:=[.B718]/2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4" calcext:value-type="float">
            <text:p>54</text:p>
          </table:table-cell>
          <table:table-cell table:formula="of:=[.C718]+0.5/24" office:value-type="time" office:time-value="PT1061398H40M00.000050571S" calcext:value-type="time">
            <text:p>22:40:00</text:p>
          </table:table-cell>
          <table:table-cell table:formula="of:=[.B719]/2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table:formula="of:=[.C719]+0.5/24" office:value-type="time" office:time-value="PT1061399H10M00.000050571S" calcext:value-type="time">
            <text:p>23:10:00</text:p>
          </table:table-cell>
          <table:table-cell table:formula="of:=[.B720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formula="of:=[.C720]+0.5/24" office:value-type="time" office:time-value="PT1061399H40M00.000050571S" calcext:value-type="time">
            <text:p>23:40:00</text:p>
          </table:table-cell>
          <table:table-cell table:formula="of:=[.B721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5" calcext:value-type="float">
            <text:p>55</text:p>
          </table:table-cell>
          <table:table-cell table:formula="of:=[.C721]+0.5/24" office:value-type="time" office:time-value="PT1061400H10M00.000051409S" calcext:value-type="time">
            <text:p>00:10:00</text:p>
          </table:table-cell>
          <table:table-cell table:formula="of:=[.B722]/2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table:formula="of:=[.C722]+0.5/24" office:value-type="time" office:time-value="PT1061400H40M00.000051409S" calcext:value-type="time">
            <text:p>00:40:00</text:p>
          </table:table-cell>
          <table:table-cell table:formula="of:=[.B723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table:formula="of:=[.C723]+0.5/24" office:value-type="time" office:time-value="PT1061401H10M00.000051409S" calcext:value-type="time">
            <text:p>01:10:00</text:p>
          </table:table-cell>
          <table:table-cell table:formula="of:=[.B724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1" calcext:value-type="float">
            <text:p>51</text:p>
          </table:table-cell>
          <table:table-cell table:formula="of:=[.C724]+0.5/24" office:value-type="time" office:time-value="PT1061401H40M00.000051409S" calcext:value-type="time">
            <text:p>01:40:00</text:p>
          </table:table-cell>
          <table:table-cell table:formula="of:=[.B725]/2" office:value-type="float" office:value="25.5" calcext:value-type="float">
            <text:p>25.5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table:formula="of:=[.C725]+0.5/24" office:value-type="time" office:time-value="PT1061402H10M00.000051409S" calcext:value-type="time">
            <text:p>02:10:00</text:p>
          </table:table-cell>
          <table:table-cell table:formula="of:=[.B726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table:formula="of:=[.C726]+0.5/24" office:value-type="time" office:time-value="PT1061402H40M00.000052247S" calcext:value-type="time">
            <text:p>02:40:00</text:p>
          </table:table-cell>
          <table:table-cell table:formula="of:=[.B727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table:formula="of:=[.C727]+0.5/24" office:value-type="time" office:time-value="PT1061403H10M00.000052247S" calcext:value-type="time">
            <text:p>03:10:00</text:p>
          </table:table-cell>
          <table:table-cell table:formula="of:=[.B72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[.C728]+0.5/24" office:value-type="time" office:time-value="PT1061403H40M00.000052247S" calcext:value-type="time">
            <text:p>03:40:00</text:p>
          </table:table-cell>
          <table:table-cell table:formula="of:=[.B729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table:formula="of:=[.C729]+0.5/24" office:value-type="time" office:time-value="PT1061404H10M00.000053085S" calcext:value-type="time">
            <text:p>04:10:00</text:p>
          </table:table-cell>
          <table:table-cell table:formula="of:=[.B730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[.C730]+0.5/24" office:value-type="time" office:time-value="PT1061404H40M00.000053085S" calcext:value-type="time">
            <text:p>04:40:00</text:p>
          </table:table-cell>
          <table:table-cell table:formula="of:=[.B731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table:formula="of:=[.C731]+0.5/24" office:value-type="time" office:time-value="PT1061405H10M00.000053085S" calcext:value-type="time">
            <text:p>05:10:00</text:p>
          </table:table-cell>
          <table:table-cell table:formula="of:=[.B732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table:formula="of:=[.C732]+0.5/24" office:value-type="time" office:time-value="PT1061405H40M00.000053085S" calcext:value-type="time">
            <text:p>05:40:00</text:p>
          </table:table-cell>
          <table:table-cell table:formula="of:=[.B733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5" calcext:value-type="float">
            <text:p>55</text:p>
          </table:table-cell>
          <table:table-cell table:formula="of:=[.C733]+0.5/24" office:value-type="time" office:time-value="PT1061406H10M00.000053085S" calcext:value-type="time">
            <text:p>06:10:00</text:p>
          </table:table-cell>
          <table:table-cell table:formula="of:=[.B734]/2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[.C734]+0.5/24" office:value-type="time" office:time-value="PT1061406H40M00.000053924S" calcext:value-type="time">
            <text:p>06:40:00</text:p>
          </table:table-cell>
          <table:table-cell table:formula="of:=[.B735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4" calcext:value-type="float">
            <text:p>54</text:p>
          </table:table-cell>
          <table:table-cell table:formula="of:=[.C735]+0.5/24" office:value-type="time" office:time-value="PT1061407H10M00.000053924S" calcext:value-type="time">
            <text:p>07:10:00</text:p>
          </table:table-cell>
          <table:table-cell table:formula="of:=[.B736]/2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22" calcext:value-type="float">
            <text:p>122</text:p>
          </table:table-cell>
          <table:table-cell table:formula="of:=[.C736]+0.5/24" office:value-type="time" office:time-value="PT1061407H40M00.000053924S" calcext:value-type="time">
            <text:p>07:40:00</text:p>
          </table:table-cell>
          <table:table-cell table:formula="of:=[.B737]/2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[.C737]+0.5/24" office:value-type="time" office:time-value="PT1061408H10M00.000054762S" calcext:value-type="time">
            <text:p>08:10:00</text:p>
          </table:table-cell>
          <table:table-cell table:formula="of:=[.B73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[.C738]+0.5/24" office:value-type="time" office:time-value="PT1061408H40M00.000054762S" calcext:value-type="time">
            <text:p>08:40:00</text:p>
          </table:table-cell>
          <table:table-cell table:formula="of:=[.B739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table:formula="of:=[.C739]+0.5/24" office:value-type="time" office:time-value="PT1061409H10M00.000054762S" calcext:value-type="time">
            <text:p>09:10:00</text:p>
          </table:table-cell>
          <table:table-cell table:formula="of:=[.B740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[.C740]+0.5/24" office:value-type="time" office:time-value="PT1061409H40M00.000054762S" calcext:value-type="time">
            <text:p>09:40:00</text:p>
          </table:table-cell>
          <table:table-cell table:formula="of:=[.B741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5" calcext:value-type="float">
            <text:p>65</text:p>
          </table:table-cell>
          <table:table-cell table:formula="of:=[.C741]+0.5/24" office:value-type="time" office:time-value="PT1061410H10M00.000054762S" calcext:value-type="time">
            <text:p>10:10:00</text:p>
          </table:table-cell>
          <table:table-cell table:formula="of:=[.B742]/2" office:value-type="float" office:value="32.5" calcext:value-type="float">
            <text:p>32.5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58" calcext:value-type="float">
            <text:p>158</text:p>
          </table:table-cell>
          <table:table-cell table:formula="of:=[.C742]+0.5/24" office:value-type="time" office:time-value="PT1061410H40M00.0000556S" calcext:value-type="time">
            <text:p>10:40:00</text:p>
          </table:table-cell>
          <table:table-cell table:formula="of:=[.B743]/2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5" calcext:value-type="float">
            <text:p>55</text:p>
          </table:table-cell>
          <table:table-cell table:formula="of:=[.C743]+0.5/24" office:value-type="time" office:time-value="PT1061411H10M00.0000556S" calcext:value-type="time">
            <text:p>11:10:00</text:p>
          </table:table-cell>
          <table:table-cell table:formula="of:=[.B744]/2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[.C744]+0.5/24" office:value-type="time" office:time-value="PT1061411H40M00.0000556S" calcext:value-type="time">
            <text:p>11:40:00</text:p>
          </table:table-cell>
          <table:table-cell table:formula="of:=[.B745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5" calcext:value-type="float">
            <text:p>55</text:p>
          </table:table-cell>
          <table:table-cell table:formula="of:=[.C745]+0.5/24" office:value-type="time" office:time-value="PT1061412H10M00.000056438S" calcext:value-type="time">
            <text:p>12:10:00</text:p>
          </table:table-cell>
          <table:table-cell table:formula="of:=[.B746]/2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table:formula="of:=[.C746]+0.5/24" office:value-type="time" office:time-value="PT1061412H40M00.000056438S" calcext:value-type="time">
            <text:p>12:40:00</text:p>
          </table:table-cell>
          <table:table-cell table:formula="of:=[.B747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[.C747]+0.5/24" office:value-type="time" office:time-value="PT1061413H10M00.000056438S" calcext:value-type="time">
            <text:p>13:10:00</text:p>
          </table:table-cell>
          <table:table-cell table:formula="of:=[.B74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[.C748]+0.5/24" office:value-type="time" office:time-value="PT1061413H40M00.000056438S" calcext:value-type="time">
            <text:p>13:40:00</text:p>
          </table:table-cell>
          <table:table-cell table:formula="of:=[.B749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3" calcext:value-type="float">
            <text:p>53</text:p>
          </table:table-cell>
          <table:table-cell table:formula="of:=[.C749]+0.5/24" office:value-type="time" office:time-value="PT1061414H10M00.000056438S" calcext:value-type="time">
            <text:p>14:10:00</text:p>
          </table:table-cell>
          <table:table-cell table:formula="of:=[.B750]/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6" calcext:value-type="float">
            <text:p>56</text:p>
          </table:table-cell>
          <table:table-cell table:formula="of:=[.C750]+0.5/24" office:value-type="time" office:time-value="PT1061414H40M00.000057276S" calcext:value-type="time">
            <text:p>14:40:00</text:p>
          </table:table-cell>
          <table:table-cell table:formula="of:=[.B751]/2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12" calcext:value-type="float">
            <text:p>112</text:p>
          </table:table-cell>
          <table:table-cell table:formula="of:=[.C751]+0.5/24" office:value-type="time" office:time-value="PT1061415H10M00.000057276S" calcext:value-type="time">
            <text:p>15:10:00</text:p>
          </table:table-cell>
          <table:table-cell table:formula="of:=[.B752]/2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table:formula="of:=[.C752]+0.5/24" office:value-type="time" office:time-value="PT1061415H40M00.000057276S" calcext:value-type="time">
            <text:p>15:40:00</text:p>
          </table:table-cell>
          <table:table-cell table:formula="of:=[.B753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3" calcext:value-type="float">
            <text:p>53</text:p>
          </table:table-cell>
          <table:table-cell table:formula="of:=[.C753]+0.5/24" office:value-type="time" office:time-value="PT1061416H10M00.000058115S" calcext:value-type="time">
            <text:p>16:10:00</text:p>
          </table:table-cell>
          <table:table-cell table:formula="of:=[.B754]/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table:formula="of:=[.C754]+0.5/24" office:value-type="time" office:time-value="PT1061416H40M00.000058115S" calcext:value-type="time">
            <text:p>16:40:00</text:p>
          </table:table-cell>
          <table:table-cell table:formula="of:=[.B755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[.C755]+0.5/24" office:value-type="time" office:time-value="PT1061417H10M00.000058115S" calcext:value-type="time">
            <text:p>17:10:00</text:p>
          </table:table-cell>
          <table:table-cell table:formula="of:=[.B756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5" calcext:value-type="float">
            <text:p>55</text:p>
          </table:table-cell>
          <table:table-cell table:formula="of:=[.C756]+0.5/24" office:value-type="time" office:time-value="PT1061417H40M00.000058115S" calcext:value-type="time">
            <text:p>17:40:00</text:p>
          </table:table-cell>
          <table:table-cell table:formula="of:=[.B757]/2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table:formula="of:=[.C757]+0.5/24" office:value-type="time" office:time-value="PT1061418H10M00.000058115S" calcext:value-type="time">
            <text:p>18:10:00</text:p>
          </table:table-cell>
          <table:table-cell table:formula="of:=[.B75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09" calcext:value-type="float">
            <text:p>109</text:p>
          </table:table-cell>
          <table:table-cell table:formula="of:=[.C758]+0.5/24" office:value-type="time" office:time-value="PT1061418H40M00.000058953S" calcext:value-type="time">
            <text:p>18:40:00</text:p>
          </table:table-cell>
          <table:table-cell table:formula="of:=[.B759]/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12" calcext:value-type="float">
            <text:p>112</text:p>
          </table:table-cell>
          <table:table-cell table:formula="of:=[.C759]+0.5/24" office:value-type="time" office:time-value="PT1061419H10M00.000058953S" calcext:value-type="time">
            <text:p>19:10:00</text:p>
          </table:table-cell>
          <table:table-cell table:formula="of:=[.B760]/2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table:formula="of:=[.C760]+0.5/24" office:value-type="time" office:time-value="PT1061419H40M00.000058953S" calcext:value-type="time">
            <text:p>19:40:00</text:p>
          </table:table-cell>
          <table:table-cell table:formula="of:=[.B761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[.C761]+0.5/24" office:value-type="time" office:time-value="PT1061420H10M00.000059791S" calcext:value-type="time">
            <text:p>20:10:00</text:p>
          </table:table-cell>
          <table:table-cell table:formula="of:=[.B762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7" calcext:value-type="float">
            <text:p>57</text:p>
          </table:table-cell>
          <table:table-cell table:formula="of:=[.C762]+0.5/24" office:value-type="time" office:time-value="PT1061420H40M00.000059791S" calcext:value-type="time">
            <text:p>20:40:00</text:p>
          </table:table-cell>
          <table:table-cell table:formula="of:=[.B763]/2" office:value-type="float" office:value="28.5" calcext:value-type="float">
            <text:p>28.5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table:formula="of:=[.C763]+0.5/24" office:value-type="time" office:time-value="PT1061421H10M00.000059791S" calcext:value-type="time">
            <text:p>21:10:00</text:p>
          </table:table-cell>
          <table:table-cell table:formula="of:=[.B764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[.C764]+0.5/24" office:value-type="time" office:time-value="PT1061421H40M00.000059791S" calcext:value-type="time">
            <text:p>21:40:00</text:p>
          </table:table-cell>
          <table:table-cell table:formula="of:=[.B765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[.C765]+0.5/24" office:value-type="time" office:time-value="PT1061422H10M00.000059791S" calcext:value-type="time">
            <text:p>22:10:00</text:p>
          </table:table-cell>
          <table:table-cell table:formula="of:=[.B766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[.C766]+0.5/24" office:value-type="time" office:time-value="PT1061422H40M00.000060629S" calcext:value-type="time">
            <text:p>22:40:00</text:p>
          </table:table-cell>
          <table:table-cell table:formula="of:=[.B767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[.C767]+0.5/24" office:value-type="time" office:time-value="PT1061423H10M00.000060629S" calcext:value-type="time">
            <text:p>23:10:00</text:p>
          </table:table-cell>
          <table:table-cell table:formula="of:=[.B76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16" calcext:value-type="float">
            <text:p>116</text:p>
          </table:table-cell>
          <table:table-cell table:formula="of:=[.C768]+0.5/24" office:value-type="time" office:time-value="PT1061423H40M00.000060629S" calcext:value-type="time">
            <text:p>23:40:00</text:p>
          </table:table-cell>
          <table:table-cell table:formula="of:=[.B769]/2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54" calcext:value-type="float">
            <text:p>54</text:p>
          </table:table-cell>
          <table:table-cell table:formula="of:=[.C769]+0.5/24" office:value-type="time" office:time-value="PT1061424H10M00.000061467S" calcext:value-type="time">
            <text:p>00:10:00</text:p>
          </table:table-cell>
          <table:table-cell table:formula="of:=[.B770]/2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[.C770]+0.5/24" office:value-type="time" office:time-value="PT1061424H40M00.000061467S" calcext:value-type="time">
            <text:p>00:40:00</text:p>
          </table:table-cell>
          <table:table-cell table:formula="of:=[.B771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[.C771]+0.5/24" office:value-type="time" office:time-value="PT1061425H10M00.000061467S" calcext:value-type="time">
            <text:p>01:10:00</text:p>
          </table:table-cell>
          <table:table-cell table:formula="of:=[.B772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[.C772]+0.5/24" office:value-type="time" office:time-value="PT1061425H40M00.000061467S" calcext:value-type="time">
            <text:p>01:40:00</text:p>
          </table:table-cell>
          <table:table-cell table:formula="of:=[.B773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[.C773]+0.5/24" office:value-type="time" office:time-value="PT1061426H10M00.000061467S" calcext:value-type="time">
            <text:p>02:10:00</text:p>
          </table:table-cell>
          <table:table-cell table:formula="of:=[.B774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[.C774]+0.5/24" office:value-type="time" office:time-value="PT1061426H40M00.000062305S" calcext:value-type="time">
            <text:p>02:40:00</text:p>
          </table:table-cell>
          <table:table-cell table:formula="of:=[.B775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[.C775]+0.5/24" office:value-type="time" office:time-value="PT1061427H10M00.000062305S" calcext:value-type="time">
            <text:p>03:10:00</text:p>
          </table:table-cell>
          <table:table-cell table:formula="of:=[.B776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[.C776]+0.5/24" office:value-type="time" office:time-value="PT1061427H40M00.000062305S" calcext:value-type="time">
            <text:p>03:40:00</text:p>
          </table:table-cell>
          <table:table-cell table:formula="of:=[.B777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table:formula="of:=[.C777]+0.5/24" office:value-type="time" office:time-value="PT1061428H10M00.000063144S" calcext:value-type="time">
            <text:p>04:10:00</text:p>
          </table:table-cell>
          <table:table-cell table:formula="of:=[.B77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 table:formula="of:=[.C778]+0.5/24" office:value-type="time" office:time-value="PT1061428H40M00.000063144S" calcext:value-type="time">
            <text:p>04:40:00</text:p>
          </table:table-cell>
          <table:table-cell table:formula="of:=[.B779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8" calcext:value-type="float">
            <text:p>58</text:p>
          </table:table-cell>
          <table:table-cell table:formula="of:=[.C779]+0.5/24" office:value-type="time" office:time-value="PT1061429H10M00.000063144S" calcext:value-type="time">
            <text:p>05:10:00</text:p>
          </table:table-cell>
          <table:table-cell table:formula="of:=[.B780]/2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table:formula="of:=[.C780]+0.5/24" office:value-type="time" office:time-value="PT1061429H40M00.000063144S" calcext:value-type="time">
            <text:p>05:40:00</text:p>
          </table:table-cell>
          <table:table-cell table:formula="of:=[.B781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4" calcext:value-type="float">
            <text:p>54</text:p>
          </table:table-cell>
          <table:table-cell table:formula="of:=[.C781]+0.5/24" office:value-type="time" office:time-value="PT1061430H10M00.000063144S" calcext:value-type="time">
            <text:p>06:10:00</text:p>
          </table:table-cell>
          <table:table-cell table:formula="of:=[.B782]/2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3" calcext:value-type="float">
            <text:p>53</text:p>
          </table:table-cell>
          <table:table-cell table:formula="of:=[.C782]+0.5/24" office:value-type="time" office:time-value="PT1061430H40M00.000063982S" calcext:value-type="time">
            <text:p>06:40:00</text:p>
          </table:table-cell>
          <table:table-cell table:formula="of:=[.B783]/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2" calcext:value-type="float">
            <text:p>52</text:p>
          </table:table-cell>
          <table:table-cell table:formula="of:=[.C783]+0.5/24" office:value-type="time" office:time-value="PT1061431H10M00.000063982S" calcext:value-type="time">
            <text:p>07:10:00</text:p>
          </table:table-cell>
          <table:table-cell table:formula="of:=[.B784]/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84" calcext:value-type="float">
            <text:p>184</text:p>
          </table:table-cell>
          <table:table-cell table:formula="of:=[.C784]+0.5/24" office:value-type="time" office:time-value="PT1061431H40M00.000063982S" calcext:value-type="time">
            <text:p>07:40:00</text:p>
          </table:table-cell>
          <table:table-cell table:formula="of:=[.B785]/2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5" calcext:value-type="float">
            <text:p>55</text:p>
          </table:table-cell>
          <table:table-cell table:formula="of:=[.C785]+0.5/24" office:value-type="time" office:time-value="PT1061432H10M00.00006482S" calcext:value-type="time">
            <text:p>08:10:00</text:p>
          </table:table-cell>
          <table:table-cell table:formula="of:=[.B786]/2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[.C786]+0.5/24" office:value-type="time" office:time-value="PT1061432H40M00.00006482S" calcext:value-type="time">
            <text:p>08:40:00</text:p>
          </table:table-cell>
          <table:table-cell table:formula="of:=[.B787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[.C787]+0.5/24" office:value-type="time" office:time-value="PT1061433H10M00.00006482S" calcext:value-type="time">
            <text:p>09:10:00</text:p>
          </table:table-cell>
          <table:table-cell table:formula="of:=[.B78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5" calcext:value-type="float">
            <text:p>55</text:p>
          </table:table-cell>
          <table:table-cell table:formula="of:=[.C788]+0.5/24" office:value-type="time" office:time-value="PT1061433H40M00.00006482S" calcext:value-type="time">
            <text:p>09:40:00</text:p>
          </table:table-cell>
          <table:table-cell table:formula="of:=[.B789]/2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table:formula="of:=[.C789]+0.5/24" office:value-type="time" office:time-value="PT1061434H10M00.00006482S" calcext:value-type="time">
            <text:p>10:10:00</text:p>
          </table:table-cell>
          <table:table-cell table:formula="of:=[.B790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43" calcext:value-type="float">
            <text:p>343</text:p>
          </table:table-cell>
          <table:table-cell table:formula="of:=[.C790]+0.5/24" office:value-type="time" office:time-value="PT1061434H40M00.000065658S" calcext:value-type="time">
            <text:p>10:40:00</text:p>
          </table:table-cell>
          <table:table-cell table:formula="of:=[.B791]/2" office:value-type="float" office:value="171.5" calcext:value-type="float">
            <text:p>171.5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6" calcext:value-type="float">
            <text:p>56</text:p>
          </table:table-cell>
          <table:table-cell table:formula="of:=[.C791]+0.5/24" office:value-type="time" office:time-value="PT1061435H10M00.000065658S" calcext:value-type="time">
            <text:p>11:10:00</text:p>
          </table:table-cell>
          <table:table-cell table:formula="of:=[.B792]/2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75" calcext:value-type="float">
            <text:p>175</text:p>
          </table:table-cell>
          <table:table-cell table:formula="of:=[.C792]+0.5/24" office:value-type="time" office:time-value="PT1061435H40M00.000065658S" calcext:value-type="time">
            <text:p>11:40:00</text:p>
          </table:table-cell>
          <table:table-cell table:formula="of:=[.B793]/2" office:value-type="float" office:value="87.5" calcext:value-type="float">
            <text:p>87.5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5" calcext:value-type="float">
            <text:p>55</text:p>
          </table:table-cell>
          <table:table-cell table:formula="of:=[.C793]+0.5/24" office:value-type="time" office:time-value="PT1061436H10M00.000066496S" calcext:value-type="time">
            <text:p>12:10:00</text:p>
          </table:table-cell>
          <table:table-cell table:formula="of:=[.B794]/2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94" calcext:value-type="float">
            <text:p>294</text:p>
          </table:table-cell>
          <table:table-cell table:formula="of:=[.C794]+0.5/24" office:value-type="time" office:time-value="PT1061436H40M00.000066496S" calcext:value-type="time">
            <text:p>12:40:00</text:p>
          </table:table-cell>
          <table:table-cell table:formula="of:=[.B795]/2"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09" calcext:value-type="float">
            <text:p>109</text:p>
          </table:table-cell>
          <table:table-cell table:formula="of:=[.C795]+0.5/24" office:value-type="time" office:time-value="PT1061437H10M00.000066496S" calcext:value-type="time">
            <text:p>13:10:00</text:p>
          </table:table-cell>
          <table:table-cell table:formula="of:=[.B796]/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53" calcext:value-type="float">
            <text:p>53</text:p>
          </table:table-cell>
          <table:table-cell table:formula="of:=[.C796]+0.5/24" office:value-type="time" office:time-value="PT1061437H40M00.000066496S" calcext:value-type="time">
            <text:p>13:40:00</text:p>
          </table:table-cell>
          <table:table-cell table:formula="of:=[.B797]/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8" calcext:value-type="float">
            <text:p>58</text:p>
          </table:table-cell>
          <table:table-cell table:formula="of:=[.C797]+0.5/24" office:value-type="time" office:time-value="PT1061438H10M00.000066496S" calcext:value-type="time">
            <text:p>14:10:00</text:p>
          </table:table-cell>
          <table:table-cell table:formula="of:=[.B798]/2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13" calcext:value-type="float">
            <text:p>113</text:p>
          </table:table-cell>
          <table:table-cell table:formula="of:=[.C798]+0.5/24" office:value-type="time" office:time-value="PT1061438H40M00.000067335S" calcext:value-type="time">
            <text:p>14:40:00</text:p>
          </table:table-cell>
          <table:table-cell table:formula="of:=[.B799]/2" office:value-type="float" office:value="56.5" calcext:value-type="float">
            <text:p>56.5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table:formula="of:=[.C799]+0.5/24" office:value-type="time" office:time-value="PT1061439H10M00.000067335S" calcext:value-type="time">
            <text:p>15:10:00</text:p>
          </table:table-cell>
          <table:table-cell table:formula="of:=[.B800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70" calcext:value-type="float">
            <text:p>270</text:p>
          </table:table-cell>
          <table:table-cell table:formula="of:=[.C800]+0.5/24" office:value-type="time" office:time-value="PT1061439H40M00.000067335S" calcext:value-type="time">
            <text:p>15:40:00</text:p>
          </table:table-cell>
          <table:table-cell table:formula="of:=[.B801]/2" office:value-type="float" office:value="135" calcext:value-type="float">
            <text:p>135</text:p>
          </table:table-cell>
          <table:table-cell office:value-type="string" calcext:value-type="string">
            <text:p>Actually ~17:20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21" calcext:value-type="float">
            <text:p>121</text:p>
          </table:table-cell>
          <table:table-cell office:value-type="time" office:time-value="PT17H50M00S" calcext:value-type="time">
            <text:p>17:50:00</text:p>
          </table:table-cell>
          <table:table-cell table:formula="of:=[.B802]/2" office:value-type="float" office:value="60.5" calcext:value-type="float">
            <text:p>60.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17:35:37.066381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30T17:50:44.425159469</dc:date>
    <meta:editing-duration>PT10H1M54S</meta:editing-duration>
    <meta:editing-cycles>17</meta:editing-cycles>
    <meta:generator>LibreOffice/7.0.4.2$Linux_X86_64 LibreOffice_project/00$Build-2</meta:generator>
    <meta:document-statistic meta:table-count="1" meta:cell-count="321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1">
      <style:chart-properties chart:display-label="true" chart:logarithmic="false" chart:minimum="44209" chart:maximum="4422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022cm" svg:height="16.151cm" xlink:href=".." xlink:type="simple" chart:class="chart:scatter" chart:style-name="ch1">
        <chart:title svg:x="20.34cm" svg:y="0.459cm" chart:style-name="ch2">
          <text:p>Pump Run Time</text:p>
        </chart:title>
        <chart:plot-area chart:style-name="ch3" table:cell-range-address="20210114_1510.C3:20210114_1510.D801 20210114_1510.B1:20210114_1510.B1 20210114_1510.D2:20210114_1510.D2" chart:data-source-has-labels="row" svg:x="1.891cm" svg:y="1.561cm" svg:width="41.251cm" svg:height="13.286cm">
          <chart:coordinate-region svg:x="2.883cm" svg:y="1.76cm" svg:width="40.259cm" svg:height="12.44cm"/>
          <chart:axis chart:dimension="x" chart:name="primary-x" chart:style-name="ch4">
            <chart:title svg:x="22.102cm" svg:y="15.17cm" chart:style-name="ch5">
              <text:p>Time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10.576cm" chart:style-name="ch9">
              <text:p>On time for preceeding half hour</text:p>
            </chart:title>
            <chart:grid chart:style-name="ch6" chart:class="major"/>
          </chart:axis>
          <chart:series chart:style-name="ch10" chart:values-cell-range-address="20210114_1510.D3:20210114_1510.D801" chart:label-cell-address="20210114_1510.D2:20210114_1510.D2" chart:class="chart:scatter">
            <chart:domain table:cell-range-address="20210114_1510.C3:20210114_1510.C801 20210114_1510.B1:20210114_1510.B1"/>
            <chart:data-point chart:repeated="8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B</text:p>
              </table:table-cell>
              <table:table-cell office:value-type="string">
                <text:p>53</text:p>
                <draw:g>
                  <svg:desc>20210114_1510.D2:20210114_1510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209.7638888889">
                <text:p>44209.7638888889</text:p>
                <draw:g>
                  <svg:desc>20210114_1510.C3:20210114_1510.C801 20210114_1510.B1:20210114_1510.B1</svg:desc>
                </draw:g>
              </table:table-cell>
              <table:table-cell office:value-type="float" office:value="83">
                <text:p>83</text:p>
                <draw:g>
                  <svg:desc>20210114_1510.D3:20210114_1510.D8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209.7847222222">
                <text:p>44209.784722222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209.8055555556">
                <text:p>44209.80555555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209.8263888889">
                <text:p>44209.8263888889</text:p>
              </table:table-cell>
              <table:table-cell office:value-type="float" office:value="167.5">
                <text:p>16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209.8472222223">
                <text:p>44209.847222222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209.8680555556">
                <text:p>44209.8680555556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209.8888888889">
                <text:p>44209.888888888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209.9097222223">
                <text:p>44209.9097222223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209.9305555556">
                <text:p>44209.93055555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209.9513888889">
                <text:p>44209.95138888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209.9722222223">
                <text:p>44209.97222222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209.9930555556">
                <text:p>44209.9930555556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210.013888889">
                <text:p>44210.0138888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210.0347222223">
                <text:p>44210.034722222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210.1111111111">
                <text:p>44210.11111111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210.1319444445">
                <text:p>44210.13194444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210.1527777778">
                <text:p>44210.152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210.1736111111">
                <text:p>44210.1736111111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210.1944444445">
                <text:p>44210.19444444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210.2152777778">
                <text:p>44210.215277777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210.2361111111">
                <text:p>44210.23611111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210.2569444445">
                <text:p>44210.256944444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210.2777777778">
                <text:p>44210.27777777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210.2986111112">
                <text:p>44210.298611111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210.3194444445">
                <text:p>44210.3194444445</text:p>
              </table:table-cell>
              <table:table-cell office:value-type="float" office:value="1754.5">
                <text:p>175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210.3402777779">
                <text:p>44210.3402777779</text:p>
              </table:table-cell>
              <table:table-cell office:value-type="float" office:value="1728.5">
                <text:p>1728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210.3611111112">
                <text:p>44210.361111111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210.3819444445">
                <text:p>44210.38194444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210.4027777779">
                <text:p>44210.40277777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210.4236111112">
                <text:p>44210.4236111112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210.4444444446">
                <text:p>44210.44444444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210.4652777779">
                <text:p>44210.4652777779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210.4861111112">
                <text:p>44210.486111111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210.5069444446">
                <text:p>44210.5069444446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210.5277777779">
                <text:p>44210.5277777779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210.5486111112">
                <text:p>44210.5486111112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210.5694444446">
                <text:p>44210.5694444446</text:p>
              </table:table-cell>
              <table:table-cell office:value-type="float" office:value="543.5">
                <text:p>543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210.5902777779">
                <text:p>44210.5902777779</text:p>
              </table:table-cell>
              <table:table-cell office:value-type="float" office:value="155.5">
                <text:p>155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210.6111111113">
                <text:p>44210.611111111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210.6319444446">
                <text:p>44210.6319444446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210.652777778">
                <text:p>44210.65277777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210.6736111113">
                <text:p>44210.67361111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210.6944444446">
                <text:p>44210.694444444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210.715277778">
                <text:p>44210.71527777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210.7361111113">
                <text:p>44210.7361111113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210.7569444447">
                <text:p>44210.7569444447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210.777777778">
                <text:p>44210.777777778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210.7986111113">
                <text:p>44210.7986111113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210.8194444447">
                <text:p>44210.8194444447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210.840277778">
                <text:p>44210.840277778</text:p>
              </table:table-cell>
              <table:table-cell office:value-type="float" office:value="163.5">
                <text:p>163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210.8611111114">
                <text:p>44210.861111111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210.8819444447">
                <text:p>44210.881944444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210.902777778">
                <text:p>44210.902777778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210.9236111114">
                <text:p>44210.92361111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210.9444444447">
                <text:p>44210.9444444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210.9652777781">
                <text:p>44210.9652777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210.9861111114">
                <text:p>44210.98611111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211.0069444447">
                <text:p>44211.0069444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211.0277777781">
                <text:p>44211.0277777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211.0486111114">
                <text:p>44211.048611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211.0694444448">
                <text:p>44211.06944444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211.0902777781">
                <text:p>44211.09027777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211.1111111114">
                <text:p>44211.111111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211.1319444448">
                <text:p>44211.1319444448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211.1527777781">
                <text:p>44211.1527777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211.1736111115">
                <text:p>44211.173611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211.1944444448">
                <text:p>44211.19444444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211.2152777781">
                <text:p>44211.2152777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211.2361111115">
                <text:p>44211.236111111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211.2569444448">
                <text:p>44211.2569444448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211.2777777782">
                <text:p>44211.2777777782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211.2986111115">
                <text:p>44211.298611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211.3194444448">
                <text:p>44211.31944444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211.3402777782">
                <text:p>44211.340277778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211.3611111115">
                <text:p>44211.3611111115</text:p>
              </table:table-cell>
              <table:table-cell office:value-type="float" office:value="767.5">
                <text:p>767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211.3819444449">
                <text:p>44211.3819444449</text:p>
              </table:table-cell>
              <table:table-cell office:value-type="float" office:value="1757.5">
                <text:p>1757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211.4027777782">
                <text:p>44211.4027777782</text:p>
              </table:table-cell>
              <table:table-cell office:value-type="float" office:value="1309.5">
                <text:p>1309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211.4236111115">
                <text:p>44211.423611111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211.4444444449">
                <text:p>44211.4444444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211.4652777782">
                <text:p>44211.46527777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211.4861111116">
                <text:p>44211.4861111116</text:p>
              </table:table-cell>
              <table:table-cell office:value-type="float" office:value="130.5">
                <text:p>130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211.5069444449">
                <text:p>44211.5069444449</text:p>
              </table:table-cell>
              <table:table-cell office:value-type="float" office:value="591.5">
                <text:p>591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211.5277777782">
                <text:p>44211.5277777782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211.5486111116">
                <text:p>44211.5486111116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211.5694444449">
                <text:p>44211.5694444449</text:p>
              </table:table-cell>
              <table:table-cell office:value-type="float" office:value="606.5">
                <text:p>606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211.5902777783">
                <text:p>44211.5902777783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211.6111111116">
                <text:p>44211.6111111116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211.6319444449">
                <text:p>44211.6319444449</text:p>
              </table:table-cell>
              <table:table-cell office:value-type="float" office:value="620.5">
                <text:p>62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211.6527777783">
                <text:p>44211.6527777783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211.6736111116">
                <text:p>44211.6736111116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211.694444445">
                <text:p>44211.69444444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211.7152777783">
                <text:p>44211.7152777783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211.7361111116">
                <text:p>44211.7361111116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211.756944445">
                <text:p>44211.75694444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211.7777777783">
                <text:p>44211.777777778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211.7986111117">
                <text:p>44211.7986111117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211.819444445">
                <text:p>44211.8194444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211.8402777783">
                <text:p>44211.84027777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211.8611111117">
                <text:p>44211.8611111117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211.881944445">
                <text:p>44211.88194444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211.9027777784">
                <text:p>44211.9027777784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211.9236111117">
                <text:p>44211.9236111117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211.944444445">
                <text:p>44211.94444444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211.9652777784">
                <text:p>44211.9652777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211.9861111117">
                <text:p>44211.98611111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212.006944445">
                <text:p>44212.006944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212.0277777783">
                <text:p>44212.0277777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212.0486111117">
                <text:p>44212.04861111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212.069444445">
                <text:p>44212.069444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212.0902777783">
                <text:p>44212.0902777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212.1111111117">
                <text:p>44212.11111111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212.131944445">
                <text:p>44212.131944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212.1527777783">
                <text:p>44212.1527777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212.1736111116">
                <text:p>44212.173611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212.194444445">
                <text:p>44212.19444444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212.2152777783">
                <text:p>44212.2152777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212.2361111116">
                <text:p>44212.236111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212.256944445">
                <text:p>44212.256944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212.2777777783">
                <text:p>44212.27777777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212.2986111116">
                <text:p>44212.298611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212.319444445">
                <text:p>44212.3194444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212.3402777783">
                <text:p>44212.34027777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212.3611111116">
                <text:p>44212.3611111116</text:p>
              </table:table-cell>
              <table:table-cell office:value-type="float" office:value="1155.5">
                <text:p>1155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212.3819444449">
                <text:p>44212.3819444449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212.4027777783">
                <text:p>44212.4027777783</text:p>
              </table:table-cell>
              <table:table-cell office:value-type="float" office:value="1054.5">
                <text:p>1054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212.4236111116">
                <text:p>44212.423611111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212.4444444449">
                <text:p>44212.44444444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212.4652777783">
                <text:p>44212.46527777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212.4861111116">
                <text:p>44212.48611111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212.5069444449">
                <text:p>44212.5069444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212.5277777783">
                <text:p>44212.527777778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212.5486111116">
                <text:p>44212.548611111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212.5694444449">
                <text:p>44212.5694444449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12.5902777782">
                <text:p>44212.5902777782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212.6111111116">
                <text:p>44212.61111111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212.6319444449">
                <text:p>44212.631944444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212.6527777782">
                <text:p>44212.652777778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212.6736111116">
                <text:p>44212.6736111116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212.6944444449">
                <text:p>44212.694444444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212.7152777782">
                <text:p>44212.7152777782</text:p>
              </table:table-cell>
              <table:table-cell office:value-type="float" office:value="689.5">
                <text:p>689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212.7361111116">
                <text:p>44212.7361111116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212.7569444449">
                <text:p>44212.7569444449</text:p>
              </table:table-cell>
              <table:table-cell office:value-type="float" office:value="1459.5">
                <text:p>1459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212.7777777782">
                <text:p>44212.777777778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212.7986111116">
                <text:p>44212.7986111116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212.8194444449">
                <text:p>44212.8194444449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212.8402777782">
                <text:p>44212.8402777782</text:p>
              </table:table-cell>
              <table:table-cell office:value-type="float" office:value="1800.5">
                <text:p>1800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212.8611111115">
                <text:p>44212.861111111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212.8819444449">
                <text:p>44212.8819444449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212.9027777782">
                <text:p>44212.9027777782</text:p>
              </table:table-cell>
              <table:table-cell office:value-type="float" office:value="1800.5">
                <text:p>1800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212.9236111115">
                <text:p>44212.923611111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4212.9444444449">
                <text:p>44212.9444444449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212.9652777782">
                <text:p>44212.9652777782</text:p>
              </table:table-cell>
              <table:table-cell office:value-type="float" office:value="836.5">
                <text:p>836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4212.9861111115">
                <text:p>44212.986111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213.0069444448">
                <text:p>44213.0069444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4213.0277777782">
                <text:p>44213.027777778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213.0486111115">
                <text:p>44213.048611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213.0694444448">
                <text:p>44213.06944444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213.0902777782">
                <text:p>44213.0902777782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213.1111111115">
                <text:p>44213.111111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213.1319444448">
                <text:p>44213.1319444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213.1527777782">
                <text:p>44213.1527777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4213.1736111115">
                <text:p>44213.173611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213.1944444448">
                <text:p>44213.19444444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213.2152777781">
                <text:p>44213.2152777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213.2361111115">
                <text:p>44213.236111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213.2569444448">
                <text:p>44213.2569444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4213.2777777781">
                <text:p>44213.2777777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4213.2986111115">
                <text:p>44213.2986111115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213.3194444448">
                <text:p>44213.31944444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4213.3402777781">
                <text:p>44213.34027777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13.3611111115">
                <text:p>44213.361111111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213.3819444448">
                <text:p>44213.3819444448</text:p>
              </table:table-cell>
              <table:table-cell office:value-type="float" office:value="1470.5">
                <text:p>1470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213.4027777781">
                <text:p>44213.4027777781</text:p>
              </table:table-cell>
              <table:table-cell office:value-type="float" office:value="1408.5">
                <text:p>1408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213.4236111114">
                <text:p>44213.423611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213.4444444448">
                <text:p>44213.4444444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213.4652777781">
                <text:p>44213.465277778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213.4861111114">
                <text:p>44213.48611111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213.5069444448">
                <text:p>44213.50694444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4213.5277777781">
                <text:p>44213.5277777781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4213.5486111114">
                <text:p>44213.5486111114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4213.5694444448">
                <text:p>44213.5694444448</text:p>
              </table:table-cell>
              <table:table-cell office:value-type="float" office:value="305.5">
                <text:p>305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4213.5902777781">
                <text:p>44213.5902777781</text:p>
              </table:table-cell>
              <table:table-cell office:value-type="float" office:value="141.5">
                <text:p>141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4213.6111111114">
                <text:p>44213.611111111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4213.6319444448">
                <text:p>44213.631944444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4213.6527777781">
                <text:p>44213.652777778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4213.6736111115">
                <text:p>44213.673611111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4213.6944444448">
                <text:p>44213.694444444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4213.7152777781">
                <text:p>44213.7152777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4213.7361111115">
                <text:p>44213.73611111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4213.7569444448">
                <text:p>44213.7569444448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4213.7777777782">
                <text:p>44213.7777777782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4213.7986111115">
                <text:p>44213.7986111115</text:p>
              </table:table-cell>
              <table:table-cell office:value-type="float" office:value="274.5">
                <text:p>274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4213.8194444448">
                <text:p>44213.81944444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4213.8402777782">
                <text:p>44213.840277778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4213.8611111115">
                <text:p>44213.861111111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4213.8819444449">
                <text:p>44213.8819444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4213.9027777782">
                <text:p>44213.902777778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4213.9236111115">
                <text:p>44213.923611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4213.9444444449">
                <text:p>44213.9444444449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213.9652777782">
                <text:p>44213.9652777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213.9861111116">
                <text:p>44213.986111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214.0069444449">
                <text:p>44214.00694444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4214.0277777782">
                <text:p>44214.0277777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214.0486111116">
                <text:p>44214.048611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214.0694444449">
                <text:p>44214.06944444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214.0902777783">
                <text:p>44214.0902777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214.1111111116">
                <text:p>44214.111111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214.1319444449">
                <text:p>44214.1319444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4214.1527777783">
                <text:p>44214.15277777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4214.1736111116">
                <text:p>44214.173611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4214.194444445">
                <text:p>44214.194444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214.2152777783">
                <text:p>44214.2152777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214.2361111116">
                <text:p>44214.2361111116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214.256944445">
                <text:p>44214.256944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214.2777777783">
                <text:p>44214.2777777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214.2986111117">
                <text:p>44214.29861111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214.319444445">
                <text:p>44214.319444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214.3402777783">
                <text:p>44214.3402777783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214.3611111117">
                <text:p>44214.3611111117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214.381944445">
                <text:p>44214.381944445</text:p>
              </table:table-cell>
              <table:table-cell office:value-type="float" office:value="1467.5">
                <text:p>1467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14.4027777784">
                <text:p>44214.4027777784</text:p>
              </table:table-cell>
              <table:table-cell office:value-type="float" office:value="236.5">
                <text:p>236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214.4236111117">
                <text:p>44214.423611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214.444444445">
                <text:p>44214.444444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214.4652777784">
                <text:p>44214.4652777784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214.4861111117">
                <text:p>44214.48611111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4214.5069444451">
                <text:p>44214.506944445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4214.5277777784">
                <text:p>44214.5277777784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214.5486111117">
                <text:p>44214.54861111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4214.5694444451">
                <text:p>44214.56944444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4214.5902777784">
                <text:p>44214.5902777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4214.6111111118">
                <text:p>44214.61111111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4214.6319444451">
                <text:p>44214.6319444451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4214.6527777785">
                <text:p>44214.65277777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4214.6736111118">
                <text:p>44214.673611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4214.6944444451">
                <text:p>44214.6944444451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4214.7152777785">
                <text:p>44214.715277778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4214.7361111118">
                <text:p>44214.73611111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4214.7569444451">
                <text:p>44214.7569444451</text:p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4214.7777777785">
                <text:p>44214.777777778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4214.7986111118">
                <text:p>44214.7986111118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214.8194444452">
                <text:p>44214.819444445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4214.8402777785">
                <text:p>44214.840277778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4214.8611111118">
                <text:p>44214.8611111118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4214.8819444452">
                <text:p>44214.8819444452</text:p>
              </table:table-cell>
              <table:table-cell office:value-type="float" office:value="1800.5">
                <text:p>1800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214.9027777785">
                <text:p>44214.9027777785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214.9236111119">
                <text:p>44214.923611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214.9444444452">
                <text:p>44214.9444444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4214.9652777785">
                <text:p>44214.96527777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4214.9861111119">
                <text:p>44214.986111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4215.0069444452">
                <text:p>44215.0069444452</text:p>
              </table:table-cell>
              <table:table-cell office:value-type="float" office:value="147.5">
                <text:p>147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4215.0277777786">
                <text:p>44215.0277777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4215.0486111119">
                <text:p>44215.04861111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215.0694444452">
                <text:p>44215.0694444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215.0902777786">
                <text:p>44215.0902777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215.1111111119">
                <text:p>44215.111111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215.1319444453">
                <text:p>44215.131944445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4215.1527777786">
                <text:p>44215.1527777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4215.1736111119">
                <text:p>44215.173611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4215.1944444453">
                <text:p>44215.1944444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215.2152777786">
                <text:p>44215.21527777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215.236111112">
                <text:p>44215.23611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215.2569444453">
                <text:p>44215.2569444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215.2777777786">
                <text:p>44215.2777777786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215.298611112">
                <text:p>44215.2986111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215.3194444453">
                <text:p>44215.3194444453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215.3402777787">
                <text:p>44215.3402777787</text:p>
              </table:table-cell>
              <table:table-cell office:value-type="float" office:value="1772.5">
                <text:p>1772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215.361111112">
                <text:p>44215.361111112</text:p>
              </table:table-cell>
              <table:table-cell office:value-type="float" office:value="1398.5">
                <text:p>1398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215.3819444453">
                <text:p>44215.381944445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215.4027777787">
                <text:p>44215.4027777787</text:p>
              </table:table-cell>
              <table:table-cell office:value-type="float" office:value="701.5">
                <text:p>701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215.423611112">
                <text:p>44215.423611112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215.4444444454">
                <text:p>44215.4444444454</text:p>
              </table:table-cell>
              <table:table-cell office:value-type="float" office:value="519.5">
                <text:p>519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215.4652777787">
                <text:p>44215.46527777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215.486111112">
                <text:p>44215.4861111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215.5069444454">
                <text:p>44215.5069444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215.5277777787">
                <text:p>44215.5277777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215.5486111121">
                <text:p>44215.548611112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215.5694444454">
                <text:p>44215.569444445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215.5902777787">
                <text:p>44215.59027777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215.6111111121">
                <text:p>44215.6111111121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215.6319444454">
                <text:p>44215.6319444454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215.6527777788">
                <text:p>44215.6527777788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4215.6736111121">
                <text:p>44215.6736111121</text:p>
              </table:table-cell>
              <table:table-cell office:value-type="float" office:value="152.5">
                <text:p>152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4215.6944444454">
                <text:p>44215.6944444454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4215.7152777788">
                <text:p>44215.7152777788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215.7361111121">
                <text:p>44215.7361111121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4215.7569444455">
                <text:p>44215.7569444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4215.7777777788">
                <text:p>44215.777777778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215.7986111122">
                <text:p>44215.7986111122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215.8194444455">
                <text:p>44215.819444445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4215.8402777788">
                <text:p>44215.8402777788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215.8611111122">
                <text:p>44215.8611111122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4215.8819444455">
                <text:p>44215.881944445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215.9027777788">
                <text:p>44215.902777778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215.9236111122">
                <text:p>44215.92361111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215.9444444455">
                <text:p>44215.94444444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4215.9652777789">
                <text:p>44215.965277778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4215.9861111122">
                <text:p>44215.986111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4216.0069444455">
                <text:p>44216.0069444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216.0277777789">
                <text:p>44216.02777777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4216.0486111122">
                <text:p>44216.048611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4216.0694444456">
                <text:p>44216.06944444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4216.0902777789">
                <text:p>44216.090277778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4216.1111111122">
                <text:p>44216.111111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4216.1319444456">
                <text:p>44216.131944445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4216.1527777789">
                <text:p>44216.1527777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4216.1736111123">
                <text:p>44216.17361111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4216.1944444456">
                <text:p>44216.19444444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4216.2152777789">
                <text:p>44216.2152777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4216.2361111123">
                <text:p>44216.2361111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4216.2569444456">
                <text:p>44216.256944445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4216.277777779">
                <text:p>44216.27777777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4216.2986111123">
                <text:p>44216.2986111123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4216.3194444457">
                <text:p>44216.3194444457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4216.340277779">
                <text:p>44216.340277779</text:p>
              </table:table-cell>
              <table:table-cell office:value-type="float" office:value="335.5">
                <text:p>335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4216.3611111123">
                <text:p>44216.3611111123</text:p>
              </table:table-cell>
              <table:table-cell office:value-type="float" office:value="1642.5">
                <text:p>1642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4216.3819444457">
                <text:p>44216.3819444457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4216.402777779">
                <text:p>44216.40277777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4216.4236111123">
                <text:p>44216.423611112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4216.4444444457">
                <text:p>44216.4444444457</text:p>
              </table:table-cell>
              <table:table-cell office:value-type="float" office:value="790.5">
                <text:p>790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4216.465277779">
                <text:p>44216.465277779</text:p>
              </table:table-cell>
              <table:table-cell office:value-type="float" office:value="850.5">
                <text:p>850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4216.4861111124">
                <text:p>44216.4861111124</text:p>
              </table:table-cell>
              <table:table-cell office:value-type="float" office:value="800.5">
                <text:p>800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4216.5069444457">
                <text:p>44216.5069444457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4216.527777779">
                <text:p>44216.527777779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4216.5486111124">
                <text:p>44216.5486111124</text:p>
              </table:table-cell>
              <table:table-cell office:value-type="float" office:value="651.5">
                <text:p>651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4216.5694444457">
                <text:p>44216.56944444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4216.5902777791">
                <text:p>44216.5902777791</text:p>
              </table:table-cell>
              <table:table-cell office:value-type="float" office:value="271.5">
                <text:p>271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4216.6111111124">
                <text:p>44216.61111111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4216.6319444457">
                <text:p>44216.631944445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4216.6527777791">
                <text:p>44216.65277777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4216.6736111124">
                <text:p>44216.67361111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4216.6944444458">
                <text:p>44216.6944444458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4216.7152777791">
                <text:p>44216.7152777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4216.7361111124">
                <text:p>44216.73611111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4216.7569444458">
                <text:p>44216.7569444458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4216.7777777791">
                <text:p>44216.7777777791</text:p>
              </table:table-cell>
              <table:table-cell office:value-type="float" office:value="530.5">
                <text:p>530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216.7986111125">
                <text:p>44216.7986111125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216.8194444458">
                <text:p>44216.81944444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216.8402777791">
                <text:p>44216.84027777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216.8611111125">
                <text:p>44216.861111112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216.8819444458">
                <text:p>44216.88194444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216.9027777792">
                <text:p>44216.902777779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216.9236111125">
                <text:p>44216.923611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4216.9444444458">
                <text:p>44216.94444444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216.9652777792">
                <text:p>44216.9652777792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4216.9861111125">
                <text:p>44216.986111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217.0069444459">
                <text:p>44217.0069444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4217.0277777792">
                <text:p>44217.02777777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217.0486111125">
                <text:p>44217.048611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4217.0694444459">
                <text:p>44217.06944444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4217.0902777792">
                <text:p>44217.0902777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4217.1111111126">
                <text:p>44217.11111111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4217.1319444459">
                <text:p>44217.1319444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4217.1527777792">
                <text:p>44217.1527777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4217.1736111126">
                <text:p>44217.1736111126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4217.1944444459">
                <text:p>44217.1944444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4217.2152777793">
                <text:p>44217.2152777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4217.2361111126">
                <text:p>44217.2361111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4217.2569444459">
                <text:p>44217.2569444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4217.2777777793">
                <text:p>44217.27777777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4217.2986111126">
                <text:p>44217.2986111126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4217.319444446">
                <text:p>44217.3194444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4217.3402777793">
                <text:p>44217.34027777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4217.3611111126">
                <text:p>44217.3611111126</text:p>
              </table:table-cell>
              <table:table-cell office:value-type="float" office:value="1562.5">
                <text:p>1562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4217.381944446">
                <text:p>44217.381944446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4217.4027777793">
                <text:p>44217.4027777793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4217.4236111127">
                <text:p>44217.4236111127</text:p>
              </table:table-cell>
              <table:table-cell office:value-type="float" office:value="1530.5">
                <text:p>1530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4217.444444446">
                <text:p>44217.444444446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4217.4652777794">
                <text:p>44217.4652777794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4217.4861111127">
                <text:p>44217.486111112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4217.506944446">
                <text:p>44217.506944446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217.5277777794">
                <text:p>44217.52777777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217.5486111127">
                <text:p>44217.548611112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217.569444446">
                <text:p>44217.569444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217.5902777794">
                <text:p>44217.59027777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217.6111111127">
                <text:p>44217.6111111127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4217.6319444461">
                <text:p>44217.63194444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4217.6527777794">
                <text:p>44217.65277777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4217.6736111127">
                <text:p>44217.67361111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4217.6944444461">
                <text:p>44217.6944444461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4217.7152777794">
                <text:p>44217.7152777794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4217.7361111128">
                <text:p>44217.7361111128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4217.7569444461">
                <text:p>44217.7569444461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4217.7777777794">
                <text:p>44217.777777779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4217.7986111128">
                <text:p>44217.79861111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4217.8194444461">
                <text:p>44217.81944444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4217.8402777795">
                <text:p>44217.8402777795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4217.8611111128">
                <text:p>44217.8611111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4217.8819444461">
                <text:p>44217.881944446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4217.9027777795">
                <text:p>44217.90277777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4217.9236111128">
                <text:p>44217.9236111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4217.9444444462">
                <text:p>44217.94444444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4217.9652777795">
                <text:p>44217.96527777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217.9861111128">
                <text:p>44217.98611111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218.0069444462">
                <text:p>44218.00694444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4218.0277777795">
                <text:p>44218.0277777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4218.0486111129">
                <text:p>44218.048611112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4218.0694444462">
                <text:p>44218.0694444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4218.0902777795">
                <text:p>44218.090277779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4218.1111111129">
                <text:p>44218.1111111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218.1319444462">
                <text:p>44218.1319444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218.1527777796">
                <text:p>44218.152777779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4218.1736111129">
                <text:p>44218.1736111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4218.1944444462">
                <text:p>44218.1944444462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4218.2152777796">
                <text:p>44218.2152777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4218.2361111129">
                <text:p>44218.2361111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218.2569444463">
                <text:p>44218.2569444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4218.2777777796">
                <text:p>44218.277777779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4218.2986111129">
                <text:p>44218.298611112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4218.3194444463">
                <text:p>44218.3194444463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4218.3402777796">
                <text:p>44218.3402777796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4218.361111113">
                <text:p>44218.361111113</text:p>
              </table:table-cell>
              <table:table-cell office:value-type="float" office:value="523.5">
                <text:p>523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4218.3819444463">
                <text:p>44218.3819444463</text:p>
              </table:table-cell>
              <table:table-cell office:value-type="float" office:value="1714.5">
                <text:p>1714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4218.4027777796">
                <text:p>44218.4027777796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4218.423611113">
                <text:p>44218.423611113</text:p>
              </table:table-cell>
              <table:table-cell office:value-type="float" office:value="1756.5">
                <text:p>1756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4218.4444444463">
                <text:p>44218.4444444463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4218.4652777797">
                <text:p>44218.465277779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4218.486111113">
                <text:p>44218.486111113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4218.5069444463">
                <text:p>44218.5069444463</text:p>
              </table:table-cell>
              <table:table-cell office:value-type="float" office:value="717.5">
                <text:p>717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4218.5277777797">
                <text:p>44218.5277777797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4218.548611113">
                <text:p>44218.548611113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4218.5694444464">
                <text:p>44218.5694444464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4218.5902777797">
                <text:p>44218.5902777797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4218.6111111131">
                <text:p>44218.61111111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4218.6319444464">
                <text:p>44218.631944446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4218.6527777797">
                <text:p>44218.652777779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4218.6736111131">
                <text:p>44218.67361111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4218.6944444464">
                <text:p>44218.6944444464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4218.7152777797">
                <text:p>44218.7152777797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4218.7361111131">
                <text:p>44218.7361111131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4218.7569444464">
                <text:p>44218.75694444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4218.7777777798">
                <text:p>44218.777777779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4218.7986111131">
                <text:p>44218.7986111131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4218.8194444464">
                <text:p>44218.8194444464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4218.8402777798">
                <text:p>44218.840277779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4218.8611111131">
                <text:p>44218.861111113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4218.8819444465">
                <text:p>44218.881944446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218.9027777798">
                <text:p>44218.90277777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218.9236111131">
                <text:p>44218.9236111131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218.9444444465">
                <text:p>44218.944444446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218.9652777798">
                <text:p>44218.96527777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218.9861111132">
                <text:p>44218.986111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19.0069444465">
                <text:p>44219.006944446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19.0277777798">
                <text:p>44219.0277777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219.0486111132">
                <text:p>44219.048611113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219.0694444465">
                <text:p>44219.0694444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219.0902777799">
                <text:p>44219.0902777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219.1111111132">
                <text:p>44219.111111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219.1319444465">
                <text:p>44219.13194444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219.1527777799">
                <text:p>44219.1527777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219.1736111132">
                <text:p>44219.173611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219.1944444466">
                <text:p>44219.1944444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4219.2152777799">
                <text:p>44219.215277779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4219.2361111132">
                <text:p>44219.236111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4219.2569444466">
                <text:p>44219.2569444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4219.2777777799">
                <text:p>44219.277777779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4219.2986111133">
                <text:p>44219.2986111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4219.3194444466">
                <text:p>44219.3194444466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4219.3402777799">
                <text:p>44219.3402777799</text:p>
              </table:table-cell>
              <table:table-cell office:value-type="float" office:value="331.5">
                <text:p>331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4219.3611111133">
                <text:p>44219.3611111133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4219.3819444466">
                <text:p>44219.3819444466</text:p>
              </table:table-cell>
              <table:table-cell office:value-type="float" office:value="1752.5">
                <text:p>1752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4219.40277778">
                <text:p>44219.40277778</text:p>
              </table:table-cell>
              <table:table-cell office:value-type="float" office:value="1659.5">
                <text:p>1659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4219.4236111133">
                <text:p>44219.4236111133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4219.4444444466">
                <text:p>44219.4444444466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4219.46527778">
                <text:p>44219.46527778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4219.4861111133">
                <text:p>44219.4861111133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4219.5069444467">
                <text:p>44219.5069444467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4219.52777778">
                <text:p>44219.52777778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4219.5486111133">
                <text:p>44219.5486111133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4219.5694444467">
                <text:p>44219.5694444467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4219.59027778">
                <text:p>44219.59027778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4219.6111111134">
                <text:p>44219.611111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4219.6319444467">
                <text:p>44219.63194444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4219.65277778">
                <text:p>44219.65277778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4219.6736111134">
                <text:p>44219.67361111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4219.6944444467">
                <text:p>44219.69444444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4219.7152777801">
                <text:p>44219.71527778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4219.9444444444">
                <text:p>44219.9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4219.9652777778">
                <text:p>44219.965277777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4219.9861111111">
                <text:p>44219.986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4220.0069444445">
                <text:p>44220.0069444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4220.0277777778">
                <text:p>44220.027777777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4220.0486111111">
                <text:p>44220.0486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4220.0694444445">
                <text:p>44220.0694444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4220.0902777778">
                <text:p>44220.0902777778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4220.1111111111">
                <text:p>44220.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4220.1319444445">
                <text:p>44220.1319444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4220.1527777778">
                <text:p>44220.1527777778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4220.1736111111">
                <text:p>44220.1736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4220.1944444445">
                <text:p>44220.19444444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4220.2152777778">
                <text:p>44220.2152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4220.2361111112">
                <text:p>44220.236111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4220.2569444445">
                <text:p>44220.2569444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4220.2777777778">
                <text:p>44220.27777777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4220.2986111112">
                <text:p>44220.29861111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4220.3194444445">
                <text:p>44220.3194444445</text:p>
              </table:table-cell>
              <table:table-cell office:value-type="float" office:value="1105.5">
                <text:p>1105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4220.3402777778">
                <text:p>44220.3402777778</text:p>
              </table:table-cell>
              <table:table-cell office:value-type="float" office:value="1742.5">
                <text:p>1742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4220.3611111112">
                <text:p>44220.36111111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4220.3819444445">
                <text:p>44220.38194444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4220.4027777778">
                <text:p>44220.402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4220.4236111112">
                <text:p>44220.423611111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4220.4444444445">
                <text:p>44220.444444444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4220.4652777778">
                <text:p>44220.46527777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4220.4861111112">
                <text:p>44220.48611111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4220.5069444445">
                <text:p>44220.5069444445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4220.5277777778">
                <text:p>44220.527777777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4220.5486111112">
                <text:p>44220.5486111112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4220.5694444445">
                <text:p>44220.5694444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4220.5902777779">
                <text:p>44220.590277777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4220.6111111112">
                <text:p>44220.611111111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4220.6319444445">
                <text:p>44220.631944444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4220.6527777779">
                <text:p>44220.6527777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4220.6736111112">
                <text:p>44220.6736111112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4220.6944444445">
                <text:p>44220.69444444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4220.7152777779">
                <text:p>44220.71527777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4220.7361111112">
                <text:p>44220.73611111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4220.7569444445">
                <text:p>44220.7569444445</text:p>
              </table:table-cell>
              <table:table-cell office:value-type="float" office:value="321.5">
                <text:p>321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4220.7777777779">
                <text:p>44220.7777777779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4220.7986111112">
                <text:p>44220.7986111112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4220.8194444445">
                <text:p>44220.81944444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4220.8402777779">
                <text:p>44220.84027777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4220.8611111112">
                <text:p>44220.8611111112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4220.8819444446">
                <text:p>44220.88194444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4220.9027777779">
                <text:p>44220.9027777779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4220.9236111112">
                <text:p>44220.9236111112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4220.9444444446">
                <text:p>44220.944444444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4220.9652777779">
                <text:p>44220.9652777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4220.9861111112">
                <text:p>44220.9861111112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4221.0069444446">
                <text:p>44221.0069444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4221.0277777779">
                <text:p>44221.0277777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4221.0486111112">
                <text:p>44221.048611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4221.0694444446">
                <text:p>44221.069444444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4221.0902777779">
                <text:p>44221.0902777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4221.1111111113">
                <text:p>44221.1111111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4221.1319444446">
                <text:p>44221.1319444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4221.1527777779">
                <text:p>44221.1527777779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4221.1736111113">
                <text:p>44221.1736111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4221.1944444446">
                <text:p>44221.1944444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4221.2152777779">
                <text:p>44221.2152777779</text:p>
              </table:table-cell>
              <table:table-cell office:value-type="float" office:value="116.5">
                <text:p>116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4221.2361111113">
                <text:p>44221.2361111113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4221.2569444446">
                <text:p>44221.2569444446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4221.2777777779">
                <text:p>44221.2777777779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4221.2986111113">
                <text:p>44221.2986111113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4221.3194444446">
                <text:p>44221.3194444446</text:p>
              </table:table-cell>
              <table:table-cell office:value-type="float" office:value="1038.5">
                <text:p>1038.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4221.3402777779">
                <text:p>44221.3402777779</text:p>
              </table:table-cell>
              <table:table-cell office:value-type="float" office:value="1724.5">
                <text:p>1724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4221.3611111113">
                <text:p>44221.3611111113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4221.3819444446">
                <text:p>44221.3819444446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4221.402777778">
                <text:p>44221.402777778</text:p>
              </table:table-cell>
              <table:table-cell office:value-type="float" office:value="242.5">
                <text:p>242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4221.4236111113">
                <text:p>44221.4236111113</text:p>
              </table:table-cell>
              <table:table-cell office:value-type="float" office:value="1400.5">
                <text:p>1400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4221.4444444446">
                <text:p>44221.4444444446</text:p>
              </table:table-cell>
              <table:table-cell office:value-type="float" office:value="1798.5">
                <text:p>1798.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4221.465277778">
                <text:p>44221.46527777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4221.4861111113">
                <text:p>44221.4861111113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4221.5069444446">
                <text:p>44221.50694444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4221.527777778">
                <text:p>44221.52777777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4221.5486111113">
                <text:p>44221.5486111113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4221.5694444446">
                <text:p>44221.5694444446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4221.590277778">
                <text:p>44221.59027777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4221.6111111113">
                <text:p>44221.611111111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4221.6319444446">
                <text:p>44221.6319444446</text:p>
              </table:table-cell>
              <table:table-cell office:value-type="float" office:value="255.5">
                <text:p>255.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4221.652777778">
                <text:p>44221.65277777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4221.6736111113">
                <text:p>44221.6736111113</text:p>
              </table:table-cell>
              <table:table-cell office:value-type="float" office:value="130.5">
                <text:p>130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4221.6944444446">
                <text:p>44221.694444444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4221.715277778">
                <text:p>44221.715277778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4221.7361111113">
                <text:p>44221.736111111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4221.7569444447">
                <text:p>44221.756944444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4221.777777778">
                <text:p>44221.77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4221.7986111113">
                <text:p>44221.79861111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4221.8194444447">
                <text:p>44221.8194444447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4221.840277778">
                <text:p>44221.8402777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4221.8611111113">
                <text:p>44221.86111111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4221.8819444447">
                <text:p>44221.8819444447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4221.902777778">
                <text:p>44221.902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4221.9236111114">
                <text:p>44221.92361111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4221.9444444447">
                <text:p>44221.9444444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4221.965277778">
                <text:p>44221.965277778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4221.9861111114">
                <text:p>44221.986111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4222.0069444447">
                <text:p>44222.0069444447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4222.027777778">
                <text:p>44222.02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4222.0486111114">
                <text:p>44222.04861111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4222.0694444447">
                <text:p>44222.0694444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4222.090277778">
                <text:p>44222.0902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4222.1111111114">
                <text:p>44222.111111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4222.1319444447">
                <text:p>44222.13194444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4222.152777778">
                <text:p>44222.152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4222.1736111114">
                <text:p>44222.173611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4222.1944444447">
                <text:p>44222.1944444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4222.215277778">
                <text:p>44222.2152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4222.2361111114">
                <text:p>44222.236111111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4222.2569444447">
                <text:p>44222.2569444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4222.2777777781">
                <text:p>44222.2777777781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4222.2986111114">
                <text:p>44222.2986111114</text:p>
              </table:table-cell>
              <table:table-cell office:value-type="float" office:value="366.5">
                <text:p>366.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4222.3194444447">
                <text:p>44222.31944444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4222.3402777781">
                <text:p>44222.3402777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4222.3611111114">
                <text:p>44222.361111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4222.3819444447">
                <text:p>44222.38194444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4222.4027777781">
                <text:p>44222.4027777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4222.4236111114">
                <text:p>44222.423611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4222.4444444447">
                <text:p>44222.444444444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4222.4652777781">
                <text:p>44222.4652777781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4222.4861111114">
                <text:p>44222.4861111114</text:p>
              </table:table-cell>
              <table:table-cell office:value-type="float" office:value="178.5">
                <text:p>178.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4222.5069444447">
                <text:p>44222.5069444447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4222.5277777781">
                <text:p>44222.5277777781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4222.5486111114">
                <text:p>44222.54861111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4222.5694444448">
                <text:p>44222.56944444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4222.5902777781">
                <text:p>44222.59027777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4222.6111111114">
                <text:p>44222.611111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4222.6319444448">
                <text:p>44222.6319444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4222.6527777781">
                <text:p>44222.65277777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4222.6736111114">
                <text:p>44222.673611111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4222.6944444448">
                <text:p>44222.69444444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4222.7152777781">
                <text:p>44222.7152777781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4222.7361111114">
                <text:p>44222.73611111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4222.7569444448">
                <text:p>44222.7569444448</text:p>
              </table:table-cell>
              <table:table-cell office:value-type="float" office:value="673.5">
                <text:p>673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4222.7777777781">
                <text:p>44222.7777777781</text:p>
              </table:table-cell>
              <table:table-cell office:value-type="float" office:value="269.5">
                <text:p>269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4222.7986111115">
                <text:p>44222.79861111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4222.8194444448">
                <text:p>44222.81944444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4222.8402777781">
                <text:p>44222.8402777781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4222.8611111115">
                <text:p>44222.86111111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4222.8819444448">
                <text:p>44222.88194444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4222.9027777781">
                <text:p>44222.9027777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4222.9236111115">
                <text:p>44222.923611111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4222.9444444448">
                <text:p>44222.9444444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4222.9652777781">
                <text:p>44222.9652777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4222.9861111115">
                <text:p>44222.986111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4223.0069444448">
                <text:p>44223.0069444448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4223.0277777781">
                <text:p>44223.0277777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4223.0486111115">
                <text:p>44223.048611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4223.0694444448">
                <text:p>44223.0694444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4223.0902777781">
                <text:p>44223.0902777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4223.1111111115">
                <text:p>44223.111111111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4223.1319444448">
                <text:p>44223.1319444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4223.1527777782">
                <text:p>44223.1527777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4223.1736111115">
                <text:p>44223.173611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4223.1944444448">
                <text:p>44223.1944444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4223.2152777782">
                <text:p>44223.2152777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4223.2361111115">
                <text:p>44223.236111111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4223.2569444448">
                <text:p>44223.2569444448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4223.2777777782">
                <text:p>44223.2777777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4223.2986111115">
                <text:p>44223.2986111115</text:p>
              </table:table-cell>
              <table:table-cell office:value-type="float" office:value="1566.5">
                <text:p>1566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4223.3194444448">
                <text:p>44223.3194444448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4223.3402777782">
                <text:p>44223.3402777782</text:p>
              </table:table-cell>
              <table:table-cell office:value-type="float" office:value="1203.5">
                <text:p>1203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4223.3611111115">
                <text:p>44223.361111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4223.3819444448">
                <text:p>44223.3819444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4223.4027777782">
                <text:p>44223.402777778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4223.4236111115">
                <text:p>44223.423611111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4223.4444444449">
                <text:p>44223.44444444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4223.4652777782">
                <text:p>44223.465277778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4223.4861111115">
                <text:p>44223.48611111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4223.5069444449">
                <text:p>44223.50694444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4223.5277777782">
                <text:p>44223.5277777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4223.5486111115">
                <text:p>44223.548611111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4223.5694444449">
                <text:p>44223.5694444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4223.5902777782">
                <text:p>44223.59027777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4223.6111111115">
                <text:p>44223.61111111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4223.6319444449">
                <text:p>44223.63194444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4223.6527777782">
                <text:p>44223.6527777782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4223.6736111116">
                <text:p>44223.673611111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4223.6944444449">
                <text:p>44223.6944444449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4223.7152777782">
                <text:p>44223.71527777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4223.7361111116">
                <text:p>44223.73611111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4223.7569444449">
                <text:p>44223.7569444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4223.7777777782">
                <text:p>44223.77777777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4223.7986111116">
                <text:p>44223.798611111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4223.8194444449">
                <text:p>44223.8194444449</text:p>
              </table:table-cell>
              <table:table-cell office:value-type="float" office:value="125.5">
                <text:p>125.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4223.8402777782">
                <text:p>44223.840277778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4223.8611111116">
                <text:p>44223.861111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4223.8819444449">
                <text:p>44223.8819444449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4223.9027777782">
                <text:p>44223.90277777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4223.9236111116">
                <text:p>44223.923611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4223.9444444449">
                <text:p>44223.9444444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4223.9652777783">
                <text:p>44223.96527777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4223.9861111116">
                <text:p>44223.986111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4224.0069444449">
                <text:p>44224.006944444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4224.0277777783">
                <text:p>44224.0277777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4224.0486111116">
                <text:p>44224.0486111116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4224.0694444449">
                <text:p>44224.069444444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4224.0902777783">
                <text:p>44224.0902777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4224.1111111116">
                <text:p>44224.111111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4224.1319444449">
                <text:p>44224.1319444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4224.1527777783">
                <text:p>44224.1527777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4224.1736111116">
                <text:p>44224.173611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4224.1944444449">
                <text:p>44224.19444444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4224.2152777783">
                <text:p>44224.2152777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4224.2361111116">
                <text:p>44224.236111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4224.2569444449">
                <text:p>44224.256944444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4224.2777777783">
                <text:p>44224.277777778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4224.2986111116">
                <text:p>44224.2986111116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4224.319444445">
                <text:p>44224.319444445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4224.3402777783">
                <text:p>44224.3402777783</text:p>
              </table:table-cell>
              <table:table-cell office:value-type="float" office:value="475.5">
                <text:p>475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4224.3611111116">
                <text:p>44224.361111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4224.381944445">
                <text:p>44224.38194444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4224.4027777783">
                <text:p>44224.4027777783</text:p>
              </table:table-cell>
              <table:table-cell office:value-type="float" office:value="293.5">
                <text:p>293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4224.4236111116">
                <text:p>44224.423611111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4224.444444445">
                <text:p>44224.444444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4224.4652777783">
                <text:p>44224.4652777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4224.4861111116">
                <text:p>44224.48611111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4224.506944445">
                <text:p>44224.50694444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4224.5277777783">
                <text:p>44224.527777778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4224.5486111117">
                <text:p>44224.54861111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4224.569444445">
                <text:p>44224.569444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4224.5902777783">
                <text:p>44224.5902777783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4224.6111111117">
                <text:p>44224.611111111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4224.631944445">
                <text:p>44224.63194444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4224.6527777783">
                <text:p>44224.6527777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4224.6736111117">
                <text:p>44224.673611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4224.694444445">
                <text:p>44224.69444444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4224.7152777783">
                <text:p>44224.7152777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4224.7361111117">
                <text:p>44224.736111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4224.756944445">
                <text:p>44224.756944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4224.7777777783">
                <text:p>44224.7777777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4224.7986111117">
                <text:p>44224.79861111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4224.819444445">
                <text:p>44224.81944444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4224.8402777784">
                <text:p>44224.8402777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4224.8611111117">
                <text:p>44224.86111111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4224.881944445">
                <text:p>44224.881944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4224.9027777784">
                <text:p>44224.902777778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4224.9236111117">
                <text:p>44224.9236111117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4224.944444445">
                <text:p>44224.9444444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4224.9652777784">
                <text:p>44224.9652777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4224.9861111117">
                <text:p>44224.986111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4225.006944445">
                <text:p>44225.00694444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4225.0277777784">
                <text:p>44225.0277777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4225.0486111117">
                <text:p>44225.048611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4225.069444445">
                <text:p>44225.06944444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4225.0902777784">
                <text:p>44225.0902777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4225.1111111117">
                <text:p>44225.111111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4225.1319444451">
                <text:p>44225.1319444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4225.1527777784">
                <text:p>44225.1527777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4225.1736111117">
                <text:p>44225.173611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4225.1944444451">
                <text:p>44225.1944444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4225.2152777784">
                <text:p>44225.2152777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4225.2361111117">
                <text:p>44225.236111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4225.2569444451">
                <text:p>44225.2569444451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4225.2777777784">
                <text:p>44225.2777777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4225.2986111117">
                <text:p>44225.29861111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4225.3194444451">
                <text:p>44225.319444445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4225.3402777784">
                <text:p>44225.3402777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4225.3611111117">
                <text:p>44225.361111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4225.3819444451">
                <text:p>44225.3819444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4225.4027777784">
                <text:p>44225.4027777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4225.4236111118">
                <text:p>44225.4236111118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4225.4444444451">
                <text:p>44225.444444445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4225.4652777784">
                <text:p>44225.465277778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4225.4861111118">
                <text:p>44225.486111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4225.5069444451">
                <text:p>44225.5069444451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4225.5277777784">
                <text:p>44225.5277777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4225.5486111118">
                <text:p>44225.548611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4225.5694444451">
                <text:p>44225.5694444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4225.5902777784">
                <text:p>44225.590277778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4225.6111111118">
                <text:p>44225.61111111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4225.6319444451">
                <text:p>44225.631944445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4225.6527777784">
                <text:p>44225.6527777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4225.6736111118">
                <text:p>44225.6736111118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4225.6944444451">
                <text:p>44225.6944444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4225.7152777785">
                <text:p>44225.7152777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4225.7361111118">
                <text:p>44225.7361111118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4225.7569444451">
                <text:p>44225.7569444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4225.7777777785">
                <text:p>44225.7777777785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4225.7986111118">
                <text:p>44225.79861111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4225.8194444451">
                <text:p>44225.8194444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4225.8402777785">
                <text:p>44225.8402777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4225.8611111118">
                <text:p>44225.8611111118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4225.8819444451">
                <text:p>44225.8819444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4225.9027777785">
                <text:p>44225.9027777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4225.9236111118">
                <text:p>44225.923611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4225.9444444451">
                <text:p>44225.9444444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4225.9652777785">
                <text:p>44225.9652777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4225.9861111118">
                <text:p>44225.98611111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4226.0069444452">
                <text:p>44226.00694444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4226.0277777785">
                <text:p>44226.0277777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4226.0486111118">
                <text:p>44226.048611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4226.0694444452">
                <text:p>44226.0694444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4226.0902777785">
                <text:p>44226.0902777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4226.1111111118">
                <text:p>44226.111111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4226.1319444452">
                <text:p>44226.1319444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4226.1527777785">
                <text:p>44226.1527777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4226.1736111118">
                <text:p>44226.173611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4226.1944444452">
                <text:p>44226.1944444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4226.2152777785">
                <text:p>44226.21527777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4226.2361111118">
                <text:p>44226.236111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4226.2569444452">
                <text:p>44226.25694444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4226.2777777785">
                <text:p>44226.277777778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4226.2986111119">
                <text:p>44226.29861111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4226.3194444452">
                <text:p>44226.319444445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4226.3402777785">
                <text:p>44226.340277778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4226.3611111119">
                <text:p>44226.361111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4226.3819444452">
                <text:p>44226.3819444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4226.4027777785">
                <text:p>44226.402777778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4226.4236111119">
                <text:p>44226.423611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4226.4444444452">
                <text:p>44226.4444444452</text:p>
              </table:table-cell>
              <table:table-cell office:value-type="float" office:value="171.5">
                <text:p>171.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4226.4652777785">
                <text:p>44226.46527777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4226.4861111119">
                <text:p>44226.4861111119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4226.5069444452">
                <text:p>44226.5069444452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4226.5277777786">
                <text:p>44226.527777778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4226.5486111119">
                <text:p>44226.5486111119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4226.5694444452">
                <text:p>44226.5694444452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4226.5902777786">
                <text:p>44226.59027777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4226.6111111119">
                <text:p>44226.6111111119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4226.6319444452">
                <text:p>44226.6319444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4226.6527777786">
                <text:p>44226.652777778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6.703cm" svg:height="14.037cm" xlink:href=".." xlink:type="simple" chart:class="chart:bar" chart:style-name="ch1">
        <chart:plot-area chart:style-name="ch2" table:cell-range-address="20210114_1510.C1:20210114_1510.C1 20210114_1510.D2:20210114_1510.D801" chart:data-source-has-labels="row" svg:x="0.934cm" svg:y="0.28cm" svg:width="44.835cm" svg:height="13.477cm">
          <chart:coordinate-region svg:x="1.926cm" svg:y="0.401cm" svg:width="43.843cm" svg:height="12.35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20210114_1510.D2:20210114_1510.D801" chart:label-cell-address="20210114_1510.C1:20210114_1510.C1" chart:class="chart:bar">
            <chart:data-point chart:repeated="8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iod ending time</text:p>
                <draw:g>
                  <svg:desc>20210114_1510.C1:20210114_151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">
                <text:p>53</text:p>
                <draw:g>
                  <svg:desc>20210114_1510.D2:20210114_1510.D8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7.5">
                <text:p>16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54.5">
                <text:p>1754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28.5">
                <text:p>1728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3.5">
                <text:p>543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5.5">
                <text:p>155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3.5">
                <text:p>163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7.5">
                <text:p>767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57.5">
                <text:p>1757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09.5">
                <text:p>1309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0.5">
                <text:p>130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91.5">
                <text:p>591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6.5">
                <text:p>606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20.5">
                <text:p>62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55.5">
                <text:p>1155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54.5">
                <text:p>1054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89.5">
                <text:p>689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9.5">
                <text:p>1459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00.5">
                <text:p>1800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00.5">
                <text:p>1800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36.5">
                <text:p>836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70.5">
                <text:p>1470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08.5">
                <text:p>1408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5.5">
                <text:p>305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1.5">
                <text:p>141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4.5">
                <text:p>274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67.5">
                <text:p>1467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.5">
                <text:p>236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00.5">
                <text:p>1800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7.5">
                <text:p>147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72.5">
                <text:p>1772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98.5">
                <text:p>1398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01.5">
                <text:p>701.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19.5">
                <text:p>519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2.5">
                <text:p>152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5.5">
                <text:p>335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42.5">
                <text:p>1642.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90.5">
                <text:p>790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50.5">
                <text:p>850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0.5">
                <text:p>800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1.5">
                <text:p>651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71.5">
                <text:p>271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30.5">
                <text:p>530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62.5">
                <text:p>1562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30.5">
                <text:p>1530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23.5">
                <text:p>523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714.5">
                <text:p>1714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756.5">
                <text:p>1756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17.5">
                <text:p>717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31.5">
                <text:p>331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52.5">
                <text:p>1752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659.5">
                <text:p>1659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05.5">
                <text:p>1105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42.5">
                <text:p>1742.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21.5">
                <text:p>321.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6.5">
                <text:p>116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38.5">
                <text:p>1038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24.5">
                <text:p>1724.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42.5">
                <text:p>242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00.5">
                <text:p>1400.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98.5">
                <text:p>1798.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55.5">
                <text:p>255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0.5">
                <text:p>130.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66.5">
                <text:p>366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78.5">
                <text:p>178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73.5">
                <text:p>673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69.5">
                <text:p>269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566.5">
                <text:p>1566.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03.5">
                <text:p>1203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5.5">
                <text:p>125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75.5">
                <text:p>475.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93.5">
                <text:p>293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71.5">
                <text:p>171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35">
                <text:p>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